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ource 1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Source 2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Source 3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AVERAGED</text:p>
          </table:table-cell>
          <table:covered-table-cell table:number-columns-repeated="3" table:style-name="ce3"/>
        </table:table-row>
        <table:table-row table:style-name="ro1"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</table:table-row>
        <table:table-row table:style-name="ro1">
          <table:table-cell office:value-type="float" office:value="9.6552" calcext:value-type="float">
            <text:p>9.6552</text:p>
          </table:table-cell>
          <table:table-cell table:formula="of:=[.A3]/[.$A$3]" office:value-type="float" office:value="1" calcext:value-type="float">
            <text:p>1</text:p>
          </table:table-cell>
          <table:table-cell office:value-type="float" office:value="9.6749" calcext:value-type="float">
            <text:p>9.6749</text:p>
          </table:table-cell>
          <table:table-cell table:formula="of:=[.C3]/[.$C$3]" office:value-type="float" office:value="1" calcext:value-type="float">
            <text:p>1</text:p>
          </table:table-cell>
          <table:table-cell office:value-type="float" office:value="9.6478" calcext:value-type="float">
            <text:p>9.6478</text:p>
          </table:table-cell>
          <table:table-cell table:formula="of:=[.E3]/[.$E$3]" office:value-type="float" office:value="1" calcext:value-type="float">
            <text:p>1</text:p>
          </table:table-cell>
          <table:table-cell office:value-type="float" office:value="9.6677" calcext:value-type="float">
            <text:p>9.6677</text:p>
          </table:table-cell>
          <table:table-cell table:formula="of:=[.G3]/[.$G$3]" office:value-type="float" office:value="1" calcext:value-type="float">
            <text:p>1</text:p>
          </table:table-cell>
          <table:table-cell office:value-type="float" office:value="9.664" calcext:value-type="float">
            <text:p>9.664</text:p>
          </table:table-cell>
          <table:table-cell table:formula="of:=[.I3]/[.$I$3]" office:value-type="float" office:value="1" calcext:value-type="float">
            <text:p>1</text:p>
          </table:table-cell>
          <table:table-cell office:value-type="float" office:value="9.6835" calcext:value-type="float">
            <text:p>9.6835</text:p>
          </table:table-cell>
          <table:table-cell table:formula="of:=[.K3]/[.$K$3]" office:value-type="float" office:value="1" calcext:value-type="float">
            <text:p>1</text:p>
          </table:table-cell>
          <table:table-cell table:formula="of:=AVERAGE([.A3];[.E3];[.I3])" office:value-type="float" office:value="9.65566666666667" calcext:value-type="float">
            <text:p>9.65566666666667</text:p>
          </table:table-cell>
          <table:table-cell table:formula="of:=AVERAGE([.B3];[.F3];[.J3])" office:value-type="float" office:value="1" calcext:value-type="float">
            <text:p>1</text:p>
          </table:table-cell>
          <table:table-cell table:formula="of:=AVERAGE([.C3];[.G3];[.K3])" office:value-type="float" office:value="9.67536666666667" calcext:value-type="float">
            <text:p>9.67536666666667</text:p>
          </table:table-cell>
          <table:table-cell table:formula="of:=AVERAGE([.D3];[.H3];[.L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408" calcext:value-type="float">
            <text:p>9.6408</text:p>
          </table:table-cell>
          <table:table-cell table:formula="of:=[.A4]/[.$A$3]" office:value-type="float" office:value="0.998508575689784" calcext:value-type="float">
            <text:p>0.998508575689784</text:p>
          </table:table-cell>
          <table:table-cell office:value-type="float" office:value="9.6613" calcext:value-type="float">
            <text:p>9.6613</text:p>
          </table:table-cell>
          <table:table-cell table:formula="of:=[.C4]/[.$C$3]" office:value-type="float" office:value="0.998594300716286" calcext:value-type="float">
            <text:p>0.998594300716286</text:p>
          </table:table-cell>
          <table:table-cell office:value-type="float" office:value="9.6331" calcext:value-type="float">
            <text:p>9.6331</text:p>
          </table:table-cell>
          <table:table-cell table:formula="of:=[.E4]/[.$E$3]" office:value-type="float" office:value="0.998476336574141" calcext:value-type="float">
            <text:p>0.998476336574141</text:p>
          </table:table-cell>
          <table:table-cell office:value-type="float" office:value="9.6537" calcext:value-type="float">
            <text:p>9.6537</text:p>
          </table:table-cell>
          <table:table-cell table:formula="of:=[.G4]/[.$G$3]" office:value-type="float" office:value="0.998551878937079" calcext:value-type="float">
            <text:p>0.998551878937079</text:p>
          </table:table-cell>
          <table:table-cell office:value-type="float" office:value="9.6502" calcext:value-type="float">
            <text:p>9.6502</text:p>
          </table:table-cell>
          <table:table-cell table:formula="of:=[.I4]/[.$I$3]" office:value-type="float" office:value="0.99857201986755" calcext:value-type="float">
            <text:p>0.99857201986755</text:p>
          </table:table-cell>
          <table:table-cell office:value-type="float" office:value="9.6705" calcext:value-type="float">
            <text:p>9.6705</text:p>
          </table:table-cell>
          <table:table-cell table:formula="of:=[.K4]/[.$K$3]" office:value-type="float" office:value="0.998657510197759" calcext:value-type="float">
            <text:p>0.998657510197759</text:p>
          </table:table-cell>
          <table:table-cell table:formula="of:=AVERAGE([.A4];[.E4];[.I4])" office:value-type="float" office:value="9.64136666666667" calcext:value-type="float">
            <text:p>9.64136666666667</text:p>
          </table:table-cell>
          <table:table-cell table:formula="of:=AVERAGE([.B4];[.F4];[.J4])" office:value-type="float" office:value="0.998518977377158" calcext:value-type="float">
            <text:p>0.998518977377158</text:p>
          </table:table-cell>
          <table:table-cell table:formula="of:=AVERAGE([.C4];[.G4];[.K4])" office:value-type="float" office:value="9.66183333333333" calcext:value-type="float">
            <text:p>9.66183333333333</text:p>
          </table:table-cell>
          <table:table-cell table:formula="of:=AVERAGE([.D4];[.H4];[.L4])" office:value-type="float" office:value="0.998601229950375" calcext:value-type="float">
            <text:p>0.998601229950375</text:p>
          </table:table-cell>
        </table:table-row>
        <table:table-row table:style-name="ro1">
          <table:table-cell office:value-type="float" office:value="9.626" calcext:value-type="float">
            <text:p>9.626</text:p>
          </table:table-cell>
          <table:table-cell table:formula="of:=[.A5]/[.$A$3]" office:value-type="float" office:value="0.996975722926506" calcext:value-type="float">
            <text:p>0.996975722926506</text:p>
          </table:table-cell>
          <table:table-cell office:value-type="float" office:value="9.6473" calcext:value-type="float">
            <text:p>9.6473</text:p>
          </table:table-cell>
          <table:table-cell table:formula="of:=[.C5]/[.$C$3]" office:value-type="float" office:value="0.997147257335993" calcext:value-type="float">
            <text:p>0.997147257335993</text:p>
          </table:table-cell>
          <table:table-cell office:value-type="float" office:value="9.6178" calcext:value-type="float">
            <text:p>9.6178</text:p>
          </table:table-cell>
          <table:table-cell table:formula="of:=[.E5]/[.$E$3]" office:value-type="float" office:value="0.99689048280437" calcext:value-type="float">
            <text:p>0.99689048280437</text:p>
          </table:table-cell>
          <table:table-cell office:value-type="float" office:value="9.6392" calcext:value-type="float">
            <text:p>9.6392</text:p>
          </table:table-cell>
          <table:table-cell table:formula="of:=[.G5]/[.$G$3]" office:value-type="float" office:value="0.997052039264768" calcext:value-type="float">
            <text:p>0.997052039264768</text:p>
          </table:table-cell>
          <table:table-cell office:value-type="float" office:value="9.636" calcext:value-type="float">
            <text:p>9.636</text:p>
          </table:table-cell>
          <table:table-cell table:formula="of:=[.I5]/[.$I$3]" office:value-type="float" office:value="0.997102649006622" calcext:value-type="float">
            <text:p>0.997102649006622</text:p>
          </table:table-cell>
          <table:table-cell office:value-type="float" office:value="9.657" calcext:value-type="float">
            <text:p>9.657</text:p>
          </table:table-cell>
          <table:table-cell table:formula="of:=[.K5]/[.$K$3]" office:value-type="float" office:value="0.997263386172355" calcext:value-type="float">
            <text:p>0.997263386172355</text:p>
          </table:table-cell>
          <table:table-cell table:formula="of:=AVERAGE([.A5];[.E5];[.I5])" office:value-type="float" office:value="9.6266" calcext:value-type="float">
            <text:p>9.6266</text:p>
          </table:table-cell>
          <table:table-cell table:formula="of:=AVERAGE([.B5];[.F5];[.J5])" office:value-type="float" office:value="0.996989618245833" calcext:value-type="float">
            <text:p>0.996989618245833</text:p>
          </table:table-cell>
          <table:table-cell table:formula="of:=AVERAGE([.C5];[.G5];[.K5])" office:value-type="float" office:value="9.64783333333333" calcext:value-type="float">
            <text:p>9.64783333333333</text:p>
          </table:table-cell>
          <table:table-cell table:formula="of:=AVERAGE([.D5];[.H5];[.L5])" office:value-type="float" office:value="0.997154227591039" calcext:value-type="float">
            <text:p>0.997154227591039</text:p>
          </table:table-cell>
        </table:table-row>
        <table:table-row table:style-name="ro1">
          <table:table-cell office:value-type="float" office:value="9.6107" calcext:value-type="float">
            <text:p>9.6107</text:p>
          </table:table-cell>
          <table:table-cell table:formula="of:=[.A6]/[.$A$3]" office:value-type="float" office:value="0.995391084596901" calcext:value-type="float">
            <text:p>0.995391084596901</text:p>
          </table:table-cell>
          <table:table-cell office:value-type="float" office:value="9.6327" calcext:value-type="float">
            <text:p>9.6327</text:p>
          </table:table-cell>
          <table:table-cell table:formula="of:=[.C6]/[.$C$3]" office:value-type="float" office:value="0.99563819781083" calcext:value-type="float">
            <text:p>0.99563819781083</text:p>
          </table:table-cell>
          <table:table-cell office:value-type="float" office:value="9.6019" calcext:value-type="float">
            <text:p>9.6019</text:p>
          </table:table-cell>
          <table:table-cell table:formula="of:=[.E6]/[.$E$3]" office:value-type="float" office:value="0.995242438690686" calcext:value-type="float">
            <text:p>0.995242438690686</text:p>
          </table:table-cell>
          <table:table-cell office:value-type="float" office:value="9.624" calcext:value-type="float">
            <text:p>9.624</text:p>
          </table:table-cell>
          <table:table-cell table:formula="of:=[.G6]/[.$G$3]" office:value-type="float" office:value="0.995479793539311" calcext:value-type="float">
            <text:p>0.995479793539311</text:p>
          </table:table-cell>
          <table:table-cell office:value-type="float" office:value="9.6212" calcext:value-type="float">
            <text:p>9.6212</text:p>
          </table:table-cell>
          <table:table-cell table:formula="of:=[.I6]/[.$I$3]" office:value-type="float" office:value="0.99557119205298" calcext:value-type="float">
            <text:p>0.99557119205298</text:p>
          </table:table-cell>
          <table:table-cell office:value-type="float" office:value="9.643" calcext:value-type="float">
            <text:p>9.643</text:p>
          </table:table-cell>
          <table:table-cell table:formula="of:=[.K6]/[.$K$3]" office:value-type="float" office:value="0.995817627923788" calcext:value-type="float">
            <text:p>0.995817627923788</text:p>
          </table:table-cell>
          <table:table-cell table:formula="of:=AVERAGE([.A6];[.E6];[.I6])" office:value-type="float" office:value="9.61126666666667" calcext:value-type="float">
            <text:p>9.61126666666667</text:p>
          </table:table-cell>
          <table:table-cell table:formula="of:=AVERAGE([.B6];[.F6];[.J6])" office:value-type="float" office:value="0.995401571780189" calcext:value-type="float">
            <text:p>0.995401571780189</text:p>
          </table:table-cell>
          <table:table-cell table:formula="of:=AVERAGE([.C6];[.G6];[.K6])" office:value-type="float" office:value="9.63323333333334" calcext:value-type="float">
            <text:p>9.63323333333334</text:p>
          </table:table-cell>
          <table:table-cell table:formula="of:=AVERAGE([.D6];[.H6];[.L6])" office:value-type="float" office:value="0.995645206424643" calcext:value-type="float">
            <text:p>0.995645206424643</text:p>
          </table:table-cell>
        </table:table-row>
        <table:table-row table:style-name="ro1">
          <table:table-cell office:value-type="float" office:value="9.5941" calcext:value-type="float">
            <text:p>9.5941</text:p>
          </table:table-cell>
          <table:table-cell table:formula="of:=[.A7]/[.$A$3]" office:value-type="float" office:value="0.993671803794846" calcext:value-type="float">
            <text:p>0.993671803794846</text:p>
          </table:table-cell>
          <table:table-cell office:value-type="float" office:value="9.6169" calcext:value-type="float">
            <text:p>9.6169</text:p>
          </table:table-cell>
          <table:table-cell table:formula="of:=[.C7]/[.$C$3]" office:value-type="float" office:value="0.994005105995927" calcext:value-type="float">
            <text:p>0.994005105995927</text:p>
          </table:table-cell>
          <table:table-cell office:value-type="float" office:value="9.5849" calcext:value-type="float">
            <text:p>9.5849</text:p>
          </table:table-cell>
          <table:table-cell table:formula="of:=[.E7]/[.$E$3]" office:value-type="float" office:value="0.993480378946495" calcext:value-type="float">
            <text:p>0.993480378946495</text:p>
          </table:table-cell>
          <table:table-cell office:value-type="float" office:value="9.6078" calcext:value-type="float">
            <text:p>9.6078</text:p>
          </table:table-cell>
          <table:table-cell table:formula="of:=[.G7]/[.$G$3]" office:value-type="float" office:value="0.993804110595074" calcext:value-type="float">
            <text:p>0.993804110595074</text:p>
          </table:table-cell>
          <table:table-cell office:value-type="float" office:value="9.6053" calcext:value-type="float">
            <text:p>9.6053</text:p>
          </table:table-cell>
          <table:table-cell table:formula="of:=[.I7]/[.$I$3]" office:value-type="float" office:value="0.993925910596026" calcext:value-type="float">
            <text:p>0.993925910596026</text:p>
          </table:table-cell>
          <table:table-cell office:value-type="float" office:value="9.6279" calcext:value-type="float">
            <text:p>9.6279</text:p>
          </table:table-cell>
          <table:table-cell table:formula="of:=[.K7]/[.$K$3]" office:value-type="float" office:value="0.994258274384262" calcext:value-type="float">
            <text:p>0.994258274384262</text:p>
          </table:table-cell>
          <table:table-cell table:formula="of:=AVERAGE([.A7];[.E7];[.I7])" office:value-type="float" office:value="9.59476666666667" calcext:value-type="float">
            <text:p>9.59476666666667</text:p>
          </table:table-cell>
          <table:table-cell table:formula="of:=AVERAGE([.B7];[.F7];[.J7])" office:value-type="float" office:value="0.993692697779123" calcext:value-type="float">
            <text:p>0.993692697779123</text:p>
          </table:table-cell>
          <table:table-cell table:formula="of:=AVERAGE([.C7];[.G7];[.K7])" office:value-type="float" office:value="9.61753333333333" calcext:value-type="float">
            <text:p>9.61753333333333</text:p>
          </table:table-cell>
          <table:table-cell table:formula="of:=AVERAGE([.D7];[.H7];[.L7])" office:value-type="float" office:value="0.994022496991754" calcext:value-type="float">
            <text:p>0.994022496991754</text:p>
          </table:table-cell>
        </table:table-row>
        <table:table-row table:style-name="ro1">
          <table:table-cell office:value-type="float" office:value="9.5776" calcext:value-type="float">
            <text:p>9.5776</text:p>
          </table:table-cell>
          <table:table-cell table:formula="of:=[.A8]/[.$A$3]" office:value-type="float" office:value="0.991962880106057" calcext:value-type="float">
            <text:p>0.991962880106057</text:p>
          </table:table-cell>
          <table:table-cell office:value-type="float" office:value="9.6012" calcext:value-type="float">
            <text:p>9.6012</text:p>
          </table:table-cell>
          <table:table-cell table:formula="of:=[.C8]/[.$C$3]" office:value-type="float" office:value="0.99238235020517" calcext:value-type="float">
            <text:p>0.99238235020517</text:p>
          </table:table-cell>
          <table:table-cell office:value-type="float" office:value="9.5677" calcext:value-type="float">
            <text:p>9.5677</text:p>
          </table:table-cell>
          <table:table-cell table:formula="of:=[.E8]/[.$E$3]" office:value-type="float" office:value="0.991697589087668" calcext:value-type="float">
            <text:p>0.991697589087668</text:p>
          </table:table-cell>
          <table:table-cell office:value-type="float" office:value="9.5915" calcext:value-type="float">
            <text:p>9.5915</text:p>
          </table:table-cell>
          <table:table-cell table:formula="of:=[.G8]/[.$G$3]" office:value-type="float" office:value="0.992118083928959" calcext:value-type="float">
            <text:p>0.992118083928959</text:p>
          </table:table-cell>
          <table:table-cell office:value-type="float" office:value="9.5894" calcext:value-type="float">
            <text:p>9.5894</text:p>
          </table:table-cell>
          <table:table-cell table:formula="of:=[.I8]/[.$I$3]" office:value-type="float" office:value="0.992280629139073" calcext:value-type="float">
            <text:p>0.992280629139073</text:p>
          </table:table-cell>
          <table:table-cell office:value-type="float" office:value="9.6129" calcext:value-type="float">
            <text:p>9.6129</text:p>
          </table:table-cell>
          <table:table-cell table:formula="of:=[.K8]/[.$K$3]" office:value-type="float" office:value="0.992709247689368" calcext:value-type="float">
            <text:p>0.992709247689368</text:p>
          </table:table-cell>
          <table:table-cell table:formula="of:=AVERAGE([.A8];[.E8];[.I8])" office:value-type="float" office:value="9.57823333333333" calcext:value-type="float">
            <text:p>9.57823333333333</text:p>
          </table:table-cell>
          <table:table-cell table:formula="of:=AVERAGE([.B8];[.F8];[.J8])" office:value-type="float" office:value="0.991980366110932" calcext:value-type="float">
            <text:p>0.991980366110932</text:p>
          </table:table-cell>
          <table:table-cell table:formula="of:=AVERAGE([.C8];[.G8];[.K8])" office:value-type="float" office:value="9.60186666666667" calcext:value-type="float">
            <text:p>9.60186666666667</text:p>
          </table:table-cell>
          <table:table-cell table:formula="of:=AVERAGE([.D8];[.H8];[.L8])" office:value-type="float" office:value="0.992403227274499" calcext:value-type="float">
            <text:p>0.992403227274499</text:p>
          </table:table-cell>
        </table:table-row>
        <table:table-row table:style-name="ro1">
          <table:table-cell office:value-type="float" office:value="9.5601" calcext:value-type="float">
            <text:p>9.5601</text:p>
          </table:table-cell>
          <table:table-cell table:formula="of:=[.A9]/[.$A$3]" office:value-type="float" office:value="0.990150385284613" calcext:value-type="float">
            <text:p>0.990150385284613</text:p>
          </table:table-cell>
          <table:table-cell office:value-type="float" office:value="9.5846" calcext:value-type="float">
            <text:p>9.5846</text:p>
          </table:table-cell>
          <table:table-cell table:formula="of:=[.C9]/[.$C$3]" office:value-type="float" office:value="0.990666570197108" calcext:value-type="float">
            <text:p>0.990666570197108</text:p>
          </table:table-cell>
          <table:table-cell office:value-type="float" office:value="9.5497" calcext:value-type="float">
            <text:p>9.5497</text:p>
          </table:table-cell>
          <table:table-cell table:formula="of:=[.E9]/[.$E$3]" office:value-type="float" office:value="0.989831878770289" calcext:value-type="float">
            <text:p>0.989831878770289</text:p>
          </table:table-cell>
          <table:table-cell office:value-type="float" office:value="9.5743" calcext:value-type="float">
            <text:p>9.5743</text:p>
          </table:table-cell>
          <table:table-cell table:formula="of:=[.G9]/[.$G$3]" office:value-type="float" office:value="0.990338963765942" calcext:value-type="float">
            <text:p>0.990338963765942</text:p>
          </table:table-cell>
          <table:table-cell office:value-type="float" office:value="9.5727" calcext:value-type="float">
            <text:p>9.5727</text:p>
          </table:table-cell>
          <table:table-cell table:formula="of:=[.I9]/[.$I$3]" office:value-type="float" office:value="0.990552566225166" calcext:value-type="float">
            <text:p>0.990552566225166</text:p>
          </table:table-cell>
          <table:table-cell office:value-type="float" office:value="9.597" calcext:value-type="float">
            <text:p>9.597</text:p>
          </table:table-cell>
          <table:table-cell table:formula="of:=[.K9]/[.$K$3]" office:value-type="float" office:value="0.991067279392781" calcext:value-type="float">
            <text:p>0.991067279392781</text:p>
          </table:table-cell>
          <table:table-cell table:formula="of:=AVERAGE([.A9];[.E9];[.I9])" office:value-type="float" office:value="9.56083333333333" calcext:value-type="float">
            <text:p>9.56083333333333</text:p>
          </table:table-cell>
          <table:table-cell table:formula="of:=AVERAGE([.B9];[.F9];[.J9])" office:value-type="float" office:value="0.990178276760023" calcext:value-type="float">
            <text:p>0.990178276760023</text:p>
          </table:table-cell>
          <table:table-cell table:formula="of:=AVERAGE([.C9];[.G9];[.K9])" office:value-type="float" office:value="9.5853" calcext:value-type="float">
            <text:p>9.5853</text:p>
          </table:table-cell>
          <table:table-cell table:formula="of:=AVERAGE([.D9];[.H9];[.L9])" office:value-type="float" office:value="0.990690937785277" calcext:value-type="float">
            <text:p>0.990690937785277</text:p>
          </table:table-cell>
        </table:table-row>
        <table:table-row table:style-name="ro1">
          <table:table-cell office:value-type="float" office:value="9.5406" calcext:value-type="float">
            <text:p>9.5406</text:p>
          </table:table-cell>
          <table:table-cell table:formula="of:=[.A10]/[.$A$3]" office:value-type="float" office:value="0.988130748197862" calcext:value-type="float">
            <text:p>0.988130748197862</text:p>
          </table:table-cell>
          <table:table-cell office:value-type="float" office:value="9.5661" calcext:value-type="float">
            <text:p>9.5661</text:p>
          </table:table-cell>
          <table:table-cell table:formula="of:=[.C10]/[.$C$3]" office:value-type="float" office:value="0.988754405730292" calcext:value-type="float">
            <text:p>0.988754405730292</text:p>
          </table:table-cell>
          <table:table-cell office:value-type="float" office:value="9.5295" calcext:value-type="float">
            <text:p>9.5295</text:p>
          </table:table-cell>
          <table:table-cell table:formula="of:=[.E10]/[.$E$3]" office:value-type="float" office:value="0.987738137191899" calcext:value-type="float">
            <text:p>0.987738137191899</text:p>
          </table:table-cell>
          <table:table-cell office:value-type="float" office:value="9.555" calcext:value-type="float">
            <text:p>9.555</text:p>
          </table:table-cell>
          <table:table-cell table:formula="of:=[.G10]/[.$G$3]" office:value-type="float" office:value="0.988342625443487" calcext:value-type="float">
            <text:p>0.988342625443487</text:p>
          </table:table-cell>
          <table:table-cell office:value-type="float" office:value="9.554" calcext:value-type="float">
            <text:p>9.554</text:p>
          </table:table-cell>
          <table:table-cell table:formula="of:=[.I10]/[.$I$3]" office:value-type="float" office:value="0.988617549668874" calcext:value-type="float">
            <text:p>0.988617549668874</text:p>
          </table:table-cell>
          <table:table-cell office:value-type="float" office:value="9.5793" calcext:value-type="float">
            <text:p>9.5793</text:p>
          </table:table-cell>
          <table:table-cell table:formula="of:=[.K10]/[.$K$3]" office:value-type="float" office:value="0.989239427892807" calcext:value-type="float">
            <text:p>0.989239427892807</text:p>
          </table:table-cell>
          <table:table-cell table:formula="of:=AVERAGE([.A10];[.E10];[.I10])" office:value-type="float" office:value="9.54136666666667" calcext:value-type="float">
            <text:p>9.54136666666667</text:p>
          </table:table-cell>
          <table:table-cell table:formula="of:=AVERAGE([.B10];[.F10];[.J10])" office:value-type="float" office:value="0.988162145019545" calcext:value-type="float">
            <text:p>0.988162145019545</text:p>
          </table:table-cell>
          <table:table-cell table:formula="of:=AVERAGE([.C10];[.G10];[.K10])" office:value-type="float" office:value="9.5668" calcext:value-type="float">
            <text:p>9.5668</text:p>
          </table:table-cell>
          <table:table-cell table:formula="of:=AVERAGE([.D10];[.H10];[.L10])" office:value-type="float" office:value="0.988778819688862" calcext:value-type="float">
            <text:p>0.988778819688862</text:p>
          </table:table-cell>
        </table:table-row>
        <table:table-row table:style-name="ro1">
          <table:table-cell office:value-type="float" office:value="9.5206" calcext:value-type="float">
            <text:p>9.5206</text:p>
          </table:table-cell>
          <table:table-cell table:formula="of:=[.A11]/[.$A$3]" office:value-type="float" office:value="0.986059325544784" calcext:value-type="float">
            <text:p>0.986059325544784</text:p>
          </table:table-cell>
          <table:table-cell office:value-type="float" office:value="9.5471" calcext:value-type="float">
            <text:p>9.5471</text:p>
          </table:table-cell>
          <table:table-cell table:formula="of:=[.C11]/[.$C$3]" office:value-type="float" office:value="0.986790561142751" calcext:value-type="float">
            <text:p>0.986790561142751</text:p>
          </table:table-cell>
          <table:table-cell office:value-type="float" office:value="9.5088" calcext:value-type="float">
            <text:p>9.5088</text:p>
          </table:table-cell>
          <table:table-cell table:formula="of:=[.E11]/[.$E$3]" office:value-type="float" office:value="0.985592570326914" calcext:value-type="float">
            <text:p>0.985592570326914</text:p>
          </table:table-cell>
          <table:table-cell office:value-type="float" office:value="9.5354" calcext:value-type="float">
            <text:p>9.5354</text:p>
          </table:table-cell>
          <table:table-cell table:formula="of:=[.G11]/[.$G$3]" office:value-type="float" office:value="0.986315255955398" calcext:value-type="float">
            <text:p>0.986315255955398</text:p>
          </table:table-cell>
          <table:table-cell office:value-type="float" office:value="9.535" calcext:value-type="float">
            <text:p>9.535</text:p>
          </table:table-cell>
          <table:table-cell table:formula="of:=[.I11]/[.$I$3]" office:value-type="float" office:value="0.986651490066225" calcext:value-type="float">
            <text:p>0.986651490066225</text:p>
          </table:table-cell>
          <table:table-cell office:value-type="float" office:value="9.5613" calcext:value-type="float">
            <text:p>9.5613</text:p>
          </table:table-cell>
          <table:table-cell table:formula="of:=[.K11]/[.$K$3]" office:value-type="float" office:value="0.987380595858935" calcext:value-type="float">
            <text:p>0.987380595858935</text:p>
          </table:table-cell>
          <table:table-cell table:formula="of:=AVERAGE([.A11];[.E11];[.I11])" office:value-type="float" office:value="9.52146666666667" calcext:value-type="float">
            <text:p>9.52146666666667</text:p>
          </table:table-cell>
          <table:table-cell table:formula="of:=AVERAGE([.B11];[.F11];[.J11])" office:value-type="float" office:value="0.986101128645974" calcext:value-type="float">
            <text:p>0.986101128645974</text:p>
          </table:table-cell>
          <table:table-cell table:formula="of:=AVERAGE([.C11];[.G11];[.K11])" office:value-type="float" office:value="9.54793333333333" calcext:value-type="float">
            <text:p>9.54793333333333</text:p>
          </table:table-cell>
          <table:table-cell table:formula="of:=AVERAGE([.D11];[.H11];[.L11])" office:value-type="float" office:value="0.986828804319028" calcext:value-type="float">
            <text:p>0.986828804319028</text:p>
          </table:table-cell>
        </table:table-row>
        <table:table-row table:style-name="ro1">
          <table:table-cell office:value-type="float" office:value="9.5001" calcext:value-type="float">
            <text:p>9.5001</text:p>
          </table:table-cell>
          <table:table-cell table:formula="of:=[.A12]/[.$A$3]" office:value-type="float" office:value="0.983936117325379" calcext:value-type="float">
            <text:p>0.983936117325379</text:p>
          </table:table-cell>
          <table:table-cell office:value-type="float" office:value="9.5276" calcext:value-type="float">
            <text:p>9.5276</text:p>
          </table:table-cell>
          <table:table-cell table:formula="of:=[.C12]/[.$C$3]" office:value-type="float" office:value="0.984775036434485" calcext:value-type="float">
            <text:p>0.984775036434485</text:p>
          </table:table-cell>
          <table:table-cell office:value-type="float" office:value="9.4874" calcext:value-type="float">
            <text:p>9.4874</text:p>
          </table:table-cell>
          <table:table-cell table:formula="of:=[.E12]/[.$E$3]" office:value-type="float" office:value="0.983374448060698" calcext:value-type="float">
            <text:p>0.983374448060698</text:p>
          </table:table-cell>
          <table:table-cell office:value-type="float" office:value="9.515" calcext:value-type="float">
            <text:p>9.515</text:p>
          </table:table-cell>
          <table:table-cell table:formula="of:=[.G12]/[.$G$3]" office:value-type="float" office:value="0.984205136692285" calcext:value-type="float">
            <text:p>0.984205136692285</text:p>
          </table:table-cell>
          <table:table-cell office:value-type="float" office:value="9.5153" calcext:value-type="float">
            <text:p>9.5153</text:p>
          </table:table-cell>
          <table:table-cell table:formula="of:=[.I12]/[.$I$3]" office:value-type="float" office:value="0.984612996688742" calcext:value-type="float">
            <text:p>0.984612996688742</text:p>
          </table:table-cell>
          <table:table-cell office:value-type="float" office:value="9.5426" calcext:value-type="float">
            <text:p>9.5426</text:p>
          </table:table-cell>
          <table:table-cell table:formula="of:=[.K12]/[.$K$3]" office:value-type="float" office:value="0.985449475912635" calcext:value-type="float">
            <text:p>0.985449475912635</text:p>
          </table:table-cell>
          <table:table-cell table:formula="of:=AVERAGE([.A12];[.E12];[.I12])" office:value-type="float" office:value="9.50093333333333" calcext:value-type="float">
            <text:p>9.50093333333333</text:p>
          </table:table-cell>
          <table:table-cell table:formula="of:=AVERAGE([.B12];[.F12];[.J12])" office:value-type="float" office:value="0.983974520691606" calcext:value-type="float">
            <text:p>0.983974520691606</text:p>
          </table:table-cell>
          <table:table-cell table:formula="of:=AVERAGE([.C12];[.G12];[.K12])" office:value-type="float" office:value="9.5284" calcext:value-type="float">
            <text:p>9.5284</text:p>
          </table:table-cell>
          <table:table-cell table:formula="of:=AVERAGE([.D12];[.H12];[.L12])" office:value-type="float" office:value="0.984809883013135" calcext:value-type="float">
            <text:p>0.984809883013135</text:p>
          </table:table-cell>
        </table:table-row>
        <table:table-row table:style-name="ro1">
          <table:table-cell office:value-type="float" office:value="9.4784" calcext:value-type="float">
            <text:p>9.4784</text:p>
          </table:table-cell>
          <table:table-cell table:formula="of:=[.A13]/[.$A$3]" office:value-type="float" office:value="0.981688623746789" calcext:value-type="float">
            <text:p>0.981688623746789</text:p>
          </table:table-cell>
          <table:table-cell office:value-type="float" office:value="9.507" calcext:value-type="float">
            <text:p>9.507</text:p>
          </table:table-cell>
          <table:table-cell table:formula="of:=[.C13]/[.$C$3]" office:value-type="float" office:value="0.982645815460625" calcext:value-type="float">
            <text:p>0.982645815460625</text:p>
          </table:table-cell>
          <table:table-cell office:value-type="float" office:value="9.465" calcext:value-type="float">
            <text:p>9.465</text:p>
          </table:table-cell>
          <table:table-cell table:formula="of:=[.E13]/[.$E$3]" office:value-type="float" office:value="0.981052675221294" calcext:value-type="float">
            <text:p>0.981052675221294</text:p>
          </table:table-cell>
          <table:table-cell office:value-type="float" office:value="9.4936" calcext:value-type="float">
            <text:p>9.4936</text:p>
          </table:table-cell>
          <table:table-cell table:formula="of:=[.G13]/[.$G$3]" office:value-type="float" office:value="0.981991580210391" calcext:value-type="float">
            <text:p>0.981991580210391</text:p>
          </table:table-cell>
          <table:table-cell office:value-type="float" office:value="9.4947" calcext:value-type="float">
            <text:p>9.4947</text:p>
          </table:table-cell>
          <table:table-cell table:formula="of:=[.I13]/[.$I$3]" office:value-type="float" office:value="0.982481374172185" calcext:value-type="float">
            <text:p>0.982481374172185</text:p>
          </table:table-cell>
          <table:table-cell office:value-type="float" office:value="9.5231" calcext:value-type="float">
            <text:p>9.5231</text:p>
          </table:table-cell>
          <table:table-cell table:formula="of:=[.K13]/[.$K$3]" office:value-type="float" office:value="0.983435741209273" calcext:value-type="float">
            <text:p>0.983435741209273</text:p>
          </table:table-cell>
          <table:table-cell table:formula="of:=AVERAGE([.A13];[.E13];[.I13])" office:value-type="float" office:value="9.47936666666667" calcext:value-type="float">
            <text:p>9.47936666666667</text:p>
          </table:table-cell>
          <table:table-cell table:formula="of:=AVERAGE([.B13];[.F13];[.J13])" office:value-type="float" office:value="0.981740891046756" calcext:value-type="float">
            <text:p>0.981740891046756</text:p>
          </table:table-cell>
          <table:table-cell table:formula="of:=AVERAGE([.C13];[.G13];[.K13])" office:value-type="float" office:value="9.5079" calcext:value-type="float">
            <text:p>9.5079</text:p>
          </table:table-cell>
          <table:table-cell table:formula="of:=AVERAGE([.D13];[.H13];[.L13])" office:value-type="float" office:value="0.982691045626763" calcext:value-type="float">
            <text:p>0.982691045626763</text:p>
          </table:table-cell>
        </table:table-row>
        <table:table-row table:style-name="ro1">
          <table:table-cell office:value-type="float" office:value="9.4555" calcext:value-type="float">
            <text:p>9.4555</text:p>
          </table:table-cell>
          <table:table-cell table:formula="of:=[.A14]/[.$A$3]" office:value-type="float" office:value="0.979316844809015" calcext:value-type="float">
            <text:p>0.979316844809015</text:p>
          </table:table-cell>
          <table:table-cell office:value-type="float" office:value="9.4852" calcext:value-type="float">
            <text:p>9.4852</text:p>
          </table:table-cell>
          <table:table-cell table:formula="of:=[.C14]/[.$C$3]" office:value-type="float" office:value="0.980392562197025" calcext:value-type="float">
            <text:p>0.980392562197025</text:p>
          </table:table-cell>
          <table:table-cell office:value-type="float" office:value="9.4412" calcext:value-type="float">
            <text:p>9.4412</text:p>
          </table:table-cell>
          <table:table-cell table:formula="of:=[.E14]/[.$E$3]" office:value-type="float" office:value="0.978585791579427" calcext:value-type="float">
            <text:p>0.978585791579427</text:p>
          </table:table-cell>
          <table:table-cell office:value-type="float" office:value="9.4709" calcext:value-type="float">
            <text:p>9.4709</text:p>
          </table:table-cell>
          <table:table-cell table:formula="of:=[.G14]/[.$G$3]" office:value-type="float" office:value="0.979643555344084" calcext:value-type="float">
            <text:p>0.979643555344084</text:p>
          </table:table-cell>
          <table:table-cell office:value-type="float" office:value="9.4729" calcext:value-type="float">
            <text:p>9.4729</text:p>
          </table:table-cell>
          <table:table-cell table:formula="of:=[.I14]/[.$I$3]" office:value-type="float" office:value="0.980225579470199" calcext:value-type="float">
            <text:p>0.980225579470199</text:p>
          </table:table-cell>
          <table:table-cell office:value-type="float" office:value="9.5025" calcext:value-type="float">
            <text:p>9.5025</text:p>
          </table:table-cell>
          <table:table-cell table:formula="of:=[.K14]/[.$K$3]" office:value-type="float" office:value="0.981308411214953" calcext:value-type="float">
            <text:p>0.981308411214953</text:p>
          </table:table-cell>
          <table:table-cell table:formula="of:=AVERAGE([.A14];[.E14];[.I14])" office:value-type="float" office:value="9.45653333333333" calcext:value-type="float">
            <text:p>9.45653333333333</text:p>
          </table:table-cell>
          <table:table-cell table:formula="of:=AVERAGE([.B14];[.F14];[.J14])" office:value-type="float" office:value="0.97937607195288" calcext:value-type="float">
            <text:p>0.97937607195288</text:p>
          </table:table-cell>
          <table:table-cell table:formula="of:=AVERAGE([.C14];[.G14];[.K14])" office:value-type="float" office:value="9.4862" calcext:value-type="float">
            <text:p>9.4862</text:p>
          </table:table-cell>
          <table:table-cell table:formula="of:=AVERAGE([.D14];[.H14];[.L14])" office:value-type="float" office:value="0.980448176252021" calcext:value-type="float">
            <text:p>0.980448176252021</text:p>
          </table:table-cell>
        </table:table-row>
        <table:table-row table:style-name="ro1">
          <table:table-cell office:value-type="float" office:value="9.4314" calcext:value-type="float">
            <text:p>9.4314</text:p>
          </table:table-cell>
          <table:table-cell table:formula="of:=[.A15]/[.$A$3]" office:value-type="float" office:value="0.976820780512056" calcext:value-type="float">
            <text:p>0.976820780512056</text:p>
          </table:table-cell>
          <table:table-cell office:value-type="float" office:value="9.4623" calcext:value-type="float">
            <text:p>9.4623</text:p>
          </table:table-cell>
          <table:table-cell table:formula="of:=[.C15]/[.$C$3]" office:value-type="float" office:value="0.978025612667831" calcext:value-type="float">
            <text:p>0.978025612667831</text:p>
          </table:table-cell>
          <table:table-cell office:value-type="float" office:value="9.4161" calcext:value-type="float">
            <text:p>9.4161</text:p>
          </table:table-cell>
          <table:table-cell table:formula="of:=[.E15]/[.$E$3]" office:value-type="float" office:value="0.975984162192417" calcext:value-type="float">
            <text:p>0.975984162192417</text:p>
          </table:table-cell>
          <table:table-cell office:value-type="float" office:value="9.447" calcext:value-type="float">
            <text:p>9.447</text:p>
          </table:table-cell>
          <table:table-cell table:formula="of:=[.G15]/[.$G$3]" office:value-type="float" office:value="0.97717140581524" calcext:value-type="float">
            <text:p>0.97717140581524</text:p>
          </table:table-cell>
          <table:table-cell office:value-type="float" office:value="9.4499" calcext:value-type="float">
            <text:p>9.4499</text:p>
          </table:table-cell>
          <table:table-cell table:formula="of:=[.I15]/[.$I$3]" office:value-type="float" office:value="0.977845612582781" calcext:value-type="float">
            <text:p>0.977845612582781</text:p>
          </table:table-cell>
          <table:table-cell office:value-type="float" office:value="9.4807" calcext:value-type="float">
            <text:p>9.4807</text:p>
          </table:table-cell>
          <table:table-cell table:formula="of:=[.K15]/[.$K$3]" office:value-type="float" office:value="0.979057159085042" calcext:value-type="float">
            <text:p>0.979057159085042</text:p>
          </table:table-cell>
          <table:table-cell table:formula="of:=AVERAGE([.A15];[.E15];[.I15])" office:value-type="float" office:value="9.43246666666667" calcext:value-type="float">
            <text:p>9.43246666666667</text:p>
          </table:table-cell>
          <table:table-cell table:formula="of:=AVERAGE([.B15];[.F15];[.J15])" office:value-type="float" office:value="0.976883518429085" calcext:value-type="float">
            <text:p>0.976883518429085</text:p>
          </table:table-cell>
          <table:table-cell table:formula="of:=AVERAGE([.C15];[.G15];[.K15])" office:value-type="float" office:value="9.46333333333333" calcext:value-type="float">
            <text:p>9.46333333333333</text:p>
          </table:table-cell>
          <table:table-cell table:formula="of:=AVERAGE([.D15];[.H15];[.L15])" office:value-type="float" office:value="0.978084725856038" calcext:value-type="float">
            <text:p>0.978084725856038</text:p>
          </table:table-cell>
        </table:table-row>
        <table:table-row table:style-name="ro1">
          <table:table-cell office:value-type="float" office:value="9.4059" calcext:value-type="float">
            <text:p>9.4059</text:p>
          </table:table-cell>
          <table:table-cell table:formula="of:=[.A16]/[.$A$3]" office:value-type="float" office:value="0.974179716629381" calcext:value-type="float">
            <text:p>0.974179716629381</text:p>
          </table:table-cell>
          <table:table-cell office:value-type="float" office:value="9.4381" calcext:value-type="float">
            <text:p>9.4381</text:p>
          </table:table-cell>
          <table:table-cell table:formula="of:=[.C16]/[.$C$3]" office:value-type="float" office:value="0.975524294824753" calcext:value-type="float">
            <text:p>0.975524294824753</text:p>
          </table:table-cell>
          <table:table-cell office:value-type="float" office:value="9.3896" calcext:value-type="float">
            <text:p>9.3896</text:p>
          </table:table-cell>
          <table:table-cell table:formula="of:=[.E16]/[.$E$3]" office:value-type="float" office:value="0.973237422002944" calcext:value-type="float">
            <text:p>0.973237422002944</text:p>
          </table:table-cell>
          <table:table-cell office:value-type="float" office:value="9.4217" calcext:value-type="float">
            <text:p>9.4217</text:p>
          </table:table-cell>
          <table:table-cell table:formula="of:=[.G16]/[.$G$3]" office:value-type="float" office:value="0.974554444180105" calcext:value-type="float">
            <text:p>0.974554444180105</text:p>
          </table:table-cell>
          <table:table-cell office:value-type="float" office:value="9.4256" calcext:value-type="float">
            <text:p>9.4256</text:p>
          </table:table-cell>
          <table:table-cell table:formula="of:=[.I16]/[.$I$3]" office:value-type="float" office:value="0.975331125827815" calcext:value-type="float">
            <text:p>0.975331125827815</text:p>
          </table:table-cell>
          <table:table-cell office:value-type="float" office:value="9.4577" calcext:value-type="float">
            <text:p>9.4577</text:p>
          </table:table-cell>
          <table:table-cell table:formula="of:=[.K16]/[.$K$3]" office:value-type="float" office:value="0.976681984819538" calcext:value-type="float">
            <text:p>0.976681984819538</text:p>
          </table:table-cell>
          <table:table-cell table:formula="of:=AVERAGE([.A16];[.E16];[.I16])" office:value-type="float" office:value="9.40703333333333" calcext:value-type="float">
            <text:p>9.40703333333333</text:p>
          </table:table-cell>
          <table:table-cell table:formula="of:=AVERAGE([.B16];[.F16];[.J16])" office:value-type="float" office:value="0.974249421486713" calcext:value-type="float">
            <text:p>0.974249421486713</text:p>
          </table:table-cell>
          <table:table-cell table:formula="of:=AVERAGE([.C16];[.G16];[.K16])" office:value-type="float" office:value="9.43916666666667" calcext:value-type="float">
            <text:p>9.43916666666667</text:p>
          </table:table-cell>
          <table:table-cell table:formula="of:=AVERAGE([.D16];[.H16];[.L16])" office:value-type="float" office:value="0.975586907941465" calcext:value-type="float">
            <text:p>0.975586907941465</text:p>
          </table:table-cell>
        </table:table-row>
        <table:table-row table:style-name="ro1">
          <table:table-cell office:value-type="float" office:value="9.3789" calcext:value-type="float">
            <text:p>9.3789</text:p>
          </table:table-cell>
          <table:table-cell table:formula="of:=[.A17]/[.$A$3]" office:value-type="float" office:value="0.971383296047725" calcext:value-type="float">
            <text:p>0.971383296047725</text:p>
          </table:table-cell>
          <table:table-cell office:value-type="float" office:value="9.4126" calcext:value-type="float">
            <text:p>9.4126</text:p>
          </table:table-cell>
          <table:table-cell table:formula="of:=[.C17]/[.$C$3]" office:value-type="float" office:value="0.97288860866779" calcext:value-type="float">
            <text:p>0.97288860866779</text:p>
          </table:table-cell>
          <table:table-cell office:value-type="float" office:value="9.3615" calcext:value-type="float">
            <text:p>9.3615</text:p>
          </table:table-cell>
          <table:table-cell table:formula="of:=[.E17]/[.$E$3]" office:value-type="float" office:value="0.97032484089637" calcext:value-type="float">
            <text:p>0.97032484089637</text:p>
          </table:table-cell>
          <table:table-cell office:value-type="float" office:value="9.395" calcext:value-type="float">
            <text:p>9.395</text:p>
          </table:table-cell>
          <table:table-cell table:formula="of:=[.G17]/[.$G$3]" office:value-type="float" office:value="0.971792670438677" calcext:value-type="float">
            <text:p>0.971792670438677</text:p>
          </table:table-cell>
          <table:table-cell office:value-type="float" office:value="9.3999" calcext:value-type="float">
            <text:p>9.3999</text:p>
          </table:table-cell>
          <table:table-cell table:formula="of:=[.I17]/[.$I$3]" office:value-type="float" office:value="0.972671771523179" calcext:value-type="float">
            <text:p>0.972671771523179</text:p>
          </table:table-cell>
          <table:table-cell office:value-type="float" office:value="9.4335" calcext:value-type="float">
            <text:p>9.4335</text:p>
          </table:table-cell>
          <table:table-cell table:formula="of:=[.K17]/[.$K$3]" office:value-type="float" office:value="0.974182888418444" calcext:value-type="float">
            <text:p>0.974182888418444</text:p>
          </table:table-cell>
          <table:table-cell table:formula="of:=AVERAGE([.A17];[.E17];[.I17])" office:value-type="float" office:value="9.3801" calcext:value-type="float">
            <text:p>9.3801</text:p>
          </table:table-cell>
          <table:table-cell table:formula="of:=AVERAGE([.B17];[.F17];[.J17])" office:value-type="float" office:value="0.971459969489091" calcext:value-type="float">
            <text:p>0.971459969489091</text:p>
          </table:table-cell>
          <table:table-cell table:formula="of:=AVERAGE([.C17];[.G17];[.K17])" office:value-type="float" office:value="9.4137" calcext:value-type="float">
            <text:p>9.4137</text:p>
          </table:table-cell>
          <table:table-cell table:formula="of:=AVERAGE([.D17];[.H17];[.L17])" office:value-type="float" office:value="0.972954722508304" calcext:value-type="float">
            <text:p>0.972954722508304</text:p>
          </table:table-cell>
        </table:table-row>
        <table:table-row table:style-name="ro1">
          <table:table-cell office:value-type="float" office:value="9.3503" calcext:value-type="float">
            <text:p>9.3503</text:p>
          </table:table-cell>
          <table:table-cell table:formula="of:=[.A18]/[.$A$3]" office:value-type="float" office:value="0.968421161653824" calcext:value-type="float">
            <text:p>0.968421161653824</text:p>
          </table:table-cell>
          <table:table-cell office:value-type="float" office:value="9.3855" calcext:value-type="float">
            <text:p>9.3855</text:p>
          </table:table-cell>
          <table:table-cell table:formula="of:=[.C18]/[.$C$3]" office:value-type="float" office:value="0.970087546124508" calcext:value-type="float">
            <text:p>0.970087546124508</text:p>
          </table:table-cell>
          <table:table-cell office:value-type="float" office:value="9.3318" calcext:value-type="float">
            <text:p>9.3318</text:p>
          </table:table-cell>
          <table:table-cell table:formula="of:=[.E18]/[.$E$3]" office:value-type="float" office:value="0.967246418872696" calcext:value-type="float">
            <text:p>0.967246418872696</text:p>
          </table:table-cell>
          <table:table-cell office:value-type="float" office:value="9.3667" calcext:value-type="float">
            <text:p>9.3667</text:p>
          </table:table-cell>
          <table:table-cell table:formula="of:=[.G18]/[.$G$3]" office:value-type="float" office:value="0.968865397147201" calcext:value-type="float">
            <text:p>0.968865397147201</text:p>
          </table:table-cell>
          <table:table-cell office:value-type="float" office:value="9.3728" calcext:value-type="float">
            <text:p>9.3728</text:p>
          </table:table-cell>
          <table:table-cell table:formula="of:=[.I18]/[.$I$3]" office:value-type="float" office:value="0.969867549668874" calcext:value-type="float">
            <text:p>0.969867549668874</text:p>
          </table:table-cell>
          <table:table-cell office:value-type="float" office:value="9.408" calcext:value-type="float">
            <text:p>9.408</text:p>
          </table:table-cell>
          <table:table-cell table:formula="of:=[.K18]/[.$K$3]" office:value-type="float" office:value="0.971549543037125" calcext:value-type="float">
            <text:p>0.971549543037125</text:p>
          </table:table-cell>
          <table:table-cell table:formula="of:=AVERAGE([.A18];[.E18];[.I18])" office:value-type="float" office:value="9.35163333333333" calcext:value-type="float">
            <text:p>9.35163333333333</text:p>
          </table:table-cell>
          <table:table-cell table:formula="of:=AVERAGE([.B18];[.F18];[.J18])" office:value-type="float" office:value="0.968511710065132" calcext:value-type="float">
            <text:p>0.968511710065132</text:p>
          </table:table-cell>
          <table:table-cell table:formula="of:=AVERAGE([.C18];[.G18];[.K18])" office:value-type="float" office:value="9.38673333333333" calcext:value-type="float">
            <text:p>9.38673333333333</text:p>
          </table:table-cell>
          <table:table-cell table:formula="of:=AVERAGE([.D18];[.H18];[.L18])" office:value-type="float" office:value="0.970167495436278" calcext:value-type="float">
            <text:p>0.970167495436278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table:formula="of:=[.A19]/[.$A$3]" office:value-type="float" office:value="0.96528295633441" calcext:value-type="float">
            <text:p>0.96528295633441</text:p>
          </table:table-cell>
          <table:table-cell office:value-type="float" office:value="9.3568" calcext:value-type="float">
            <text:p>9.3568</text:p>
          </table:table-cell>
          <table:table-cell table:formula="of:=[.C19]/[.$C$3]" office:value-type="float" office:value="0.967121107194906" calcext:value-type="float">
            <text:p>0.967121107194906</text:p>
          </table:table-cell>
          <table:table-cell office:value-type="float" office:value="9.3002" calcext:value-type="float">
            <text:p>9.3002</text:p>
          </table:table-cell>
          <table:table-cell table:formula="of:=[.E19]/[.$E$3]" office:value-type="float" office:value="0.963971060759966" calcext:value-type="float">
            <text:p>0.963971060759966</text:p>
          </table:table-cell>
          <table:table-cell office:value-type="float" office:value="9.3367" calcext:value-type="float">
            <text:p>9.3367</text:p>
          </table:table-cell>
          <table:table-cell table:formula="of:=[.G19]/[.$G$3]" office:value-type="float" office:value="0.9657622805838" calcext:value-type="float">
            <text:p>0.9657622805838</text:p>
          </table:table-cell>
          <table:table-cell office:value-type="float" office:value="9.3442" calcext:value-type="float">
            <text:p>9.3442</text:p>
          </table:table-cell>
          <table:table-cell table:formula="of:=[.I19]/[.$I$3]" office:value-type="float" office:value="0.966908112582781" calcext:value-type="float">
            <text:p>0.966908112582781</text:p>
          </table:table-cell>
          <table:table-cell office:value-type="float" office:value="9.381" calcext:value-type="float">
            <text:p>9.381</text:p>
          </table:table-cell>
          <table:table-cell table:formula="of:=[.K19]/[.$K$3]" office:value-type="float" office:value="0.968761294986317" calcext:value-type="float">
            <text:p>0.968761294986317</text:p>
          </table:table-cell>
          <table:table-cell table:formula="of:=AVERAGE([.A19];[.E19];[.I19])" office:value-type="float" office:value="9.32146666666667" calcext:value-type="float">
            <text:p>9.32146666666667</text:p>
          </table:table-cell>
          <table:table-cell table:formula="of:=AVERAGE([.B19];[.F19];[.J19])" office:value-type="float" office:value="0.965387376559053" calcext:value-type="float">
            <text:p>0.965387376559053</text:p>
          </table:table-cell>
          <table:table-cell table:formula="of:=AVERAGE([.C19];[.G19];[.K19])" office:value-type="float" office:value="9.35816666666667" calcext:value-type="float">
            <text:p>9.35816666666667</text:p>
          </table:table-cell>
          <table:table-cell table:formula="of:=AVERAGE([.D19];[.H19];[.L19])" office:value-type="float" office:value="0.967214894255008" calcext:value-type="float">
            <text:p>0.967214894255008</text:p>
          </table:table-cell>
        </table:table-row>
        <table:table-row table:style-name="ro1">
          <table:table-cell office:value-type="float" office:value="9.2879" calcext:value-type="float">
            <text:p>9.2879</text:p>
          </table:table-cell>
          <table:table-cell table:formula="of:=[.A20]/[.$A$3]" office:value-type="float" office:value="0.96195832297622" calcext:value-type="float">
            <text:p>0.96195832297622</text:p>
          </table:table-cell>
          <table:table-cell office:value-type="float" office:value="9.3265" calcext:value-type="float">
            <text:p>9.3265</text:p>
          </table:table-cell>
          <table:table-cell table:formula="of:=[.C20]/[.$C$3]" office:value-type="float" office:value="0.963989291878986" calcext:value-type="float">
            <text:p>0.963989291878986</text:p>
          </table:table-cell>
          <table:table-cell office:value-type="float" office:value="9.2667" calcext:value-type="float">
            <text:p>9.2667</text:p>
          </table:table-cell>
          <table:table-cell table:formula="of:=[.E20]/[.$E$3]" office:value-type="float" office:value="0.960498766558179" calcext:value-type="float">
            <text:p>0.960498766558179</text:p>
          </table:table-cell>
          <table:table-cell office:value-type="float" office:value="9.3049" calcext:value-type="float">
            <text:p>9.3049</text:p>
          </table:table-cell>
          <table:table-cell table:formula="of:=[.G20]/[.$G$3]" office:value-type="float" office:value="0.962472977026594" calcext:value-type="float">
            <text:p>0.962472977026594</text:p>
          </table:table-cell>
          <table:table-cell office:value-type="float" office:value="9.3139" calcext:value-type="float">
            <text:p>9.3139</text:p>
          </table:table-cell>
          <table:table-cell table:formula="of:=[.I20]/[.$I$3]" office:value-type="float" office:value="0.963772764900662" calcext:value-type="float">
            <text:p>0.963772764900662</text:p>
          </table:table-cell>
          <table:table-cell office:value-type="float" office:value="9.3526" calcext:value-type="float">
            <text:p>9.3526</text:p>
          </table:table-cell>
          <table:table-cell table:formula="of:=[.K20]/[.$K$3]" office:value-type="float" office:value="0.965828471110652" calcext:value-type="float">
            <text:p>0.965828471110652</text:p>
          </table:table-cell>
          <table:table-cell table:formula="of:=AVERAGE([.A20];[.E20];[.I20])" office:value-type="float" office:value="9.2895" calcext:value-type="float">
            <text:p>9.2895</text:p>
          </table:table-cell>
          <table:table-cell table:formula="of:=AVERAGE([.B20];[.F20];[.J20])" office:value-type="float" office:value="0.962076618145021" calcext:value-type="float">
            <text:p>0.962076618145021</text:p>
          </table:table-cell>
          <table:table-cell table:formula="of:=AVERAGE([.C20];[.G20];[.K20])" office:value-type="float" office:value="9.328" calcext:value-type="float">
            <text:p>9.328</text:p>
          </table:table-cell>
          <table:table-cell table:formula="of:=AVERAGE([.D20];[.H20];[.L20])" office:value-type="float" office:value="0.964096913338744" calcext:value-type="float">
            <text:p>0.964096913338744</text:p>
          </table:table-cell>
        </table:table-row>
        <table:table-row table:style-name="ro1">
          <table:table-cell office:value-type="float" office:value="9.2539" calcext:value-type="float">
            <text:p>9.2539</text:p>
          </table:table-cell>
          <table:table-cell table:formula="of:=[.A21]/[.$A$3]" office:value-type="float" office:value="0.958436904465987" calcext:value-type="float">
            <text:p>0.958436904465987</text:p>
          </table:table-cell>
          <table:table-cell office:value-type="float" office:value="9.2945" calcext:value-type="float">
            <text:p>9.2945</text:p>
          </table:table-cell>
          <table:table-cell table:formula="of:=[.C21]/[.$C$3]" office:value-type="float" office:value="0.960681764152601" calcext:value-type="float">
            <text:p>0.960681764152601</text:p>
          </table:table-cell>
          <table:table-cell office:value-type="float" office:value="9.2312" calcext:value-type="float">
            <text:p>9.2312</text:p>
          </table:table-cell>
          <table:table-cell table:formula="of:=[.E21]/[.$E$3]" office:value-type="float" office:value="0.956819171210017" calcext:value-type="float">
            <text:p>0.956819171210017</text:p>
          </table:table-cell>
          <table:table-cell office:value-type="float" office:value="9.2711" calcext:value-type="float">
            <text:p>9.2711</text:p>
          </table:table-cell>
          <table:table-cell table:formula="of:=[.G21]/[.$G$3]" office:value-type="float" office:value="0.958976799031828" calcext:value-type="float">
            <text:p>0.958976799031828</text:p>
          </table:table-cell>
          <table:table-cell office:value-type="float" office:value="9.2819" calcext:value-type="float">
            <text:p>9.2819</text:p>
          </table:table-cell>
          <table:table-cell table:formula="of:=[.I21]/[.$I$3]" office:value-type="float" office:value="0.960461506622517" calcext:value-type="float">
            <text:p>0.960461506622517</text:p>
          </table:table-cell>
          <table:table-cell office:value-type="float" office:value="9.3226" calcext:value-type="float">
            <text:p>9.3226</text:p>
          </table:table-cell>
          <table:table-cell table:formula="of:=[.K21]/[.$K$3]" office:value-type="float" office:value="0.962730417720865" calcext:value-type="float">
            <text:p>0.962730417720865</text:p>
          </table:table-cell>
          <table:table-cell table:formula="of:=AVERAGE([.A21];[.E21];[.I21])" office:value-type="float" office:value="9.25566666666667" calcext:value-type="float">
            <text:p>9.25566666666667</text:p>
          </table:table-cell>
          <table:table-cell table:formula="of:=AVERAGE([.B21];[.F21];[.J21])" office:value-type="float" office:value="0.95857252743284" calcext:value-type="float">
            <text:p>0.95857252743284</text:p>
          </table:table-cell>
          <table:table-cell table:formula="of:=AVERAGE([.C21];[.G21];[.K21])" office:value-type="float" office:value="9.29606666666667" calcext:value-type="float">
            <text:p>9.29606666666667</text:p>
          </table:table-cell>
          <table:table-cell table:formula="of:=AVERAGE([.D21];[.H21];[.L21])" office:value-type="float" office:value="0.960796326968431" calcext:value-type="float">
            <text:p>0.960796326968431</text:p>
          </table:table-cell>
        </table:table-row>
        <table:table-row table:style-name="ro1">
          <table:table-cell office:value-type="float" office:value="9.2179" calcext:value-type="float">
            <text:p>9.2179</text:p>
          </table:table-cell>
          <table:table-cell table:formula="of:=[.A22]/[.$A$3]" office:value-type="float" office:value="0.954708343690447" calcext:value-type="float">
            <text:p>0.954708343690447</text:p>
          </table:table-cell>
          <table:table-cell office:value-type="float" office:value="9.2605" calcext:value-type="float">
            <text:p>9.2605</text:p>
          </table:table-cell>
          <table:table-cell table:formula="of:=[.C22]/[.$C$3]" office:value-type="float" office:value="0.957167515943317" calcext:value-type="float">
            <text:p>0.957167515943317</text:p>
          </table:table-cell>
          <table:table-cell office:value-type="float" office:value="9.1935" calcext:value-type="float">
            <text:p>9.1935</text:p>
          </table:table-cell>
          <table:table-cell table:formula="of:=[.E22]/[.$E$3]" office:value-type="float" office:value="0.952911544600842" calcext:value-type="float">
            <text:p>0.952911544600842</text:p>
          </table:table-cell>
          <table:table-cell office:value-type="float" office:value="9.2353" calcext:value-type="float">
            <text:p>9.2353</text:p>
          </table:table-cell>
          <table:table-cell table:formula="of:=[.G22]/[.$G$3]" office:value-type="float" office:value="0.955273746599501" calcext:value-type="float">
            <text:p>0.955273746599501</text:p>
          </table:table-cell>
          <table:table-cell office:value-type="float" office:value="9.248" calcext:value-type="float">
            <text:p>9.248</text:p>
          </table:table-cell>
          <table:table-cell table:formula="of:=[.I22]/[.$I$3]" office:value-type="float" office:value="0.956953642384106" calcext:value-type="float">
            <text:p>0.956953642384106</text:p>
          </table:table-cell>
          <table:table-cell office:value-type="float" office:value="9.2909" calcext:value-type="float">
            <text:p>9.2909</text:p>
          </table:table-cell>
          <table:table-cell table:formula="of:=[.K22]/[.$K$3]" office:value-type="float" office:value="0.959456807972324" calcext:value-type="float">
            <text:p>0.959456807972324</text:p>
          </table:table-cell>
          <table:table-cell table:formula="of:=AVERAGE([.A22];[.E22];[.I22])" office:value-type="float" office:value="9.2198" calcext:value-type="float">
            <text:p>9.2198</text:p>
          </table:table-cell>
          <table:table-cell table:formula="of:=AVERAGE([.B22];[.F22];[.J22])" office:value-type="float" office:value="0.954857843558465" calcext:value-type="float">
            <text:p>0.954857843558465</text:p>
          </table:table-cell>
          <table:table-cell table:formula="of:=AVERAGE([.C22];[.G22];[.K22])" office:value-type="float" office:value="9.26223333333333" calcext:value-type="float">
            <text:p>9.26223333333333</text:p>
          </table:table-cell>
          <table:table-cell table:formula="of:=AVERAGE([.D22];[.H22];[.L22])" office:value-type="float" office:value="0.957299356838381" calcext:value-type="float">
            <text:p>0.957299356838381</text:p>
          </table:table-cell>
        </table:table-row>
        <table:table-row table:style-name="ro1">
          <table:table-cell office:value-type="float" office:value="9.1796" calcext:value-type="float">
            <text:p>9.1796</text:p>
          </table:table-cell>
          <table:table-cell table:formula="of:=[.A23]/[.$A$3]" office:value-type="float" office:value="0.950741569309802" calcext:value-type="float">
            <text:p>0.950741569309802</text:p>
          </table:table-cell>
          <table:table-cell office:value-type="float" office:value="9.2246" calcext:value-type="float">
            <text:p>9.2246</text:p>
          </table:table-cell>
          <table:table-cell table:formula="of:=[.C23]/[.$C$3]" office:value-type="float" office:value="0.953456883275279" calcext:value-type="float">
            <text:p>0.953456883275279</text:p>
          </table:table-cell>
          <table:table-cell office:value-type="float" office:value="9.1535" calcext:value-type="float">
            <text:p>9.1535</text:p>
          </table:table-cell>
          <table:table-cell table:formula="of:=[.E23]/[.$E$3]" office:value-type="float" office:value="0.948765521673335" calcext:value-type="float">
            <text:p>0.948765521673335</text:p>
          </table:table-cell>
          <table:table-cell office:value-type="float" office:value="9.1974" calcext:value-type="float">
            <text:p>9.1974</text:p>
          </table:table-cell>
          <table:table-cell table:formula="of:=[.G23]/[.$G$3]" office:value-type="float" office:value="0.951353476007737" calcext:value-type="float">
            <text:p>0.951353476007737</text:p>
          </table:table-cell>
          <table:table-cell office:value-type="float" office:value="9.2119" calcext:value-type="float">
            <text:p>9.2119</text:p>
          </table:table-cell>
          <table:table-cell table:formula="of:=[.I23]/[.$I$3]" office:value-type="float" office:value="0.953218129139073" calcext:value-type="float">
            <text:p>0.953218129139073</text:p>
          </table:table-cell>
          <table:table-cell office:value-type="float" office:value="9.2572" calcext:value-type="float">
            <text:p>9.2572</text:p>
          </table:table-cell>
          <table:table-cell table:formula="of:=[.K23]/[.$K$3]" office:value-type="float" office:value="0.95597666133113" calcext:value-type="float">
            <text:p>0.95597666133113</text:p>
          </table:table-cell>
          <table:table-cell table:formula="of:=AVERAGE([.A23];[.E23];[.I23])" office:value-type="float" office:value="9.18166666666667" calcext:value-type="float">
            <text:p>9.18166666666667</text:p>
          </table:table-cell>
          <table:table-cell table:formula="of:=AVERAGE([.B23];[.F23];[.J23])" office:value-type="float" office:value="0.950908406707403" calcext:value-type="float">
            <text:p>0.950908406707403</text:p>
          </table:table-cell>
          <table:table-cell table:formula="of:=AVERAGE([.C23];[.G23];[.K23])" office:value-type="float" office:value="9.2264" calcext:value-type="float">
            <text:p>9.2264</text:p>
          </table:table-cell>
          <table:table-cell table:formula="of:=AVERAGE([.D23];[.H23];[.L23])" office:value-type="float" office:value="0.953595673538049" calcext:value-type="float">
            <text:p>0.953595673538049</text:p>
          </table:table-cell>
        </table:table-row>
        <table:table-row table:style-name="ro1">
          <table:table-cell office:value-type="float" office:value="9.1385" calcext:value-type="float">
            <text:p>9.1385</text:p>
          </table:table-cell>
          <table:table-cell table:formula="of:=[.A24]/[.$A$3]" office:value-type="float" office:value="0.946484795757726" calcext:value-type="float">
            <text:p>0.946484795757726</text:p>
          </table:table-cell>
          <table:table-cell office:value-type="float" office:value="9.1861" calcext:value-type="float">
            <text:p>9.1861</text:p>
          </table:table-cell>
          <table:table-cell table:formula="of:=[.C24]/[.$C$3]" office:value-type="float" office:value="0.949477513979473" calcext:value-type="float">
            <text:p>0.949477513979473</text:p>
          </table:table-cell>
          <table:table-cell office:value-type="float" office:value="9.1105" calcext:value-type="float">
            <text:p>9.1105</text:p>
          </table:table-cell>
          <table:table-cell table:formula="of:=[.E24]/[.$E$3]" office:value-type="float" office:value="0.944308547026265" calcext:value-type="float">
            <text:p>0.944308547026265</text:p>
          </table:table-cell>
          <table:table-cell office:value-type="float" office:value="9.1568" calcext:value-type="float">
            <text:p>9.1568</text:p>
          </table:table-cell>
          <table:table-cell table:formula="of:=[.G24]/[.$G$3]" office:value-type="float" office:value="0.947153924925267" calcext:value-type="float">
            <text:p>0.947153924925267</text:p>
          </table:table-cell>
          <table:table-cell office:value-type="float" office:value="9.1731" calcext:value-type="float">
            <text:p>9.1731</text:p>
          </table:table-cell>
          <table:table-cell table:formula="of:=[.I24]/[.$I$3]" office:value-type="float" office:value="0.949203228476821" calcext:value-type="float">
            <text:p>0.949203228476821</text:p>
          </table:table-cell>
          <table:table-cell office:value-type="float" office:value="9.2212" calcext:value-type="float">
            <text:p>9.2212</text:p>
          </table:table-cell>
          <table:table-cell table:formula="of:=[.K24]/[.$K$3]" office:value-type="float" office:value="0.952258997263386" calcext:value-type="float">
            <text:p>0.952258997263386</text:p>
          </table:table-cell>
          <table:table-cell table:formula="of:=AVERAGE([.A24];[.E24];[.I24])" office:value-type="float" office:value="9.1407" calcext:value-type="float">
            <text:p>9.1407</text:p>
          </table:table-cell>
          <table:table-cell table:formula="of:=AVERAGE([.B24];[.F24];[.J24])" office:value-type="float" office:value="0.946665523753604" calcext:value-type="float">
            <text:p>0.946665523753604</text:p>
          </table:table-cell>
          <table:table-cell table:formula="of:=AVERAGE([.C24];[.G24];[.K24])" office:value-type="float" office:value="9.18803333333333" calcext:value-type="float">
            <text:p>9.18803333333333</text:p>
          </table:table-cell>
          <table:table-cell table:formula="of:=AVERAGE([.D24];[.H24];[.L24])" office:value-type="float" office:value="0.949630145389375" calcext:value-type="float">
            <text:p>0.949630145389375</text:p>
          </table:table-cell>
        </table:table-row>
        <table:table-row table:style-name="ro1">
          <table:table-cell office:value-type="float" office:value="9.0942" calcext:value-type="float">
            <text:p>9.0942</text:p>
          </table:table-cell>
          <table:table-cell table:formula="of:=[.A25]/[.$A$3]" office:value-type="float" office:value="0.941896594581158" calcext:value-type="float">
            <text:p>0.941896594581158</text:p>
          </table:table-cell>
          <table:table-cell office:value-type="float" office:value="9.1448" calcext:value-type="float">
            <text:p>9.1448</text:p>
          </table:table-cell>
          <table:table-cell table:formula="of:=[.C25]/[.$C$3]" office:value-type="float" office:value="0.945208736007607" calcext:value-type="float">
            <text:p>0.945208736007607</text:p>
          </table:table-cell>
          <table:table-cell office:value-type="float" office:value="9.0643" calcext:value-type="float">
            <text:p>9.0643</text:p>
          </table:table-cell>
          <table:table-cell table:formula="of:=[.E25]/[.$E$3]" office:value-type="float" office:value="0.939519890544995" calcext:value-type="float">
            <text:p>0.939519890544995</text:p>
          </table:table-cell>
          <table:table-cell office:value-type="float" office:value="9.1132" calcext:value-type="float">
            <text:p>9.1132</text:p>
          </table:table-cell>
          <table:table-cell table:formula="of:=[.G25]/[.$G$3]" office:value-type="float" office:value="0.942644062186456" calcext:value-type="float">
            <text:p>0.942644062186456</text:p>
          </table:table-cell>
          <table:table-cell office:value-type="float" office:value="9.1318" calcext:value-type="float">
            <text:p>9.1318</text:p>
          </table:table-cell>
          <table:table-cell table:formula="of:=[.I25]/[.$I$3]" office:value-type="float" office:value="0.944929635761589" calcext:value-type="float">
            <text:p>0.944929635761589</text:p>
          </table:table-cell>
          <table:table-cell office:value-type="float" office:value="9.183" calcext:value-type="float">
            <text:p>9.183</text:p>
          </table:table-cell>
          <table:table-cell table:formula="of:=[.K25]/[.$K$3]" office:value-type="float" office:value="0.948314142613724" calcext:value-type="float">
            <text:p>0.948314142613724</text:p>
          </table:table-cell>
          <table:table-cell table:formula="of:=AVERAGE([.A25];[.E25];[.I25])" office:value-type="float" office:value="9.09676666666667" calcext:value-type="float">
            <text:p>9.09676666666667</text:p>
          </table:table-cell>
          <table:table-cell table:formula="of:=AVERAGE([.B25];[.F25];[.J25])" office:value-type="float" office:value="0.942115373629247" calcext:value-type="float">
            <text:p>0.942115373629247</text:p>
          </table:table-cell>
          <table:table-cell table:formula="of:=AVERAGE([.C25];[.G25];[.K25])" office:value-type="float" office:value="9.147" calcext:value-type="float">
            <text:p>9.147</text:p>
          </table:table-cell>
          <table:table-cell table:formula="of:=AVERAGE([.D25];[.H25];[.L25])" office:value-type="float" office:value="0.945388980269263" calcext:value-type="float">
            <text:p>0.945388980269263</text:p>
          </table:table-cell>
        </table:table-row>
        <table:table-row table:style-name="ro1">
          <table:table-cell office:value-type="float" office:value="9.0469" calcext:value-type="float">
            <text:p>9.0469</text:p>
          </table:table-cell>
          <table:table-cell table:formula="of:=[.A26]/[.$A$3]" office:value-type="float" office:value="0.936997680006628" calcext:value-type="float">
            <text:p>0.936997680006628</text:p>
          </table:table-cell>
          <table:table-cell office:value-type="float" office:value="9.1009" calcext:value-type="float">
            <text:p>9.1009</text:p>
          </table:table-cell>
          <table:table-cell table:formula="of:=[.C26]/[.$C$3]" office:value-type="float" office:value="0.940671221407973" calcext:value-type="float">
            <text:p>0.940671221407973</text:p>
          </table:table-cell>
          <table:table-cell office:value-type="float" office:value="9.0147" calcext:value-type="float">
            <text:p>9.0147</text:p>
          </table:table-cell>
          <table:table-cell table:formula="of:=[.E26]/[.$E$3]" office:value-type="float" office:value="0.934378822114886" calcext:value-type="float">
            <text:p>0.934378822114886</text:p>
          </table:table-cell>
          <table:table-cell office:value-type="float" office:value="9.0666" calcext:value-type="float">
            <text:p>9.0666</text:p>
          </table:table-cell>
          <table:table-cell table:formula="of:=[.G26]/[.$G$3]" office:value-type="float" office:value="0.937823887791305" calcext:value-type="float">
            <text:p>0.937823887791305</text:p>
          </table:table-cell>
          <table:table-cell office:value-type="float" office:value="9.0878" calcext:value-type="float">
            <text:p>9.0878</text:p>
          </table:table-cell>
          <table:table-cell table:formula="of:=[.I26]/[.$I$3]" office:value-type="float" office:value="0.940376655629139" calcext:value-type="float">
            <text:p>0.940376655629139</text:p>
          </table:table-cell>
          <table:table-cell office:value-type="float" office:value="9.1425" calcext:value-type="float">
            <text:p>9.1425</text:p>
          </table:table-cell>
          <table:table-cell table:formula="of:=[.K26]/[.$K$3]" office:value-type="float" office:value="0.944131770537512" calcext:value-type="float">
            <text:p>0.944131770537512</text:p>
          </table:table-cell>
          <table:table-cell table:formula="of:=AVERAGE([.A26];[.E26];[.I26])" office:value-type="float" office:value="9.0498" calcext:value-type="float">
            <text:p>9.0498</text:p>
          </table:table-cell>
          <table:table-cell table:formula="of:=AVERAGE([.B26];[.F26];[.J26])" office:value-type="float" office:value="0.937251052583551" calcext:value-type="float">
            <text:p>0.937251052583551</text:p>
          </table:table-cell>
          <table:table-cell table:formula="of:=AVERAGE([.C26];[.G26];[.K26])" office:value-type="float" office:value="9.10333333333333" calcext:value-type="float">
            <text:p>9.10333333333333</text:p>
          </table:table-cell>
          <table:table-cell table:formula="of:=AVERAGE([.D26];[.H26];[.L26])" office:value-type="float" office:value="0.94087562657893" calcext:value-type="float">
            <text:p>0.94087562657893</text:p>
          </table:table-cell>
        </table:table-row>
        <table:table-row table:style-name="ro1">
          <table:table-cell office:value-type="float" office:value="8.9963" calcext:value-type="float">
            <text:p>8.9963</text:p>
          </table:table-cell>
          <table:table-cell table:formula="of:=[.A27]/[.$A$3]" office:value-type="float" office:value="0.931756980694341" calcext:value-type="float">
            <text:p>0.931756980694341</text:p>
          </table:table-cell>
          <table:table-cell office:value-type="float" office:value="9.0541" calcext:value-type="float">
            <text:p>9.0541</text:p>
          </table:table-cell>
          <table:table-cell table:formula="of:=[.C27]/[.$C$3]" office:value-type="float" office:value="0.935833962108135" calcext:value-type="float">
            <text:p>0.935833962108135</text:p>
          </table:table-cell>
          <table:table-cell office:value-type="float" office:value="8.9615" calcext:value-type="float">
            <text:p>8.9615</text:p>
          </table:table-cell>
          <table:table-cell table:formula="of:=[.E27]/[.$E$3]" office:value-type="float" office:value="0.928864611621302" calcext:value-type="float">
            <text:p>0.928864611621302</text:p>
          </table:table-cell>
          <table:table-cell office:value-type="float" office:value="9.0167" calcext:value-type="float">
            <text:p>9.0167</text:p>
          </table:table-cell>
          <table:table-cell table:formula="of:=[.G27]/[.$G$3]" office:value-type="float" office:value="0.93266237057418" calcext:value-type="float">
            <text:p>0.93266237057418</text:p>
          </table:table-cell>
          <table:table-cell office:value-type="float" office:value="9.0408" calcext:value-type="float">
            <text:p>9.0408</text:p>
          </table:table-cell>
          <table:table-cell table:formula="of:=[.I27]/[.$I$3]" office:value-type="float" office:value="0.935513245033113" calcext:value-type="float">
            <text:p>0.935513245033113</text:p>
          </table:table-cell>
          <table:table-cell office:value-type="float" office:value="9.0995" calcext:value-type="float">
            <text:p>9.0995</text:p>
          </table:table-cell>
          <table:table-cell table:formula="of:=[.K27]/[.$K$3]" office:value-type="float" office:value="0.939691227345485" calcext:value-type="float">
            <text:p>0.939691227345485</text:p>
          </table:table-cell>
          <table:table-cell table:formula="of:=AVERAGE([.A27];[.E27];[.I27])" office:value-type="float" office:value="8.99953333333333" calcext:value-type="float">
            <text:p>8.99953333333333</text:p>
          </table:table-cell>
          <table:table-cell table:formula="of:=AVERAGE([.B27];[.F27];[.J27])" office:value-type="float" office:value="0.932044945782919" calcext:value-type="float">
            <text:p>0.932044945782919</text:p>
          </table:table-cell>
          <table:table-cell table:formula="of:=AVERAGE([.C27];[.G27];[.K27])" office:value-type="float" office:value="9.05676666666667" calcext:value-type="float">
            <text:p>9.05676666666667</text:p>
          </table:table-cell>
          <table:table-cell table:formula="of:=AVERAGE([.D27];[.H27];[.L27])" office:value-type="float" office:value="0.936062520009267" calcext:value-type="float">
            <text:p>0.936062520009267</text:p>
          </table:table-cell>
        </table:table-row>
        <table:table-row table:style-name="ro1">
          <table:table-cell office:value-type="float" office:value="8.9421" calcext:value-type="float">
            <text:p>8.9421</text:p>
          </table:table-cell>
          <table:table-cell table:formula="of:=[.A28]/[.$A$3]" office:value-type="float" office:value="0.926143425304499" calcext:value-type="float">
            <text:p>0.926143425304499</text:p>
          </table:table-cell>
          <table:table-cell office:value-type="float" office:value="9.0042" calcext:value-type="float">
            <text:p>9.0042</text:p>
          </table:table-cell>
          <table:table-cell table:formula="of:=[.C28]/[.$C$3]" office:value-type="float" office:value="0.930676286059804" calcext:value-type="float">
            <text:p>0.930676286059804</text:p>
          </table:table-cell>
          <table:table-cell office:value-type="float" office:value="8.9046" calcext:value-type="float">
            <text:p>8.9046</text:p>
          </table:table-cell>
          <table:table-cell table:formula="of:=[.E28]/[.$E$3]" office:value-type="float" office:value="0.922966894006924" calcext:value-type="float">
            <text:p>0.922966894006924</text:p>
          </table:table-cell>
          <table:table-cell office:value-type="float" office:value="8.9635" calcext:value-type="float">
            <text:p>8.9635</text:p>
          </table:table-cell>
          <table:table-cell table:formula="of:=[.G28]/[.$G$3]" office:value-type="float" office:value="0.927159510535081" calcext:value-type="float">
            <text:p>0.927159510535081</text:p>
          </table:table-cell>
          <table:table-cell office:value-type="float" office:value="8.9904" calcext:value-type="float">
            <text:p>8.9904</text:p>
          </table:table-cell>
          <table:table-cell table:formula="of:=[.I28]/[.$I$3]" office:value-type="float" office:value="0.930298013245033" calcext:value-type="float">
            <text:p>0.930298013245033</text:p>
          </table:table-cell>
          <table:table-cell office:value-type="float" office:value="9.0536" calcext:value-type="float">
            <text:p>9.0536</text:p>
          </table:table-cell>
          <table:table-cell table:formula="of:=[.K28]/[.$K$3]" office:value-type="float" office:value="0.934951205659111" calcext:value-type="float">
            <text:p>0.934951205659111</text:p>
          </table:table-cell>
          <table:table-cell table:formula="of:=AVERAGE([.A28];[.E28];[.I28])" office:value-type="float" office:value="8.9457" calcext:value-type="float">
            <text:p>8.9457</text:p>
          </table:table-cell>
          <table:table-cell table:formula="of:=AVERAGE([.B28];[.F28];[.J28])" office:value-type="float" office:value="0.926469444185485" calcext:value-type="float">
            <text:p>0.926469444185485</text:p>
          </table:table-cell>
          <table:table-cell table:formula="of:=AVERAGE([.C28];[.G28];[.K28])" office:value-type="float" office:value="9.0071" calcext:value-type="float">
            <text:p>9.0071</text:p>
          </table:table-cell>
          <table:table-cell table:formula="of:=AVERAGE([.D28];[.H28];[.L28])" office:value-type="float" office:value="0.930929000751332" calcext:value-type="float">
            <text:p>0.930929000751332</text:p>
          </table:table-cell>
        </table:table-row>
        <table:table-row table:style-name="ro1">
          <table:table-cell office:value-type="float" office:value="8.8825" calcext:value-type="float">
            <text:p>8.8825</text:p>
          </table:table-cell>
          <table:table-cell table:formula="of:=[.A29]/[.$A$3]" office:value-type="float" office:value="0.919970585798326" calcext:value-type="float">
            <text:p>0.919970585798326</text:p>
          </table:table-cell>
          <table:table-cell office:value-type="float" office:value="8.9499" calcext:value-type="float">
            <text:p>8.9499</text:p>
          </table:table-cell>
          <table:table-cell table:formula="of:=[.C29]/[.$C$3]" office:value-type="float" office:value="0.925063824949095" calcext:value-type="float">
            <text:p>0.925063824949095</text:p>
          </table:table-cell>
          <table:table-cell office:value-type="float" office:value="8.8421" calcext:value-type="float">
            <text:p>8.8421</text:p>
          </table:table-cell>
          <table:table-cell table:formula="of:=[.E29]/[.$E$3]" office:value-type="float" office:value="0.916488733182695" calcext:value-type="float">
            <text:p>0.916488733182695</text:p>
          </table:table-cell>
          <table:table-cell office:value-type="float" office:value="8.9057" calcext:value-type="float">
            <text:p>8.9057</text:p>
          </table:table-cell>
          <table:table-cell table:formula="of:=[.G29]/[.$G$3]" office:value-type="float" office:value="0.921180839289593" calcext:value-type="float">
            <text:p>0.921180839289593</text:p>
          </table:table-cell>
          <table:table-cell office:value-type="float" office:value="8.9351" calcext:value-type="float">
            <text:p>8.9351</text:p>
          </table:table-cell>
          <table:table-cell table:formula="of:=[.I29]/[.$I$3]" office:value-type="float" office:value="0.924575745033113" calcext:value-type="float">
            <text:p>0.924575745033113</text:p>
          </table:table-cell>
          <table:table-cell office:value-type="float" office:value="9.0036" calcext:value-type="float">
            <text:p>9.0036</text:p>
          </table:table-cell>
          <table:table-cell table:formula="of:=[.K29]/[.$K$3]" office:value-type="float" office:value="0.9297877833428" calcext:value-type="float">
            <text:p>0.9297877833428</text:p>
          </table:table-cell>
          <table:table-cell table:formula="of:=AVERAGE([.A29];[.E29];[.I29])" office:value-type="float" office:value="8.88656666666667" calcext:value-type="float">
            <text:p>8.88656666666667</text:p>
          </table:table-cell>
          <table:table-cell table:formula="of:=AVERAGE([.B29];[.F29];[.J29])" office:value-type="float" office:value="0.920345021338044" calcext:value-type="float">
            <text:p>0.920345021338044</text:p>
          </table:table-cell>
          <table:table-cell table:formula="of:=AVERAGE([.C29];[.G29];[.K29])" office:value-type="float" office:value="8.95306666666667" calcext:value-type="float">
            <text:p>8.95306666666667</text:p>
          </table:table-cell>
          <table:table-cell table:formula="of:=AVERAGE([.D29];[.H29];[.L29])" office:value-type="float" office:value="0.925344149193829" calcext:value-type="float">
            <text:p>0.925344149193829</text:p>
          </table:table-cell>
        </table:table-row>
        <table:table-row table:style-name="ro1">
          <table:table-cell office:value-type="float" office:value="8.8174" calcext:value-type="float">
            <text:p>8.8174</text:p>
          </table:table-cell>
          <table:table-cell table:formula="of:=[.A30]/[.$A$3]" office:value-type="float" office:value="0.913228105062557" calcext:value-type="float">
            <text:p>0.913228105062557</text:p>
          </table:table-cell>
          <table:table-cell office:value-type="float" office:value="8.891" calcext:value-type="float">
            <text:p>8.891</text:p>
          </table:table-cell>
          <table:table-cell table:formula="of:=[.C30]/[.$C$3]" office:value-type="float" office:value="0.918975906727718" calcext:value-type="float">
            <text:p>0.918975906727718</text:p>
          </table:table-cell>
          <table:table-cell office:value-type="float" office:value="8.7736" calcext:value-type="float">
            <text:p>8.7736</text:p>
          </table:table-cell>
          <table:table-cell table:formula="of:=[.E30]/[.$E$3]" office:value-type="float" office:value="0.909388668919339" calcext:value-type="float">
            <text:p>0.909388668919339</text:p>
          </table:table-cell>
          <table:table-cell office:value-type="float" office:value="8.8426" calcext:value-type="float">
            <text:p>8.8426</text:p>
          </table:table-cell>
          <table:table-cell table:formula="of:=[.G30]/[.$G$3]" office:value-type="float" office:value="0.914653950784571" calcext:value-type="float">
            <text:p>0.914653950784571</text:p>
          </table:table-cell>
          <table:table-cell office:value-type="float" office:value="8.8754" calcext:value-type="float">
            <text:p>8.8754</text:p>
          </table:table-cell>
          <table:table-cell table:formula="of:=[.I30]/[.$I$3]" office:value-type="float" office:value="0.918398178807947" calcext:value-type="float">
            <text:p>0.918398178807947</text:p>
          </table:table-cell>
          <table:table-cell office:value-type="float" office:value="8.9502" calcext:value-type="float">
            <text:p>8.9502</text:p>
          </table:table-cell>
          <table:table-cell table:formula="of:=[.K30]/[.$K$3]" office:value-type="float" office:value="0.924273248308979" calcext:value-type="float">
            <text:p>0.924273248308979</text:p>
          </table:table-cell>
          <table:table-cell table:formula="of:=AVERAGE([.A30];[.E30];[.I30])" office:value-type="float" office:value="8.82213333333333" calcext:value-type="float">
            <text:p>8.82213333333333</text:p>
          </table:table-cell>
          <table:table-cell table:formula="of:=AVERAGE([.B30];[.F30];[.J30])" office:value-type="float" office:value="0.913671650929948" calcext:value-type="float">
            <text:p>0.913671650929948</text:p>
          </table:table-cell>
          <table:table-cell table:formula="of:=AVERAGE([.C30];[.G30];[.K30])" office:value-type="float" office:value="8.8946" calcext:value-type="float">
            <text:p>8.8946</text:p>
          </table:table-cell>
          <table:table-cell table:formula="of:=AVERAGE([.D30];[.H30];[.L30])" office:value-type="float" office:value="0.919301035273756" calcext:value-type="float">
            <text:p>0.919301035273756</text:p>
          </table:table-cell>
        </table:table-row>
        <table:table-row table:style-name="ro1">
          <table:table-cell office:value-type="float" office:value="8.7466" calcext:value-type="float">
            <text:p>8.7466</text:p>
          </table:table-cell>
          <table:table-cell table:formula="of:=[.A31]/[.$A$3]" office:value-type="float" office:value="0.90589526887066" calcext:value-type="float">
            <text:p>0.90589526887066</text:p>
          </table:table-cell>
          <table:table-cell office:value-type="float" office:value="8.8275" calcext:value-type="float">
            <text:p>8.8275</text:p>
          </table:table-cell>
          <table:table-cell table:formula="of:=[.C31]/[.$C$3]" office:value-type="float" office:value="0.912412531395673" calcext:value-type="float">
            <text:p>0.912412531395673</text:p>
          </table:table-cell>
          <table:table-cell office:value-type="float" office:value="8.699" calcext:value-type="float">
            <text:p>8.699</text:p>
          </table:table-cell>
          <table:table-cell table:formula="of:=[.E31]/[.$E$3]" office:value-type="float" office:value="0.901656336159539" calcext:value-type="float">
            <text:p>0.901656336159539</text:p>
          </table:table-cell>
          <table:table-cell office:value-type="float" office:value="8.7744" calcext:value-type="float">
            <text:p>8.7744</text:p>
          </table:table-cell>
          <table:table-cell table:formula="of:=[.G31]/[.$G$3]" office:value-type="float" office:value="0.907599532463771" calcext:value-type="float">
            <text:p>0.907599532463771</text:p>
          </table:table-cell>
          <table:table-cell office:value-type="float" office:value="8.811" calcext:value-type="float">
            <text:p>8.811</text:p>
          </table:table-cell>
          <table:table-cell table:formula="of:=[.I31]/[.$I$3]" office:value-type="float" office:value="0.911734271523179" calcext:value-type="float">
            <text:p>0.911734271523179</text:p>
          </table:table-cell>
          <table:table-cell office:value-type="float" office:value="8.893" calcext:value-type="float">
            <text:p>8.893</text:p>
          </table:table-cell>
          <table:table-cell table:formula="of:=[.K31]/[.$K$3]" office:value-type="float" office:value="0.918366293179119" calcext:value-type="float">
            <text:p>0.918366293179119</text:p>
          </table:table-cell>
          <table:table-cell table:formula="of:=AVERAGE([.A31];[.E31];[.I31])" office:value-type="float" office:value="8.7522" calcext:value-type="float">
            <text:p>8.7522</text:p>
          </table:table-cell>
          <table:table-cell table:formula="of:=AVERAGE([.B31];[.F31];[.J31])" office:value-type="float" office:value="0.906428625517793" calcext:value-type="float">
            <text:p>0.906428625517793</text:p>
          </table:table-cell>
          <table:table-cell table:formula="of:=AVERAGE([.C31];[.G31];[.K31])" office:value-type="float" office:value="8.83163333333333" calcext:value-type="float">
            <text:p>8.83163333333333</text:p>
          </table:table-cell>
          <table:table-cell table:formula="of:=AVERAGE([.D31];[.H31];[.L31])" office:value-type="float" office:value="0.912792785679521" calcext:value-type="float">
            <text:p>0.912792785679521</text:p>
          </table:table-cell>
        </table:table-row>
        <table:table-row table:style-name="ro1">
          <table:table-cell office:value-type="float" office:value="8.6697" calcext:value-type="float">
            <text:p>8.6697</text:p>
          </table:table-cell>
          <table:table-cell table:formula="of:=[.A32]/[.$A$3]" office:value-type="float" office:value="0.897930648769575" calcext:value-type="float">
            <text:p>0.897930648769575</text:p>
          </table:table-cell>
          <table:table-cell office:value-type="float" office:value="8.7592" calcext:value-type="float">
            <text:p>8.7592</text:p>
          </table:table-cell>
          <table:table-cell table:formula="of:=[.C32]/[.$C$3]" office:value-type="float" office:value="0.905353026904671" calcext:value-type="float">
            <text:p>0.905353026904671</text:p>
          </table:table-cell>
          <table:table-cell office:value-type="float" office:value="8.6179" calcext:value-type="float">
            <text:p>8.6179</text:p>
          </table:table-cell>
          <table:table-cell table:formula="of:=[.E32]/[.$E$3]" office:value-type="float" office:value="0.893250274674019" calcext:value-type="float">
            <text:p>0.893250274674019</text:p>
          </table:table-cell>
          <table:table-cell office:value-type="float" office:value="8.7006" calcext:value-type="float">
            <text:p>8.7006</text:p>
          </table:table-cell>
          <table:table-cell table:formula="of:=[.G32]/[.$G$3]" office:value-type="float" office:value="0.899965865717803" calcext:value-type="float">
            <text:p>0.899965865717803</text:p>
          </table:table-cell>
          <table:table-cell office:value-type="float" office:value="8.7416" calcext:value-type="float">
            <text:p>8.7416</text:p>
          </table:table-cell>
          <table:table-cell table:formula="of:=[.I32]/[.$I$3]" office:value-type="float" office:value="0.90455298013245" calcext:value-type="float">
            <text:p>0.90455298013245</text:p>
          </table:table-cell>
          <table:table-cell office:value-type="float" office:value="8.8319" calcext:value-type="float">
            <text:p>8.8319</text:p>
          </table:table-cell>
          <table:table-cell table:formula="of:=[.K32]/[.$K$3]" office:value-type="float" office:value="0.912056591108587" calcext:value-type="float">
            <text:p>0.912056591108587</text:p>
          </table:table-cell>
          <table:table-cell table:formula="of:=AVERAGE([.A32];[.E32];[.I32])" office:value-type="float" office:value="8.6764" calcext:value-type="float">
            <text:p>8.6764</text:p>
          </table:table-cell>
          <table:table-cell table:formula="of:=AVERAGE([.B32];[.F32];[.J32])" office:value-type="float" office:value="0.898577967858681" calcext:value-type="float">
            <text:p>0.898577967858681</text:p>
          </table:table-cell>
          <table:table-cell table:formula="of:=AVERAGE([.C32];[.G32];[.K32])" office:value-type="float" office:value="8.7639" calcext:value-type="float">
            <text:p>8.7639</text:p>
          </table:table-cell>
          <table:table-cell table:formula="of:=AVERAGE([.D32];[.H32];[.L32])" office:value-type="float" office:value="0.905791827910353" calcext:value-type="float">
            <text:p>0.905791827910353</text:p>
          </table:table-cell>
        </table:table-row>
        <table:table-row table:style-name="ro1">
          <table:table-cell office:value-type="float" office:value="8.5834" calcext:value-type="float">
            <text:p>8.5834</text:p>
          </table:table-cell>
          <table:table-cell table:formula="of:=[.A33]/[.$A$3]" office:value-type="float" office:value="0.888992460021543" calcext:value-type="float">
            <text:p>0.888992460021543</text:p>
          </table:table-cell>
          <table:table-cell office:value-type="float" office:value="8.6839" calcext:value-type="float">
            <text:p>8.6839</text:p>
          </table:table-cell>
          <table:table-cell table:formula="of:=[.C33]/[.$C$3]" office:value-type="float" office:value="0.897570000723522" calcext:value-type="float">
            <text:p>0.897570000723522</text:p>
          </table:table-cell>
          <table:table-cell office:value-type="float" office:value="8.5266" calcext:value-type="float">
            <text:p>8.5266</text:p>
          </table:table-cell>
          <table:table-cell table:formula="of:=[.E33]/[.$E$3]" office:value-type="float" office:value="0.883786977341985" calcext:value-type="float">
            <text:p>0.883786977341985</text:p>
          </table:table-cell>
          <table:table-cell office:value-type="float" office:value="8.6193" calcext:value-type="float">
            <text:p>8.6193</text:p>
          </table:table-cell>
          <table:table-cell table:formula="of:=[.G33]/[.$G$3]" office:value-type="float" office:value="0.891556419830984" calcext:value-type="float">
            <text:p>0.891556419830984</text:p>
          </table:table-cell>
          <table:table-cell office:value-type="float" office:value="8.6628" calcext:value-type="float">
            <text:p>8.6628</text:p>
          </table:table-cell>
          <table:table-cell table:formula="of:=[.I33]/[.$I$3]" office:value-type="float" office:value="0.896399006622517" calcext:value-type="float">
            <text:p>0.896399006622517</text:p>
          </table:table-cell>
          <table:table-cell office:value-type="float" office:value="8.7636" calcext:value-type="float">
            <text:p>8.7636</text:p>
          </table:table-cell>
          <table:table-cell table:formula="of:=[.K33]/[.$K$3]" office:value-type="float" office:value="0.905003356224506" calcext:value-type="float">
            <text:p>0.905003356224506</text:p>
          </table:table-cell>
          <table:table-cell table:formula="of:=AVERAGE([.A33];[.E33];[.I33])" office:value-type="float" office:value="8.59093333333333" calcext:value-type="float">
            <text:p>8.59093333333333</text:p>
          </table:table-cell>
          <table:table-cell table:formula="of:=AVERAGE([.B33];[.F33];[.J33])" office:value-type="float" office:value="0.889726147995348" calcext:value-type="float">
            <text:p>0.889726147995348</text:p>
          </table:table-cell>
          <table:table-cell table:formula="of:=AVERAGE([.C33];[.G33];[.K33])" office:value-type="float" office:value="8.68893333333333" calcext:value-type="float">
            <text:p>8.68893333333333</text:p>
          </table:table-cell>
          <table:table-cell table:formula="of:=AVERAGE([.D33];[.H33];[.L33])" office:value-type="float" office:value="0.898043258926337" calcext:value-type="float">
            <text:p>0.898043258926337</text:p>
          </table:table-cell>
        </table:table-row>
        <table:table-row table:style-name="ro1">
          <table:table-cell office:value-type="float" office:value="8.4858" calcext:value-type="float">
            <text:p>8.4858</text:p>
          </table:table-cell>
          <table:table-cell table:formula="of:=[.A34]/[.$A$3]" office:value-type="float" office:value="0.878883917474521" calcext:value-type="float">
            <text:p>0.878883917474521</text:p>
          </table:table-cell>
          <table:table-cell office:value-type="float" office:value="8.5999" calcext:value-type="float">
            <text:p>8.5999</text:p>
          </table:table-cell>
          <table:table-cell table:formula="of:=[.C34]/[.$C$3]" office:value-type="float" office:value="0.888887740441762" calcext:value-type="float">
            <text:p>0.888887740441762</text:p>
          </table:table-cell>
          <table:table-cell office:value-type="float" office:value="8.423" calcext:value-type="float">
            <text:p>8.423</text:p>
          </table:table-cell>
          <table:table-cell table:formula="of:=[.E34]/[.$E$3]" office:value-type="float" office:value="0.873048777959742" calcext:value-type="float">
            <text:p>0.873048777959742</text:p>
          </table:table-cell>
          <table:table-cell office:value-type="float" office:value="8.5283" calcext:value-type="float">
            <text:p>8.5283</text:p>
          </table:table-cell>
          <table:table-cell table:formula="of:=[.G34]/[.$G$3]" office:value-type="float" office:value="0.882143632921998" calcext:value-type="float">
            <text:p>0.882143632921998</text:p>
          </table:table-cell>
          <table:table-cell office:value-type="float" office:value="8.5764" calcext:value-type="float">
            <text:p>8.5764</text:p>
          </table:table-cell>
          <table:table-cell table:formula="of:=[.I34]/[.$I$3]" office:value-type="float" office:value="0.887458609271523" calcext:value-type="float">
            <text:p>0.887458609271523</text:p>
          </table:table-cell>
          <table:table-cell office:value-type="float" office:value="8.6896" calcext:value-type="float">
            <text:p>8.6896</text:p>
          </table:table-cell>
          <table:table-cell table:formula="of:=[.K34]/[.$K$3]" office:value-type="float" office:value="0.897361491196365" calcext:value-type="float">
            <text:p>0.897361491196365</text:p>
          </table:table-cell>
          <table:table-cell table:formula="of:=AVERAGE([.A34];[.E34];[.I34])" office:value-type="float" office:value="8.49506666666667" calcext:value-type="float">
            <text:p>8.49506666666667</text:p>
          </table:table-cell>
          <table:table-cell table:formula="of:=AVERAGE([.B34];[.F34];[.J34])" office:value-type="float" office:value="0.879797101568596" calcext:value-type="float">
            <text:p>0.879797101568596</text:p>
          </table:table-cell>
          <table:table-cell table:formula="of:=AVERAGE([.C34];[.G34];[.K34])" office:value-type="float" office:value="8.60593333333333" calcext:value-type="float">
            <text:p>8.60593333333333</text:p>
          </table:table-cell>
          <table:table-cell table:formula="of:=AVERAGE([.D34];[.H34];[.L34])" office:value-type="float" office:value="0.889464288186708" calcext:value-type="float">
            <text:p>0.889464288186708</text:p>
          </table:table-cell>
        </table:table-row>
        <table:table-row table:style-name="ro1">
          <table:table-cell office:value-type="float" office:value="8.3772" calcext:value-type="float">
            <text:p>8.3772</text:p>
          </table:table-cell>
          <table:table-cell table:formula="of:=[.A35]/[.$A$3]" office:value-type="float" office:value="0.867636092468307" calcext:value-type="float">
            <text:p>0.867636092468307</text:p>
          </table:table-cell>
          <table:table-cell office:value-type="float" office:value="8.5081" calcext:value-type="float">
            <text:p>8.5081</text:p>
          </table:table-cell>
          <table:table-cell table:formula="of:=[.C35]/[.$C$3]" office:value-type="float" office:value="0.879399270276695" calcext:value-type="float">
            <text:p>0.879399270276695</text:p>
          </table:table-cell>
          <table:table-cell office:value-type="float" office:value="8.3074" calcext:value-type="float">
            <text:p>8.3074</text:p>
          </table:table-cell>
          <table:table-cell table:formula="of:=[.E35]/[.$E$3]" office:value-type="float" office:value="0.861066771699247" calcext:value-type="float">
            <text:p>0.861066771699247</text:p>
          </table:table-cell>
          <table:table-cell office:value-type="float" office:value="8.4281" calcext:value-type="float">
            <text:p>8.4281</text:p>
          </table:table-cell>
          <table:table-cell table:formula="of:=[.G35]/[.$G$3]" office:value-type="float" office:value="0.871779223600236" calcext:value-type="float">
            <text:p>0.871779223600236</text:p>
          </table:table-cell>
          <table:table-cell office:value-type="float" office:value="8.4819" calcext:value-type="float">
            <text:p>8.4819</text:p>
          </table:table-cell>
          <table:table-cell table:formula="of:=[.I35]/[.$I$3]" office:value-type="float" office:value="0.877680049668874" calcext:value-type="float">
            <text:p>0.877680049668874</text:p>
          </table:table-cell>
          <table:table-cell office:value-type="float" office:value="8.6096" calcext:value-type="float">
            <text:p>8.6096</text:p>
          </table:table-cell>
          <table:table-cell table:formula="of:=[.K35]/[.$K$3]" office:value-type="float" office:value="0.889100015490267" calcext:value-type="float">
            <text:p>0.889100015490267</text:p>
          </table:table-cell>
          <table:table-cell table:formula="of:=AVERAGE([.A35];[.E35];[.I35])" office:value-type="float" office:value="8.38883333333333" calcext:value-type="float">
            <text:p>8.38883333333333</text:p>
          </table:table-cell>
          <table:table-cell table:formula="of:=AVERAGE([.B35];[.F35];[.J35])" office:value-type="float" office:value="0.868794304612143" calcext:value-type="float">
            <text:p>0.868794304612143</text:p>
          </table:table-cell>
          <table:table-cell table:formula="of:=AVERAGE([.C35];[.G35];[.K35])" office:value-type="float" office:value="8.51526666666667" calcext:value-type="float">
            <text:p>8.51526666666667</text:p>
          </table:table-cell>
          <table:table-cell table:formula="of:=AVERAGE([.D35];[.H35];[.L35])" office:value-type="float" office:value="0.880092836455733" calcext:value-type="float">
            <text:p>0.880092836455733</text:p>
          </table:table-cell>
        </table:table-row>
        <table:table-row table:style-name="ro1">
          <table:table-cell office:value-type="float" office:value="8.2566" calcext:value-type="float">
            <text:p>8.2566</text:p>
          </table:table-cell>
          <table:table-cell table:formula="of:=[.A36]/[.$A$3]" office:value-type="float" office:value="0.855145413870246" calcext:value-type="float">
            <text:p>0.855145413870246</text:p>
          </table:table-cell>
          <table:table-cell office:value-type="float" office:value="8.4078" calcext:value-type="float">
            <text:p>8.4078</text:p>
          </table:table-cell>
          <table:table-cell table:formula="of:=[.C36]/[.$C$3]" office:value-type="float" office:value="0.869032238059308" calcext:value-type="float">
            <text:p>0.869032238059308</text:p>
          </table:table-cell>
          <table:table-cell office:value-type="float" office:value="8.1783" calcext:value-type="float">
            <text:p>8.1783</text:p>
          </table:table-cell>
          <table:table-cell table:formula="of:=[.E36]/[.$E$3]" office:value-type="float" office:value="0.847685482700719" calcext:value-type="float">
            <text:p>0.847685482700719</text:p>
          </table:table-cell>
          <table:table-cell office:value-type="float" office:value="8.318" calcext:value-type="float">
            <text:p>8.318</text:p>
          </table:table-cell>
          <table:table-cell table:formula="of:=[.G36]/[.$G$3]" office:value-type="float" office:value="0.860390785812551" calcext:value-type="float">
            <text:p>0.860390785812551</text:p>
          </table:table-cell>
          <table:table-cell office:value-type="float" office:value="8.3758" calcext:value-type="float">
            <text:p>8.3758</text:p>
          </table:table-cell>
          <table:table-cell table:formula="of:=[.I36]/[.$I$3]" office:value-type="float" office:value="0.866701158940397" calcext:value-type="float">
            <text:p>0.866701158940397</text:p>
          </table:table-cell>
          <table:table-cell office:value-type="float" office:value="8.5212" calcext:value-type="float">
            <text:p>8.5212</text:p>
          </table:table-cell>
          <table:table-cell table:formula="of:=[.K36]/[.$K$3]" office:value-type="float" office:value="0.879971084835029" calcext:value-type="float">
            <text:p>0.879971084835029</text:p>
          </table:table-cell>
          <table:table-cell table:formula="of:=AVERAGE([.A36];[.E36];[.I36])" office:value-type="float" office:value="8.27023333333333" calcext:value-type="float">
            <text:p>8.27023333333333</text:p>
          </table:table-cell>
          <table:table-cell table:formula="of:=AVERAGE([.B36];[.F36];[.J36])" office:value-type="float" office:value="0.856510685170454" calcext:value-type="float">
            <text:p>0.856510685170454</text:p>
          </table:table-cell>
          <table:table-cell table:formula="of:=AVERAGE([.C36];[.G36];[.K36])" office:value-type="float" office:value="8.41566666666667" calcext:value-type="float">
            <text:p>8.41566666666667</text:p>
          </table:table-cell>
          <table:table-cell table:formula="of:=AVERAGE([.D36];[.H36];[.L36])" office:value-type="float" office:value="0.869798036235629" calcext:value-type="float">
            <text:p>0.869798036235629</text:p>
          </table:table-cell>
        </table:table-row>
        <table:table-row table:style-name="ro1">
          <table:table-cell office:value-type="float" office:value="8.1105" calcext:value-type="float">
            <text:p>8.1105</text:p>
          </table:table-cell>
          <table:table-cell table:formula="of:=[.A37]/[.$A$3]" office:value-type="float" office:value="0.84001367138951" calcext:value-type="float">
            <text:p>0.84001367138951</text:p>
          </table:table-cell>
          <table:table-cell office:value-type="float" office:value="8.2903" calcext:value-type="float">
            <text:p>8.2903</text:p>
          </table:table-cell>
          <table:table-cell table:formula="of:=[.C37]/[.$C$3]" office:value-type="float" office:value="0.856887409688989" calcext:value-type="float">
            <text:p>0.856887409688989</text:p>
          </table:table-cell>
          <table:table-cell office:value-type="float" office:value="8.0198" calcext:value-type="float">
            <text:p>8.0198</text:p>
          </table:table-cell>
          <table:table-cell table:formula="of:=[.E37]/[.$E$3]" office:value-type="float" office:value="0.831256866850474" calcext:value-type="float">
            <text:p>0.831256866850474</text:p>
          </table:table-cell>
          <table:table-cell office:value-type="float" office:value="8.1896" calcext:value-type="float">
            <text:p>8.1896</text:p>
          </table:table-cell>
          <table:table-cell table:formula="of:=[.G37]/[.$G$3]" office:value-type="float" office:value="0.847109446921191" calcext:value-type="float">
            <text:p>0.847109446921191</text:p>
          </table:table-cell>
          <table:table-cell office:value-type="float" office:value="8.2529" calcext:value-type="float">
            <text:p>8.2529</text:p>
          </table:table-cell>
          <table:table-cell table:formula="of:=[.I37]/[.$I$3]" office:value-type="float" office:value="0.853983857615894" calcext:value-type="float">
            <text:p>0.853983857615894</text:p>
          </table:table-cell>
          <table:table-cell office:value-type="float" office:value="8.4206" calcext:value-type="float">
            <text:p>8.4206</text:p>
          </table:table-cell>
          <table:table-cell table:formula="of:=[.K37]/[.$K$3]" office:value-type="float" office:value="0.86958227913461" calcext:value-type="float">
            <text:p>0.86958227913461</text:p>
          </table:table-cell>
          <table:table-cell table:formula="of:=AVERAGE([.A37];[.E37];[.I37])" office:value-type="float" office:value="8.12773333333333" calcext:value-type="float">
            <text:p>8.12773333333333</text:p>
          </table:table-cell>
          <table:table-cell table:formula="of:=AVERAGE([.B37];[.F37];[.J37])" office:value-type="float" office:value="0.841751465285293" calcext:value-type="float">
            <text:p>0.841751465285293</text:p>
          </table:table-cell>
          <table:table-cell table:formula="of:=AVERAGE([.C37];[.G37];[.K37])" office:value-type="float" office:value="8.30016666666667" calcext:value-type="float">
            <text:p>8.30016666666667</text:p>
          </table:table-cell>
          <table:table-cell table:formula="of:=AVERAGE([.D37];[.H37];[.L37])" office:value-type="float" office:value="0.85785971191493" calcext:value-type="float">
            <text:p>0.85785971191493</text:p>
          </table:table-cell>
        </table:table-row>
        <table:table-row table:style-name="ro1">
          <table:table-cell office:value-type="float" office:value="7.9414" calcext:value-type="float">
            <text:p>7.9414</text:p>
          </table:table-cell>
          <table:table-cell table:formula="of:=[.A38]/[.$A$3]" office:value-type="float" office:value="0.822499792857735" calcext:value-type="float">
            <text:p>0.822499792857735</text:p>
          </table:table-cell>
          <table:table-cell office:value-type="float" office:value="8.1574" calcext:value-type="float">
            <text:p>8.1574</text:p>
          </table:table-cell>
          <table:table-cell table:formula="of:=[.C38]/[.$C$3]" office:value-type="float" office:value="0.843150833600347" calcext:value-type="float">
            <text:p>0.843150833600347</text:p>
          </table:table-cell>
          <table:table-cell office:value-type="float" office:value="7.8343" calcext:value-type="float">
            <text:p>7.8343</text:p>
          </table:table-cell>
          <table:table-cell table:formula="of:=[.E38]/[.$E$3]" office:value-type="float" office:value="0.812029685524161" calcext:value-type="float">
            <text:p>0.812029685524161</text:p>
          </table:table-cell>
          <table:table-cell office:value-type="float" office:value="8.0427" calcext:value-type="float">
            <text:p>8.0427</text:p>
          </table:table-cell>
          <table:table-cell table:formula="of:=[.G38]/[.$G$3]" office:value-type="float" office:value="0.8319145194824" calcext:value-type="float">
            <text:p>0.8319145194824</text:p>
          </table:table-cell>
          <table:table-cell office:value-type="float" office:value="8.1156" calcext:value-type="float">
            <text:p>8.1156</text:p>
          </table:table-cell>
          <table:table-cell table:formula="of:=[.I38]/[.$I$3]" office:value-type="float" office:value="0.839776490066225" calcext:value-type="float">
            <text:p>0.839776490066225</text:p>
          </table:table-cell>
          <table:table-cell office:value-type="float" office:value="8.3096" calcext:value-type="float">
            <text:p>8.3096</text:p>
          </table:table-cell>
          <table:table-cell table:formula="of:=[.K38]/[.$K$3]" office:value-type="float" office:value="0.858119481592399" calcext:value-type="float">
            <text:p>0.858119481592399</text:p>
          </table:table-cell>
          <table:table-cell table:formula="of:=AVERAGE([.A38];[.E38];[.I38])" office:value-type="float" office:value="7.96376666666667" calcext:value-type="float">
            <text:p>7.96376666666667</text:p>
          </table:table-cell>
          <table:table-cell table:formula="of:=AVERAGE([.B38];[.F38];[.J38])" office:value-type="float" office:value="0.824768656149374" calcext:value-type="float">
            <text:p>0.824768656149374</text:p>
          </table:table-cell>
          <table:table-cell table:formula="of:=AVERAGE([.C38];[.G38];[.K38])" office:value-type="float" office:value="8.1699" calcext:value-type="float">
            <text:p>8.1699</text:p>
          </table:table-cell>
          <table:table-cell table:formula="of:=AVERAGE([.D38];[.H38];[.L38])" office:value-type="float" office:value="0.844394944891716" calcext:value-type="float">
            <text:p>0.844394944891716</text:p>
          </table:table-cell>
        </table:table-row>
        <table:table-row table:style-name="ro1">
          <table:table-cell office:value-type="float" office:value="7.7491" calcext:value-type="float">
            <text:p>7.7491</text:p>
          </table:table-cell>
          <table:table-cell table:formula="of:=[.A39]/[.$A$3]" office:value-type="float" office:value="0.802583064048388" calcext:value-type="float">
            <text:p>0.802583064048388</text:p>
          </table:table-cell>
          <table:table-cell office:value-type="float" office:value="8.0092" calcext:value-type="float">
            <text:p>8.0092</text:p>
          </table:table-cell>
          <table:table-cell table:formula="of:=[.C39]/[.$C$3]" office:value-type="float" office:value="0.827832845817528" calcext:value-type="float">
            <text:p>0.827832845817528</text:p>
          </table:table-cell>
          <table:table-cell office:value-type="float" office:value="7.6217" calcext:value-type="float">
            <text:p>7.6217</text:p>
          </table:table-cell>
          <table:table-cell table:formula="of:=[.E39]/[.$E$3]" office:value-type="float" office:value="0.789993573664462" calcext:value-type="float">
            <text:p>0.789993573664462</text:p>
          </table:table-cell>
          <table:table-cell office:value-type="float" office:value="7.8783" calcext:value-type="float">
            <text:p>7.8783</text:p>
          </table:table-cell>
          <table:table-cell table:formula="of:=[.G39]/[.$G$3]" office:value-type="float" office:value="0.814909440714958" calcext:value-type="float">
            <text:p>0.814909440714958</text:p>
          </table:table-cell>
          <table:table-cell office:value-type="float" office:value="7.9647" calcext:value-type="float">
            <text:p>7.9647</text:p>
          </table:table-cell>
          <table:table-cell table:formula="of:=[.I39]/[.$I$3]" office:value-type="float" office:value="0.824161837748344" calcext:value-type="float">
            <text:p>0.824161837748344</text:p>
          </table:table-cell>
          <table:table-cell office:value-type="float" office:value="8.1884" calcext:value-type="float">
            <text:p>8.1884</text:p>
          </table:table-cell>
          <table:table-cell table:formula="of:=[.K39]/[.$K$3]" office:value-type="float" office:value="0.845603345897661" calcext:value-type="float">
            <text:p>0.845603345897661</text:p>
          </table:table-cell>
          <table:table-cell table:formula="of:=AVERAGE([.A39];[.E39];[.I39])" office:value-type="float" office:value="7.7785" calcext:value-type="float">
            <text:p>7.7785</text:p>
          </table:table-cell>
          <table:table-cell table:formula="of:=AVERAGE([.B39];[.F39];[.J39])" office:value-type="float" office:value="0.805579491820398" calcext:value-type="float">
            <text:p>0.805579491820398</text:p>
          </table:table-cell>
          <table:table-cell table:formula="of:=AVERAGE([.C39];[.G39];[.K39])" office:value-type="float" office:value="8.0253" calcext:value-type="float">
            <text:p>8.0253</text:p>
          </table:table-cell>
          <table:table-cell table:formula="of:=AVERAGE([.D39];[.H39];[.L39])" office:value-type="float" office:value="0.829448544143382" calcext:value-type="float">
            <text:p>0.829448544143382</text:p>
          </table:table-cell>
        </table:table-row>
        <table:table-row table:style-name="ro1">
          <table:table-cell office:value-type="float" office:value="7.519" calcext:value-type="float">
            <text:p>7.519</text:p>
          </table:table-cell>
          <table:table-cell table:formula="of:=[.A40]/[.$A$3]" office:value-type="float" office:value="0.778751346424724" calcext:value-type="float">
            <text:p>0.778751346424724</text:p>
          </table:table-cell>
          <table:table-cell office:value-type="float" office:value="7.8342" calcext:value-type="float">
            <text:p>7.8342</text:p>
          </table:table-cell>
          <table:table-cell table:formula="of:=[.C40]/[.$C$3]" office:value-type="float" office:value="0.809744803563861" calcext:value-type="float">
            <text:p>0.809744803563861</text:p>
          </table:table-cell>
          <table:table-cell office:value-type="float" office:value="7.3603" calcext:value-type="float">
            <text:p>7.3603</text:p>
          </table:table-cell>
          <table:table-cell table:formula="of:=[.E40]/[.$E$3]" office:value-type="float" office:value="0.762899313833205" calcext:value-type="float">
            <text:p>0.762899313833205</text:p>
          </table:table-cell>
          <table:table-cell office:value-type="float" office:value="7.685" calcext:value-type="float">
            <text:p>7.685</text:p>
          </table:table-cell>
          <table:table-cell table:formula="of:=[.G40]/[.$G$3]" office:value-type="float" office:value="0.794915026324772" calcext:value-type="float">
            <text:p>0.794915026324772</text:p>
          </table:table-cell>
          <table:table-cell office:value-type="float" office:value="7.7804" calcext:value-type="float">
            <text:p>7.7804</text:p>
          </table:table-cell>
          <table:table-cell table:formula="of:=[.I40]/[.$I$3]" office:value-type="float" office:value="0.805091059602649" calcext:value-type="float">
            <text:p>0.805091059602649</text:p>
          </table:table-cell>
          <table:table-cell office:value-type="float" office:value="8.0414" calcext:value-type="float">
            <text:p>8.0414</text:p>
          </table:table-cell>
          <table:table-cell table:formula="of:=[.K40]/[.$K$3]" office:value-type="float" office:value="0.830422884287706" calcext:value-type="float">
            <text:p>0.830422884287706</text:p>
          </table:table-cell>
          <table:table-cell table:formula="of:=AVERAGE([.A40];[.E40];[.I40])" office:value-type="float" office:value="7.55323333333333" calcext:value-type="float">
            <text:p>7.55323333333333</text:p>
          </table:table-cell>
          <table:table-cell table:formula="of:=AVERAGE([.B40];[.F40];[.J40])" office:value-type="float" office:value="0.782247239953526" calcext:value-type="float">
            <text:p>0.782247239953526</text:p>
          </table:table-cell>
          <table:table-cell table:formula="of:=AVERAGE([.C40];[.G40];[.K40])" office:value-type="float" office:value="7.85353333333333" calcext:value-type="float">
            <text:p>7.85353333333333</text:p>
          </table:table-cell>
          <table:table-cell table:formula="of:=AVERAGE([.D40];[.H40];[.L40])" office:value-type="float" office:value="0.81169423805878" calcext:value-type="float">
            <text:p>0.81169423805878</text:p>
          </table:table-cell>
        </table:table-row>
        <table:table-row table:style-name="ro1">
          <table:table-cell office:value-type="float" office:value="7.277" calcext:value-type="float">
            <text:p>7.277</text:p>
          </table:table-cell>
          <table:table-cell table:formula="of:=[.A41]/[.$A$3]" office:value-type="float" office:value="0.753687132322479" calcext:value-type="float">
            <text:p>0.753687132322479</text:p>
          </table:table-cell>
          <table:table-cell office:value-type="float" office:value="7.6401" calcext:value-type="float">
            <text:p>7.6401</text:p>
          </table:table-cell>
          <table:table-cell table:formula="of:=[.C41]/[.$C$3]" office:value-type="float" office:value="0.789682580698509" calcext:value-type="float">
            <text:p>0.789682580698509</text:p>
          </table:table-cell>
          <table:table-cell office:value-type="float" office:value="7.086" calcext:value-type="float">
            <text:p>7.086</text:p>
          </table:table-cell>
          <table:table-cell table:formula="of:=[.E41]/[.$E$3]" office:value-type="float" office:value="0.734467961607828" calcext:value-type="float">
            <text:p>0.734467961607828</text:p>
          </table:table-cell>
          <table:table-cell office:value-type="float" office:value="7.4692" calcext:value-type="float">
            <text:p>7.4692</text:p>
          </table:table-cell>
          <table:table-cell table:formula="of:=[.G41]/[.$G$3]" office:value-type="float" office:value="0.772593274512035" calcext:value-type="float">
            <text:p>0.772593274512035</text:p>
          </table:table-cell>
          <table:table-cell office:value-type="float" office:value="7.6017" calcext:value-type="float">
            <text:p>7.6017</text:p>
          </table:table-cell>
          <table:table-cell table:formula="of:=[.I41]/[.$I$3]" office:value-type="float" office:value="0.786599751655629" calcext:value-type="float">
            <text:p>0.786599751655629</text:p>
          </table:table-cell>
          <table:table-cell office:value-type="float" office:value="7.889" calcext:value-type="float">
            <text:p>7.889</text:p>
          </table:table-cell>
          <table:table-cell table:formula="of:=[.K41]/[.$K$3]" office:value-type="float" office:value="0.814684773067589" calcext:value-type="float">
            <text:p>0.814684773067589</text:p>
          </table:table-cell>
          <table:table-cell table:formula="of:=AVERAGE([.A41];[.E41];[.I41])" office:value-type="float" office:value="7.32156666666667" calcext:value-type="float">
            <text:p>7.32156666666667</text:p>
          </table:table-cell>
          <table:table-cell table:formula="of:=AVERAGE([.B41];[.F41];[.J41])" office:value-type="float" office:value="0.758251615195312" calcext:value-type="float">
            <text:p>0.758251615195312</text:p>
          </table:table-cell>
          <table:table-cell table:formula="of:=AVERAGE([.C41];[.G41];[.K41])" office:value-type="float" office:value="7.6661" calcext:value-type="float">
            <text:p>7.6661</text:p>
          </table:table-cell>
          <table:table-cell table:formula="of:=AVERAGE([.D41];[.H41];[.L41])" office:value-type="float" office:value="0.792320209426044" calcext:value-type="float">
            <text:p>0.792320209426044</text:p>
          </table:table-cell>
        </table:table-row>
        <table:table-row table:style-name="ro1">
          <table:table-cell office:value-type="float" office:value="7.011" calcext:value-type="float">
            <text:p>7.011</text:p>
          </table:table-cell>
          <table:table-cell table:formula="of:=[.A42]/[.$A$3]" office:value-type="float" office:value="0.72613721103654" calcext:value-type="float">
            <text:p>0.72613721103654</text:p>
          </table:table-cell>
          <table:table-cell office:value-type="float" office:value="7.4257" calcext:value-type="float">
            <text:p>7.4257</text:p>
          </table:table-cell>
          <table:table-cell table:formula="of:=[.C42]/[.$C$3]" office:value-type="float" office:value="0.76752214493173" calcext:value-type="float">
            <text:p>0.76752214493173</text:p>
          </table:table-cell>
          <table:table-cell office:value-type="float" office:value="6.778" calcext:value-type="float">
            <text:p>6.778</text:p>
          </table:table-cell>
          <table:table-cell table:formula="of:=[.E42]/[.$E$3]" office:value-type="float" office:value="0.702543585066025" calcext:value-type="float">
            <text:p>0.702543585066025</text:p>
          </table:table-cell>
          <table:table-cell office:value-type="float" office:value="7.2313" calcext:value-type="float">
            <text:p>7.2313</text:p>
          </table:table-cell>
          <table:table-cell table:formula="of:=[.G42]/[.$G$3]" office:value-type="float" office:value="0.747985560164258" calcext:value-type="float">
            <text:p>0.747985560164258</text:p>
          </table:table-cell>
          <table:table-cell office:value-type="float" office:value="7.4176" calcext:value-type="float">
            <text:p>7.4176</text:p>
          </table:table-cell>
          <table:table-cell table:formula="of:=[.I42]/[.$I$3]" office:value-type="float" office:value="0.767549668874172" calcext:value-type="float">
            <text:p>0.767549668874172</text:p>
          </table:table-cell>
          <table:table-cell office:value-type="float" office:value="7.7268" calcext:value-type="float">
            <text:p>7.7268</text:p>
          </table:table-cell>
          <table:table-cell table:formula="of:=[.K42]/[.$K$3]" office:value-type="float" office:value="0.797934631073475" calcext:value-type="float">
            <text:p>0.797934631073475</text:p>
          </table:table-cell>
          <table:table-cell table:formula="of:=AVERAGE([.A42];[.E42];[.I42])" office:value-type="float" office:value="7.06886666666667" calcext:value-type="float">
            <text:p>7.06886666666667</text:p>
          </table:table-cell>
          <table:table-cell table:formula="of:=AVERAGE([.B42];[.F42];[.J42])" office:value-type="float" office:value="0.732076821658912" calcext:value-type="float">
            <text:p>0.732076821658912</text:p>
          </table:table-cell>
          <table:table-cell table:formula="of:=AVERAGE([.C42];[.G42];[.K42])" office:value-type="float" office:value="7.46126666666667" calcext:value-type="float">
            <text:p>7.46126666666667</text:p>
          </table:table-cell>
          <table:table-cell table:formula="of:=AVERAGE([.D42];[.H42];[.L42])" office:value-type="float" office:value="0.771147445389821" calcext:value-type="float">
            <text:p>0.771147445389821</text:p>
          </table:table-cell>
        </table:table-row>
        <table:table-row table:style-name="ro1">
          <table:table-cell office:value-type="float" office:value="6.6639" calcext:value-type="float">
            <text:p>6.6639</text:p>
          </table:table-cell>
          <table:table-cell table:formula="of:=[.A43]/[.$A$3]" office:value-type="float" office:value="0.690187670892369" calcext:value-type="float">
            <text:p>0.690187670892369</text:p>
          </table:table-cell>
          <table:table-cell office:value-type="float" office:value="7.1627" calcext:value-type="float">
            <text:p>7.1627</text:p>
          </table:table-cell>
          <table:table-cell table:formula="of:=[.C43]/[.$C$3]" office:value-type="float" office:value="0.740338401430506" calcext:value-type="float">
            <text:p>0.740338401430506</text:p>
          </table:table-cell>
          <table:table-cell office:value-type="float" office:value="6.3448" calcext:value-type="float">
            <text:p>6.3448</text:p>
          </table:table-cell>
          <table:table-cell table:formula="of:=[.E43]/[.$E$3]" office:value-type="float" office:value="0.657642156761127" calcext:value-type="float">
            <text:p>0.657642156761127</text:p>
          </table:table-cell>
          <table:table-cell office:value-type="float" office:value="6.9395" calcext:value-type="float">
            <text:p>6.9395</text:p>
          </table:table-cell>
          <table:table-cell table:formula="of:=[.G43]/[.$G$3]" office:value-type="float" office:value="0.717802579724236" calcext:value-type="float">
            <text:p>0.717802579724236</text:p>
          </table:table-cell>
          <table:table-cell office:value-type="float" office:value="7.1729" calcext:value-type="float">
            <text:p>7.1729</text:p>
          </table:table-cell>
          <table:table-cell table:formula="of:=[.I43]/[.$I$3]" office:value-type="float" office:value="0.742228890728477" calcext:value-type="float">
            <text:p>0.742228890728477</text:p>
          </table:table-cell>
          <table:table-cell office:value-type="float" office:value="7.5191" calcext:value-type="float">
            <text:p>7.5191</text:p>
          </table:table-cell>
          <table:table-cell table:formula="of:=[.K43]/[.$K$3]" office:value-type="float" office:value="0.776485774771518" calcext:value-type="float">
            <text:p>0.776485774771518</text:p>
          </table:table-cell>
          <table:table-cell table:formula="of:=AVERAGE([.A43];[.E43];[.I43])" office:value-type="float" office:value="6.7272" calcext:value-type="float">
            <text:p>6.7272</text:p>
          </table:table-cell>
          <table:table-cell table:formula="of:=AVERAGE([.B43];[.F43];[.J43])" office:value-type="float" office:value="0.696686239460658" calcext:value-type="float">
            <text:p>0.696686239460658</text:p>
          </table:table-cell>
          <table:table-cell table:formula="of:=AVERAGE([.C43];[.G43];[.K43])" office:value-type="float" office:value="7.2071" calcext:value-type="float">
            <text:p>7.2071</text:p>
          </table:table-cell>
          <table:table-cell table:formula="of:=AVERAGE([.D43];[.H43];[.L43])" office:value-type="float" office:value="0.744875585308754" calcext:value-type="float">
            <text:p>0.744875585308754</text:p>
          </table:table-cell>
        </table:table-row>
        <table:table-row table:style-name="ro1">
          <table:table-cell office:value-type="float" office:value="5.9668" calcext:value-type="float">
            <text:p>5.9668</text:p>
          </table:table-cell>
          <table:table-cell table:formula="of:=[.A44]/[.$A$3]" office:value-type="float" office:value="0.61798823431933" calcext:value-type="float">
            <text:p>0.61798823431933</text:p>
          </table:table-cell>
          <table:table-cell office:value-type="float" office:value="6.7097" calcext:value-type="float">
            <text:p>6.7097</text:p>
          </table:table-cell>
          <table:table-cell table:formula="of:=[.C44]/[.$C$3]" office:value-type="float" office:value="0.693516212053871" calcext:value-type="float">
            <text:p>0.693516212053871</text:p>
          </table:table-cell>
          <table:table-cell office:value-type="float" office:value="5.476" calcext:value-type="float">
            <text:p>5.476</text:p>
          </table:table-cell>
          <table:table-cell table:formula="of:=[.E44]/[.$E$3]" office:value-type="float" office:value="0.567590538775679" calcext:value-type="float">
            <text:p>0.567590538775679</text:p>
          </table:table-cell>
          <table:table-cell office:value-type="float" office:value="6.4389" calcext:value-type="float">
            <text:p>6.4389</text:p>
          </table:table-cell>
          <table:table-cell table:formula="of:=[.G44]/[.$G$3]" office:value-type="float" office:value="0.666021908002938" calcext:value-type="float">
            <text:p>0.666021908002938</text:p>
          </table:table-cell>
          <table:table-cell office:value-type="float" office:value="6.7178" calcext:value-type="float">
            <text:p>6.7178</text:p>
          </table:table-cell>
          <table:table-cell table:formula="of:=[.I44]/[.$I$3]" office:value-type="float" office:value="0.695136589403974" calcext:value-type="float">
            <text:p>0.695136589403974</text:p>
          </table:table-cell>
          <table:table-cell office:value-type="float" office:value="7.183" calcext:value-type="float">
            <text:p>7.183</text:p>
          </table:table-cell>
          <table:table-cell table:formula="of:=[.K44]/[.$K$3]" office:value-type="float" office:value="0.741777249961274" calcext:value-type="float">
            <text:p>0.741777249961274</text:p>
          </table:table-cell>
          <table:table-cell table:formula="of:=AVERAGE([.A44];[.E44];[.I44])" office:value-type="float" office:value="6.05353333333333" calcext:value-type="float">
            <text:p>6.05353333333333</text:p>
          </table:table-cell>
          <table:table-cell table:formula="of:=AVERAGE([.B44];[.F44];[.J44])" office:value-type="float" office:value="0.626905120832994" calcext:value-type="float">
            <text:p>0.626905120832994</text:p>
          </table:table-cell>
          <table:table-cell table:formula="of:=AVERAGE([.C44];[.G44];[.K44])" office:value-type="float" office:value="6.7772" calcext:value-type="float">
            <text:p>6.7772</text:p>
          </table:table-cell>
          <table:table-cell table:formula="of:=AVERAGE([.D44];[.H44];[.L44])" office:value-type="float" office:value="0.700438456672694" calcext:value-type="float">
            <text:p>0.700438456672694</text:p>
          </table:table-cell>
        </table:table-row>
        <table:table-row table:style-name="ro1">
          <table:table-cell office:value-type="float" office:value="5.1187" calcext:value-type="float">
            <text:p>5.1187</text:p>
          </table:table-cell>
          <table:table-cell table:formula="of:=[.A45]/[.$A$3]" office:value-type="float" office:value="0.530149556715552" calcext:value-type="float">
            <text:p>0.530149556715552</text:p>
          </table:table-cell>
          <table:table-cell office:value-type="float" office:value="6.1619" calcext:value-type="float">
            <text:p>6.1619</text:p>
          </table:table-cell>
          <table:table-cell table:formula="of:=[.C45]/[.$C$3]" office:value-type="float" office:value="0.636895471787822" calcext:value-type="float">
            <text:p>0.636895471787822</text:p>
          </table:table-cell>
          <table:table-cell office:value-type="float" office:value="4.4263" calcext:value-type="float">
            <text:p>4.4263</text:p>
          </table:table-cell>
          <table:table-cell table:formula="of:=[.E45]/[.$E$3]" office:value-type="float" office:value="0.458788532100583" calcext:value-type="float">
            <text:p>0.458788532100583</text:p>
          </table:table-cell>
          <table:table-cell office:value-type="float" office:value="5.8357" calcext:value-type="float">
            <text:p>5.8357</text:p>
          </table:table-cell>
          <table:table-cell table:formula="of:=[.G45]/[.$G$3]" office:value-type="float" office:value="0.603628577634805" calcext:value-type="float">
            <text:p>0.603628577634805</text:p>
          </table:table-cell>
          <table:table-cell office:value-type="float" office:value="6.1491" calcext:value-type="float">
            <text:p>6.1491</text:p>
          </table:table-cell>
          <table:table-cell table:formula="of:=[.I45]/[.$I$3]" office:value-type="float" office:value="0.636289321192053" calcext:value-type="float">
            <text:p>0.636289321192053</text:p>
          </table:table-cell>
          <table:table-cell office:value-type="float" office:value="6.772" calcext:value-type="float">
            <text:p>6.772</text:p>
          </table:table-cell>
          <table:table-cell table:formula="of:=[.K45]/[.$K$3]" office:value-type="float" office:value="0.699333918521196" calcext:value-type="float">
            <text:p>0.699333918521196</text:p>
          </table:table-cell>
          <table:table-cell table:formula="of:=AVERAGE([.A45];[.E45];[.I45])" office:value-type="float" office:value="5.23136666666667" calcext:value-type="float">
            <text:p>5.23136666666667</text:p>
          </table:table-cell>
          <table:table-cell table:formula="of:=AVERAGE([.B45];[.F45];[.J45])" office:value-type="float" office:value="0.541742470002729" calcext:value-type="float">
            <text:p>0.541742470002729</text:p>
          </table:table-cell>
          <table:table-cell table:formula="of:=AVERAGE([.C45];[.G45];[.K45])" office:value-type="float" office:value="6.25653333333333" calcext:value-type="float">
            <text:p>6.25653333333333</text:p>
          </table:table-cell>
          <table:table-cell table:formula="of:=AVERAGE([.D45];[.H45];[.L45])" office:value-type="float" office:value="0.646619322647941" calcext:value-type="float">
            <text:p>0.646619322647941</text:p>
          </table:table-cell>
        </table:table-row>
        <table:table-row table:style-name="ro1">
          <table:table-cell office:value-type="float" office:value="4.4355" calcext:value-type="float">
            <text:p>4.4355</text:p>
          </table:table-cell>
          <table:table-cell table:formula="of:=[.A46]/[.$A$3]" office:value-type="float" office:value="0.459389758886403" calcext:value-type="float">
            <text:p>0.459389758886403</text:p>
          </table:table-cell>
          <table:table-cell office:value-type="float" office:value="5.6049" calcext:value-type="float">
            <text:p>5.6049</text:p>
          </table:table-cell>
          <table:table-cell table:formula="of:=[.C46]/[.$C$3]" office:value-type="float" office:value="0.579323817300437" calcext:value-type="float">
            <text:p>0.579323817300437</text:p>
          </table:table-cell>
          <table:table-cell office:value-type="float" office:value="3.6464" calcext:value-type="float">
            <text:p>3.6464</text:p>
          </table:table-cell>
          <table:table-cell table:formula="of:=[.E46]/[.$E$3]" office:value-type="float" office:value="0.377951450071519" calcext:value-type="float">
            <text:p>0.377951450071519</text:p>
          </table:table-cell>
          <table:table-cell office:value-type="float" office:value="5.2326" calcext:value-type="float">
            <text:p>5.2326</text:p>
          </table:table-cell>
          <table:table-cell table:formula="of:=[.G46]/[.$G$3]" office:value-type="float" office:value="0.541245590988549" calcext:value-type="float">
            <text:p>0.541245590988549</text:p>
          </table:table-cell>
          <table:table-cell office:value-type="float" office:value="5.6134" calcext:value-type="float">
            <text:p>5.6134</text:p>
          </table:table-cell>
          <table:table-cell table:formula="of:=[.I46]/[.$I$3]" office:value-type="float" office:value="0.58085678807947" calcext:value-type="float">
            <text:p>0.58085678807947</text:p>
          </table:table-cell>
          <table:table-cell office:value-type="float" office:value="6.3173" calcext:value-type="float">
            <text:p>6.3173</text:p>
          </table:table-cell>
          <table:table-cell table:formula="of:=[.K46]/[.$K$3]" office:value-type="float" office:value="0.652377755976661" calcext:value-type="float">
            <text:p>0.652377755976661</text:p>
          </table:table-cell>
          <table:table-cell table:formula="of:=AVERAGE([.A46];[.E46];[.I46])" office:value-type="float" office:value="4.5651" calcext:value-type="float">
            <text:p>4.5651</text:p>
          </table:table-cell>
          <table:table-cell table:formula="of:=AVERAGE([.B46];[.F46];[.J46])" office:value-type="float" office:value="0.472732665679131" calcext:value-type="float">
            <text:p>0.472732665679131</text:p>
          </table:table-cell>
          <table:table-cell table:formula="of:=AVERAGE([.C46];[.G46];[.K46])" office:value-type="float" office:value="5.71826666666667" calcext:value-type="float">
            <text:p>5.71826666666667</text:p>
          </table:table-cell>
          <table:table-cell table:formula="of:=AVERAGE([.D46];[.H46];[.L46])" office:value-type="float" office:value="0.590982388088549" calcext:value-type="float">
            <text:p>0.590982388088549</text:p>
          </table:table-cell>
        </table:table-row>
        <table:table-row table:style-name="ro1">
          <table:table-cell office:value-type="float" office:value="4.1924" calcext:value-type="float">
            <text:p>4.1924</text:p>
          </table:table-cell>
          <table:table-cell table:formula="of:=[.A47]/[.$A$3]" office:value-type="float" office:value="0.434211616538238" calcext:value-type="float">
            <text:p>0.434211616538238</text:p>
          </table:table-cell>
          <table:table-cell office:value-type="float" office:value="5.243" calcext:value-type="float">
            <text:p>5.243</text:p>
          </table:table-cell>
          <table:table-cell table:formula="of:=[.C47]/[.$C$3]" office:value-type="float" office:value="0.541917745919854" calcext:value-type="float">
            <text:p>0.541917745919854</text:p>
          </table:table-cell>
          <table:table-cell office:value-type="float" office:value="3.4583" calcext:value-type="float">
            <text:p>3.4583</text:p>
          </table:table-cell>
          <table:table-cell table:formula="of:=[.E47]/[.$E$3]" office:value-type="float" office:value="0.358454777254918" calcext:value-type="float">
            <text:p>0.358454777254918</text:p>
          </table:table-cell>
          <table:table-cell office:value-type="float" office:value="4.8582" calcext:value-type="float">
            <text:p>4.8582</text:p>
          </table:table-cell>
          <table:table-cell table:formula="of:=[.G47]/[.$G$3]" office:value-type="float" office:value="0.502518696277294" calcext:value-type="float">
            <text:p>0.502518696277294</text:p>
          </table:table-cell>
          <table:table-cell office:value-type="float" office:value="5.3626" calcext:value-type="float">
            <text:p>5.3626</text:p>
          </table:table-cell>
          <table:table-cell table:formula="of:=[.I47]/[.$I$3]" office:value-type="float" office:value="0.554904801324503" calcext:value-type="float">
            <text:p>0.554904801324503</text:p>
          </table:table-cell>
          <table:table-cell office:value-type="float" office:value="6.0147" calcext:value-type="float">
            <text:p>6.0147</text:p>
          </table:table-cell>
          <table:table-cell table:formula="of:=[.K47]/[.$K$3]" office:value-type="float" office:value="0.621128724118346" calcext:value-type="float">
            <text:p>0.621128724118346</text:p>
          </table:table-cell>
          <table:table-cell table:formula="of:=AVERAGE([.A47];[.E47];[.I47])" office:value-type="float" office:value="4.33776666666667" calcext:value-type="float">
            <text:p>4.33776666666667</text:p>
          </table:table-cell>
          <table:table-cell table:formula="of:=AVERAGE([.B47];[.F47];[.J47])" office:value-type="float" office:value="0.449190398372553" calcext:value-type="float">
            <text:p>0.449190398372553</text:p>
          </table:table-cell>
          <table:table-cell table:formula="of:=AVERAGE([.C47];[.G47];[.K47])" office:value-type="float" office:value="5.37196666666667" calcext:value-type="float">
            <text:p>5.37196666666667</text:p>
          </table:table-cell>
          <table:table-cell table:formula="of:=AVERAGE([.D47];[.H47];[.L47])" office:value-type="float" office:value="0.555188388771832" calcext:value-type="float">
            <text:p>0.555188388771832</text:p>
          </table:table-cell>
        </table:table-row>
        <table:table-row table:style-name="ro1">
          <table:table-cell office:value-type="float" office:value="4.2773" calcext:value-type="float">
            <text:p>4.2773</text:p>
          </table:table-cell>
          <table:table-cell table:formula="of:=[.A48]/[.$A$3]" office:value-type="float" office:value="0.443004805700555" calcext:value-type="float">
            <text:p>0.443004805700555</text:p>
          </table:table-cell>
          <table:table-cell office:value-type="float" office:value="5.0212" calcext:value-type="float">
            <text:p>5.0212</text:p>
          </table:table-cell>
          <table:table-cell table:formula="of:=[.C48]/[.$C$3]" office:value-type="float" office:value="0.51899244436635" calcext:value-type="float">
            <text:p>0.51899244436635</text:p>
          </table:table-cell>
          <table:table-cell office:value-type="float" office:value="3.7093" calcext:value-type="float">
            <text:p>3.7093</text:p>
          </table:table-cell>
          <table:table-cell table:formula="of:=[.E48]/[.$E$3]" office:value-type="float" office:value="0.384471071125023" calcext:value-type="float">
            <text:p>0.384471071125023</text:p>
          </table:table-cell>
          <table:table-cell office:value-type="float" office:value="4.6468" calcext:value-type="float">
            <text:p>4.6468</text:p>
          </table:table-cell>
          <table:table-cell table:formula="of:=[.G48]/[.$G$3]" office:value-type="float" office:value="0.48065206822719" calcext:value-type="float">
            <text:p>0.48065206822719</text:p>
          </table:table-cell>
          <table:table-cell office:value-type="float" office:value="5.3109" calcext:value-type="float">
            <text:p>5.3109</text:p>
          </table:table-cell>
          <table:table-cell table:formula="of:=[.I48]/[.$I$3]" office:value-type="float" office:value="0.549555049668874" calcext:value-type="float">
            <text:p>0.549555049668874</text:p>
          </table:table-cell>
          <table:table-cell office:value-type="float" office:value="5.8045" calcext:value-type="float">
            <text:p>5.8045</text:p>
          </table:table-cell>
          <table:table-cell table:formula="of:=[.K48]/[.$K$3]" office:value-type="float" office:value="0.599421696700573" calcext:value-type="float">
            <text:p>0.599421696700573</text:p>
          </table:table-cell>
          <table:table-cell table:formula="of:=AVERAGE([.A48];[.E48];[.I48])" office:value-type="float" office:value="4.4325" calcext:value-type="float">
            <text:p>4.4325</text:p>
          </table:table-cell>
          <table:table-cell table:formula="of:=AVERAGE([.B48];[.F48];[.J48])" office:value-type="float" office:value="0.459010308831484" calcext:value-type="float">
            <text:p>0.459010308831484</text:p>
          </table:table-cell>
          <table:table-cell table:formula="of:=AVERAGE([.C48];[.G48];[.K48])" office:value-type="float" office:value="5.1575" calcext:value-type="float">
            <text:p>5.1575</text:p>
          </table:table-cell>
          <table:table-cell table:formula="of:=AVERAGE([.D48];[.H48];[.L48])" office:value-type="float" office:value="0.533022069764704" calcext:value-type="float">
            <text:p>0.533022069764704</text:p>
          </table:table-cell>
        </table:table-row>
        <table:table-row table:style-name="ro1">
          <table:table-cell office:value-type="float" office:value="4.2479" calcext:value-type="float">
            <text:p>4.2479</text:p>
          </table:table-cell>
          <table:table-cell table:formula="of:=[.A49]/[.$A$3]" office:value-type="float" office:value="0.43995981440053" calcext:value-type="float">
            <text:p>0.43995981440053</text:p>
          </table:table-cell>
          <table:table-cell office:value-type="float" office:value="4.8052" calcext:value-type="float">
            <text:p>4.8052</text:p>
          </table:table-cell>
          <table:table-cell table:formula="of:=[.C49]/[.$C$3]" office:value-type="float" office:value="0.496666632213253" calcext:value-type="float">
            <text:p>0.496666632213253</text:p>
          </table:table-cell>
          <table:table-cell office:value-type="float" office:value="3.8027" calcext:value-type="float">
            <text:p>3.8027</text:p>
          </table:table-cell>
          <table:table-cell table:formula="of:=[.E49]/[.$E$3]" office:value-type="float" office:value="0.394152034660752" calcext:value-type="float">
            <text:p>0.394152034660752</text:p>
          </table:table-cell>
          <table:table-cell office:value-type="float" office:value="4.4436" calcext:value-type="float">
            <text:p>4.4436</text:p>
          </table:table-cell>
          <table:table-cell table:formula="of:=[.G49]/[.$G$3]" office:value-type="float" office:value="0.459633625371081" calcext:value-type="float">
            <text:p>0.459633625371081</text:p>
          </table:table-cell>
          <table:table-cell office:value-type="float" office:value="5.1675" calcext:value-type="float">
            <text:p>5.1675</text:p>
          </table:table-cell>
          <table:table-cell table:formula="of:=[.I49]/[.$I$3]" office:value-type="float" office:value="0.534716473509934" calcext:value-type="float">
            <text:p>0.534716473509934</text:p>
          </table:table-cell>
          <table:table-cell office:value-type="float" office:value="5.5772" calcext:value-type="float">
            <text:p>5.5772</text:p>
          </table:table-cell>
          <table:table-cell table:formula="of:=[.K49]/[.$K$3]" office:value-type="float" office:value="0.575948778850622" calcext:value-type="float">
            <text:p>0.575948778850622</text:p>
          </table:table-cell>
          <table:table-cell table:formula="of:=AVERAGE([.A49];[.E49];[.I49])" office:value-type="float" office:value="4.40603333333333" calcext:value-type="float">
            <text:p>4.40603333333333</text:p>
          </table:table-cell>
          <table:table-cell table:formula="of:=AVERAGE([.B49];[.F49];[.J49])" office:value-type="float" office:value="0.456276107523739" calcext:value-type="float">
            <text:p>0.456276107523739</text:p>
          </table:table-cell>
          <table:table-cell table:formula="of:=AVERAGE([.C49];[.G49];[.K49])" office:value-type="float" office:value="4.942" calcext:value-type="float">
            <text:p>4.942</text:p>
          </table:table-cell>
          <table:table-cell table:formula="of:=AVERAGE([.D49];[.H49];[.L49])" office:value-type="float" office:value="0.510749678811652" calcext:value-type="float">
            <text:p>0.510749678811652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table:formula="of:=[.A50]/[.$A$3]" office:value-type="float" office:value="0.427748777860635" calcext:value-type="float">
            <text:p>0.427748777860635</text:p>
          </table:table-cell>
          <table:table-cell office:value-type="float" office:value="4.5575" calcext:value-type="float">
            <text:p>4.5575</text:p>
          </table:table-cell>
          <table:table-cell table:formula="of:=[.C50]/[.$C$3]" office:value-type="float" office:value="0.471064300406206" calcext:value-type="float">
            <text:p>0.471064300406206</text:p>
          </table:table-cell>
          <table:table-cell office:value-type="float" office:value="3.7756" calcext:value-type="float">
            <text:p>3.7756</text:p>
          </table:table-cell>
          <table:table-cell table:formula="of:=[.E50]/[.$E$3]" office:value-type="float" office:value="0.391343104127366" calcext:value-type="float">
            <text:p>0.391343104127366</text:p>
          </table:table-cell>
          <table:table-cell office:value-type="float" office:value="4.2096" calcext:value-type="float">
            <text:p>4.2096</text:p>
          </table:table-cell>
          <table:table-cell table:formula="of:=[.G50]/[.$G$3]" office:value-type="float" office:value="0.435429316176547" calcext:value-type="float">
            <text:p>0.435429316176547</text:p>
          </table:table-cell>
          <table:table-cell office:value-type="float" office:value="4.9574" calcext:value-type="float">
            <text:p>4.9574</text:p>
          </table:table-cell>
          <table:table-cell table:formula="of:=[.I50]/[.$I$3]" office:value-type="float" office:value="0.512975993377483" calcext:value-type="float">
            <text:p>0.512975993377483</text:p>
          </table:table-cell>
          <table:table-cell office:value-type="float" office:value="5.3169" calcext:value-type="float">
            <text:p>5.3169</text:p>
          </table:table-cell>
          <table:table-cell table:formula="of:=[.K50]/[.$K$3]" office:value-type="float" office:value="0.549068002271906" calcext:value-type="float">
            <text:p>0.549068002271906</text:p>
          </table:table-cell>
          <table:table-cell table:formula="of:=AVERAGE([.A50];[.E50];[.I50])" office:value-type="float" office:value="4.28766666666667" calcext:value-type="float">
            <text:p>4.28766666666667</text:p>
          </table:table-cell>
          <table:table-cell table:formula="of:=AVERAGE([.B50];[.F50];[.J50])" office:value-type="float" office:value="0.444022625121828" calcext:value-type="float">
            <text:p>0.444022625121828</text:p>
          </table:table-cell>
          <table:table-cell table:formula="of:=AVERAGE([.C50];[.G50];[.K50])" office:value-type="float" office:value="4.69466666666667" calcext:value-type="float">
            <text:p>4.69466666666667</text:p>
          </table:table-cell>
          <table:table-cell table:formula="of:=AVERAGE([.D50];[.H50];[.L50])" office:value-type="float" office:value="0.485187206284886" calcext:value-type="float">
            <text:p>0.485187206284886</text:p>
          </table:table-cell>
        </table:table-row>
        <table:table-row table:style-name="ro1">
          <table:table-cell office:value-type="float" office:value="3.859" calcext:value-type="float">
            <text:p>3.859</text:p>
          </table:table-cell>
          <table:table-cell table:formula="of:=[.A51]/[.$A$3]" office:value-type="float" office:value="0.399681000911426" calcext:value-type="float">
            <text:p>0.399681000911426</text:p>
          </table:table-cell>
          <table:table-cell office:value-type="float" office:value="4.2635" calcext:value-type="float">
            <text:p>4.2635</text:p>
          </table:table-cell>
          <table:table-cell table:formula="of:=[.C51]/[.$C$3]" office:value-type="float" office:value="0.440676389420046" calcext:value-type="float">
            <text:p>0.440676389420046</text:p>
          </table:table-cell>
          <table:table-cell office:value-type="float" office:value="3.5351" calcext:value-type="float">
            <text:p>3.5351</text:p>
          </table:table-cell>
          <table:table-cell table:formula="of:=[.E51]/[.$E$3]" office:value-type="float" office:value="0.366415141275731" calcext:value-type="float">
            <text:p>0.366415141275731</text:p>
          </table:table-cell>
          <table:table-cell office:value-type="float" office:value="3.9266" calcext:value-type="float">
            <text:p>3.9266</text:p>
          </table:table-cell>
          <table:table-cell table:formula="of:=[.G51]/[.$G$3]" office:value-type="float" office:value="0.406156583261789" calcext:value-type="float">
            <text:p>0.406156583261789</text:p>
          </table:table-cell>
          <table:table-cell office:value-type="float" office:value="4.6538" calcext:value-type="float">
            <text:p>4.6538</text:p>
          </table:table-cell>
          <table:table-cell table:formula="of:=[.I51]/[.$I$3]" office:value-type="float" office:value="0.481560430463576" calcext:value-type="float">
            <text:p>0.481560430463576</text:p>
          </table:table-cell>
          <table:table-cell office:value-type="float" office:value="5.0123" calcext:value-type="float">
            <text:p>5.0123</text:p>
          </table:table-cell>
          <table:table-cell table:formula="of:=[.K51]/[.$K$3]" office:value-type="float" office:value="0.517612433520938" calcext:value-type="float">
            <text:p>0.517612433520938</text:p>
          </table:table-cell>
          <table:table-cell table:formula="of:=AVERAGE([.A51];[.E51];[.I51])" office:value-type="float" office:value="4.01596666666667" calcext:value-type="float">
            <text:p>4.01596666666667</text:p>
          </table:table-cell>
          <table:table-cell table:formula="of:=AVERAGE([.B51];[.F51];[.J51])" office:value-type="float" office:value="0.415885524216911" calcext:value-type="float">
            <text:p>0.415885524216911</text:p>
          </table:table-cell>
          <table:table-cell table:formula="of:=AVERAGE([.C51];[.G51];[.K51])" office:value-type="float" office:value="4.4008" calcext:value-type="float">
            <text:p>4.4008</text:p>
          </table:table-cell>
          <table:table-cell table:formula="of:=AVERAGE([.D51];[.H51];[.L51])" office:value-type="float" office:value="0.454815135400924" calcext:value-type="float">
            <text:p>0.454815135400924</text:p>
          </table:table-cell>
        </table:table-row>
        <table:table-row table:style-name="ro1">
          <table:table-cell office:value-type="float" office:value="3.6755" calcext:value-type="float">
            <text:p>3.6755</text:p>
          </table:table-cell>
          <table:table-cell table:formula="of:=[.A52]/[.$A$3]" office:value-type="float" office:value="0.380675698069434" calcext:value-type="float">
            <text:p>0.380675698069434</text:p>
          </table:table-cell>
          <table:table-cell office:value-type="float" office:value="4.0436" calcext:value-type="float">
            <text:p>4.0436</text:p>
          </table:table-cell>
          <table:table-cell table:formula="of:=[.C52]/[.$C$3]" office:value-type="float" office:value="0.417947472325295" calcext:value-type="float">
            <text:p>0.417947472325295</text:p>
          </table:table-cell>
          <table:table-cell office:value-type="float" office:value="3.3785" calcext:value-type="float">
            <text:p>3.3785</text:p>
          </table:table-cell>
          <table:table-cell table:formula="of:=[.E52]/[.$E$3]" office:value-type="float" office:value="0.350183461514542" calcext:value-type="float">
            <text:p>0.350183461514542</text:p>
          </table:table-cell>
          <table:table-cell office:value-type="float" office:value="3.7254" calcext:value-type="float">
            <text:p>3.7254</text:p>
          </table:table-cell>
          <table:table-cell table:formula="of:=[.G52]/[.$G$3]" office:value-type="float" office:value="0.385345014843241" calcext:value-type="float">
            <text:p>0.385345014843241</text:p>
          </table:table-cell>
          <table:table-cell office:value-type="float" office:value="4.4175" calcext:value-type="float">
            <text:p>4.4175</text:p>
          </table:table-cell>
          <table:table-cell table:formula="of:=[.I52]/[.$I$3]" office:value-type="float" office:value="0.457108857615894" calcext:value-type="float">
            <text:p>0.457108857615894</text:p>
          </table:table-cell>
          <table:table-cell office:value-type="float" office:value="4.763" calcext:value-type="float">
            <text:p>4.763</text:p>
          </table:table-cell>
          <table:table-cell table:formula="of:=[.K52]/[.$K$3]" office:value-type="float" office:value="0.49186760985181" calcext:value-type="float">
            <text:p>0.49186760985181</text:p>
          </table:table-cell>
          <table:table-cell table:formula="of:=AVERAGE([.A52];[.E52];[.I52])" office:value-type="float" office:value="3.82383333333333" calcext:value-type="float">
            <text:p>3.82383333333333</text:p>
          </table:table-cell>
          <table:table-cell table:formula="of:=AVERAGE([.B52];[.F52];[.J52])" office:value-type="float" office:value="0.395989339066623" calcext:value-type="float">
            <text:p>0.395989339066623</text:p>
          </table:table-cell>
          <table:table-cell table:formula="of:=AVERAGE([.C52];[.G52];[.K52])" office:value-type="float" office:value="4.17733333333333" calcext:value-type="float">
            <text:p>4.17733333333333</text:p>
          </table:table-cell>
          <table:table-cell table:formula="of:=AVERAGE([.D52];[.H52];[.L52])" office:value-type="float" office:value="0.431720032340115" calcext:value-type="float">
            <text:p>0.431720032340115</text:p>
          </table:table-cell>
        </table:table-row>
        <table:table-row table:style-name="ro1">
          <table:table-cell office:value-type="float" office:value="3.5206" calcext:value-type="float">
            <text:p>3.5206</text:p>
          </table:table-cell>
          <table:table-cell table:formula="of:=[.A53]/[.$A$3]" office:value-type="float" office:value="0.364632529621344" calcext:value-type="float">
            <text:p>0.364632529621344</text:p>
          </table:table-cell>
          <table:table-cell office:value-type="float" office:value="3.8521" calcext:value-type="float">
            <text:p>3.8521</text:p>
          </table:table-cell>
          <table:table-cell table:formula="of:=[.C53]/[.$C$3]" office:value-type="float" office:value="0.398153986087711" calcext:value-type="float">
            <text:p>0.398153986087711</text:p>
          </table:table-cell>
          <table:table-cell office:value-type="float" office:value="3.2495" calcext:value-type="float">
            <text:p>3.2495</text:p>
          </table:table-cell>
          <table:table-cell table:formula="of:=[.E53]/[.$E$3]" office:value-type="float" office:value="0.336812537573333" calcext:value-type="float">
            <text:p>0.336812537573333</text:p>
          </table:table-cell>
          <table:table-cell office:value-type="float" office:value="3.5569" calcext:value-type="float">
            <text:p>3.5569</text:p>
          </table:table-cell>
          <table:table-cell table:formula="of:=[.G53]/[.$G$3]" office:value-type="float" office:value="0.367915843478801" calcext:value-type="float">
            <text:p>0.367915843478801</text:p>
          </table:table-cell>
          <table:table-cell office:value-type="float" office:value="4.2073" calcext:value-type="float">
            <text:p>4.2073</text:p>
          </table:table-cell>
          <table:table-cell table:formula="of:=[.I53]/[.$I$3]" office:value-type="float" office:value="0.435358029801325" calcext:value-type="float">
            <text:p>0.435358029801325</text:p>
          </table:table-cell>
          <table:table-cell office:value-type="float" office:value="4.5358" calcext:value-type="float">
            <text:p>4.5358</text:p>
          </table:table-cell>
          <table:table-cell table:formula="of:=[.K53]/[.$K$3]" office:value-type="float" office:value="0.468405018846491" calcext:value-type="float">
            <text:p>0.468405018846491</text:p>
          </table:table-cell>
          <table:table-cell table:formula="of:=AVERAGE([.A53];[.E53];[.I53])" office:value-type="float" office:value="3.65913333333333" calcext:value-type="float">
            <text:p>3.65913333333333</text:p>
          </table:table-cell>
          <table:table-cell table:formula="of:=AVERAGE([.B53];[.F53];[.J53])" office:value-type="float" office:value="0.378934365665334" calcext:value-type="float">
            <text:p>0.378934365665334</text:p>
          </table:table-cell>
          <table:table-cell table:formula="of:=AVERAGE([.C53];[.G53];[.K53])" office:value-type="float" office:value="3.9816" calcext:value-type="float">
            <text:p>3.9816</text:p>
          </table:table-cell>
          <table:table-cell table:formula="of:=AVERAGE([.D53];[.H53];[.L53])" office:value-type="float" office:value="0.411491616137668" calcext:value-type="float">
            <text:p>0.411491616137668</text:p>
          </table:table-cell>
        </table:table-row>
        <table:table-row table:style-name="ro1">
          <table:table-cell office:value-type="float" office:value="3.4061" calcext:value-type="float">
            <text:p>3.4061</text:p>
          </table:table-cell>
          <table:table-cell table:formula="of:=[.A54]/[.$A$3]" office:value-type="float" office:value="0.352773634932472" calcext:value-type="float">
            <text:p>0.352773634932472</text:p>
          </table:table-cell>
          <table:table-cell office:value-type="float" office:value="3.708" calcext:value-type="float">
            <text:p>3.708</text:p>
          </table:table-cell>
          <table:table-cell table:formula="of:=[.C54]/[.$C$3]" office:value-type="float" office:value="0.383259775294835" calcext:value-type="float">
            <text:p>0.383259775294835</text:p>
          </table:table-cell>
          <table:table-cell office:value-type="float" office:value="3.1624" calcext:value-type="float">
            <text:p>3.1624</text:p>
          </table:table-cell>
          <table:table-cell table:formula="of:=[.E54]/[.$E$3]" office:value-type="float" office:value="0.327784572648687" calcext:value-type="float">
            <text:p>0.327784572648687</text:p>
          </table:table-cell>
          <table:table-cell office:value-type="float" office:value="3.4344" calcext:value-type="float">
            <text:p>3.4344</text:p>
          </table:table-cell>
          <table:table-cell table:formula="of:=[.G54]/[.$G$3]" office:value-type="float" office:value="0.355244784178243" calcext:value-type="float">
            <text:p>0.355244784178243</text:p>
          </table:table-cell>
          <table:table-cell office:value-type="float" office:value="4.0495" calcext:value-type="float">
            <text:p>4.0495</text:p>
          </table:table-cell>
          <table:table-cell table:formula="of:=[.I54]/[.$I$3]" office:value-type="float" office:value="0.419029387417219" calcext:value-type="float">
            <text:p>0.419029387417219</text:p>
          </table:table-cell>
          <table:table-cell office:value-type="float" office:value="4.3607" calcext:value-type="float">
            <text:p>4.3607</text:p>
          </table:table-cell>
          <table:table-cell table:formula="of:=[.K54]/[.$K$3]" office:value-type="float" office:value="0.450322713894769" calcext:value-type="float">
            <text:p>0.450322713894769</text:p>
          </table:table-cell>
          <table:table-cell table:formula="of:=AVERAGE([.A54];[.E54];[.I54])" office:value-type="float" office:value="3.53933333333333" calcext:value-type="float">
            <text:p>3.53933333333333</text:p>
          </table:table-cell>
          <table:table-cell table:formula="of:=AVERAGE([.B54];[.F54];[.J54])" office:value-type="float" office:value="0.366529198332792" calcext:value-type="float">
            <text:p>0.366529198332792</text:p>
          </table:table-cell>
          <table:table-cell table:formula="of:=AVERAGE([.C54];[.G54];[.K54])" office:value-type="float" office:value="3.83436666666667" calcext:value-type="float">
            <text:p>3.83436666666667</text:p>
          </table:table-cell>
          <table:table-cell table:formula="of:=AVERAGE([.D54];[.H54];[.L54])" office:value-type="float" office:value="0.396275757789282" calcext:value-type="float">
            <text:p>0.396275757789282</text:p>
          </table:table-cell>
        </table:table-row>
        <table:table-row table:style-name="ro1">
          <table:table-cell office:value-type="float" office:value="3.2991" calcext:value-type="float">
            <text:p>3.2991</text:p>
          </table:table-cell>
          <table:table-cell table:formula="of:=[.A55]/[.$A$3]" office:value-type="float" office:value="0.341691523738504" calcext:value-type="float">
            <text:p>0.341691523738504</text:p>
          </table:table-cell>
          <table:table-cell office:value-type="float" office:value="3.5782" calcext:value-type="float">
            <text:p>3.5782</text:p>
          </table:table-cell>
          <table:table-cell table:formula="of:=[.C55]/[.$C$3]" office:value-type="float" office:value="0.369843615954687" calcext:value-type="float">
            <text:p>0.369843615954687</text:p>
          </table:table-cell>
          <table:table-cell office:value-type="float" office:value="3.0788" calcext:value-type="float">
            <text:p>3.0788</text:p>
          </table:table-cell>
          <table:table-cell table:formula="of:=[.E55]/[.$E$3]" office:value-type="float" office:value="0.319119384730198" calcext:value-type="float">
            <text:p>0.319119384730198</text:p>
          </table:table-cell>
          <table:table-cell office:value-type="float" office:value="3.3273" calcext:value-type="float">
            <text:p>3.3273</text:p>
          </table:table-cell>
          <table:table-cell table:formula="of:=[.G55]/[.$G$3]" office:value-type="float" office:value="0.344166658046898" calcext:value-type="float">
            <text:p>0.344166658046898</text:p>
          </table:table-cell>
          <table:table-cell office:value-type="float" office:value="3.8947" calcext:value-type="float">
            <text:p>3.8947</text:p>
          </table:table-cell>
          <table:table-cell table:formula="of:=[.I55]/[.$I$3]" office:value-type="float" office:value="0.403011175496689" calcext:value-type="float">
            <text:p>0.403011175496689</text:p>
          </table:table-cell>
          <table:table-cell office:value-type="float" office:value="4.1943" calcext:value-type="float">
            <text:p>4.1943</text:p>
          </table:table-cell>
          <table:table-cell table:formula="of:=[.K55]/[.$K$3]" office:value-type="float" office:value="0.433138844426086" calcext:value-type="float">
            <text:p>0.433138844426086</text:p>
          </table:table-cell>
          <table:table-cell table:formula="of:=AVERAGE([.A55];[.E55];[.I55])" office:value-type="float" office:value="3.4242" calcext:value-type="float">
            <text:p>3.4242</text:p>
          </table:table-cell>
          <table:table-cell table:formula="of:=AVERAGE([.B55];[.F55];[.J55])" office:value-type="float" office:value="0.354607361321797" calcext:value-type="float">
            <text:p>0.354607361321797</text:p>
          </table:table-cell>
          <table:table-cell table:formula="of:=AVERAGE([.C55];[.G55];[.K55])" office:value-type="float" office:value="3.69993333333333" calcext:value-type="float">
            <text:p>3.69993333333333</text:p>
          </table:table-cell>
          <table:table-cell table:formula="of:=AVERAGE([.D55];[.H55];[.L55])" office:value-type="float" office:value="0.38238303947589" calcext:value-type="float">
            <text:p>0.38238303947589</text:p>
          </table:table-cell>
        </table:table-row>
        <table:table-row table:style-name="ro1">
          <table:table-cell office:value-type="float" office:value="3.1933" calcext:value-type="float">
            <text:p>3.1933</text:p>
          </table:table-cell>
          <table:table-cell table:formula="of:=[.A56]/[.$A$3]" office:value-type="float" office:value="0.33073369790372" calcext:value-type="float">
            <text:p>0.33073369790372</text:p>
          </table:table-cell>
          <table:table-cell office:value-type="float" office:value="3.4583" calcext:value-type="float">
            <text:p>3.4583</text:p>
          </table:table-cell>
          <table:table-cell table:formula="of:=[.C56]/[.$C$3]" office:value-type="float" office:value="0.357450723004889" calcext:value-type="float">
            <text:p>0.357450723004889</text:p>
          </table:table-cell>
          <table:table-cell office:value-type="float" office:value="2.9957" calcext:value-type="float">
            <text:p>2.9957</text:p>
          </table:table-cell>
          <table:table-cell table:formula="of:=[.E56]/[.$E$3]" office:value-type="float" office:value="0.310506022098302" calcext:value-type="float">
            <text:p>0.310506022098302</text:p>
          </table:table-cell>
          <table:table-cell office:value-type="float" office:value="3.2285" calcext:value-type="float">
            <text:p>3.2285</text:p>
          </table:table-cell>
          <table:table-cell table:formula="of:=[.G56]/[.$G$3]" office:value-type="float" office:value="0.333947060831428" calcext:value-type="float">
            <text:p>0.333947060831428</text:p>
          </table:table-cell>
          <table:table-cell office:value-type="float" office:value="3.7541" calcext:value-type="float">
            <text:p>3.7541</text:p>
          </table:table-cell>
          <table:table-cell table:formula="of:=[.I56]/[.$I$3]" office:value-type="float" office:value="0.388462334437086" calcext:value-type="float">
            <text:p>0.388462334437086</text:p>
          </table:table-cell>
          <table:table-cell office:value-type="float" office:value="4.0464" calcext:value-type="float">
            <text:p>4.0464</text:p>
          </table:table-cell>
          <table:table-cell table:formula="of:=[.K56]/[.$K$3]" office:value-type="float" office:value="0.417865441214437" calcext:value-type="float">
            <text:p>0.417865441214437</text:p>
          </table:table-cell>
          <table:table-cell table:formula="of:=AVERAGE([.A56];[.E56];[.I56])" office:value-type="float" office:value="3.31436666666667" calcext:value-type="float">
            <text:p>3.31436666666667</text:p>
          </table:table-cell>
          <table:table-cell table:formula="of:=AVERAGE([.B56];[.F56];[.J56])" office:value-type="float" office:value="0.34323401814637" calcext:value-type="float">
            <text:p>0.34323401814637</text:p>
          </table:table-cell>
          <table:table-cell table:formula="of:=AVERAGE([.C56];[.G56];[.K56])" office:value-type="float" office:value="3.57773333333333" calcext:value-type="float">
            <text:p>3.57773333333333</text:p>
          </table:table-cell>
          <table:table-cell table:formula="of:=AVERAGE([.D56];[.H56];[.L56])" office:value-type="float" office:value="0.369754408350251" calcext:value-type="float">
            <text:p>0.369754408350251</text:p>
          </table:table-cell>
        </table:table-row>
        <table:table-row table:style-name="ro1">
          <table:table-cell office:value-type="float" office:value="3.0955" calcext:value-type="float">
            <text:p>3.0955</text:p>
          </table:table-cell>
          <table:table-cell table:formula="of:=[.A57]/[.$A$3]" office:value-type="float" office:value="0.320604441130168" calcext:value-type="float">
            <text:p>0.320604441130168</text:p>
          </table:table-cell>
          <table:table-cell office:value-type="float" office:value="3.3526" calcext:value-type="float">
            <text:p>3.3526</text:p>
          </table:table-cell>
          <table:table-cell table:formula="of:=[.C57]/[.$C$3]" office:value-type="float" office:value="0.346525545483674" calcext:value-type="float">
            <text:p>0.346525545483674</text:p>
          </table:table-cell>
          <table:table-cell office:value-type="float" office:value="2.9149" calcext:value-type="float">
            <text:p>2.9149</text:p>
          </table:table-cell>
          <table:table-cell table:formula="of:=[.E57]/[.$E$3]" office:value-type="float" office:value="0.302131055784739" calcext:value-type="float">
            <text:p>0.302131055784739</text:p>
          </table:table-cell>
          <table:table-cell office:value-type="float" office:value="3.1402" calcext:value-type="float">
            <text:p>3.1402</text:p>
          </table:table-cell>
          <table:table-cell table:formula="of:=[.G57]/[.$G$3]" office:value-type="float" office:value="0.324813554413149" calcext:value-type="float">
            <text:p>0.324813554413149</text:p>
          </table:table-cell>
          <table:table-cell office:value-type="float" office:value="3.6176" calcext:value-type="float">
            <text:p>3.6176</text:p>
          </table:table-cell>
          <table:table-cell table:formula="of:=[.I57]/[.$I$3]" office:value-type="float" office:value="0.374337748344371" calcext:value-type="float">
            <text:p>0.374337748344371</text:p>
          </table:table-cell>
          <table:table-cell office:value-type="float" office:value="3.9089" calcext:value-type="float">
            <text:p>3.9089</text:p>
          </table:table-cell>
          <table:table-cell table:formula="of:=[.K57]/[.$K$3]" office:value-type="float" office:value="0.403666029844581" calcext:value-type="float">
            <text:p>0.403666029844581</text:p>
          </table:table-cell>
          <table:table-cell table:formula="of:=AVERAGE([.A57];[.E57];[.I57])" office:value-type="float" office:value="3.20933333333333" calcext:value-type="float">
            <text:p>3.20933333333333</text:p>
          </table:table-cell>
          <table:table-cell table:formula="of:=AVERAGE([.B57];[.F57];[.J57])" office:value-type="float" office:value="0.332357748419759" calcext:value-type="float">
            <text:p>0.332357748419759</text:p>
          </table:table-cell>
          <table:table-cell table:formula="of:=AVERAGE([.C57];[.G57];[.K57])" office:value-type="float" office:value="3.46723333333333" calcext:value-type="float">
            <text:p>3.46723333333333</text:p>
          </table:table-cell>
          <table:table-cell table:formula="of:=AVERAGE([.D57];[.H57];[.L57])" office:value-type="float" office:value="0.358335043247135" calcext:value-type="float">
            <text:p>0.358335043247135</text:p>
          </table:table-cell>
        </table:table-row>
        <table:table-row table:style-name="ro1">
          <table:table-cell office:value-type="float" office:value="2.9991" calcext:value-type="float">
            <text:p>2.9991</text:p>
          </table:table-cell>
          <table:table-cell table:formula="of:=[.A58]/[.$A$3]" office:value-type="float" office:value="0.310620183942332" calcext:value-type="float">
            <text:p>0.310620183942332</text:p>
          </table:table-cell>
          <table:table-cell office:value-type="float" office:value="3.2508" calcext:value-type="float">
            <text:p>3.2508</text:p>
          </table:table-cell>
          <table:table-cell table:formula="of:=[.C58]/[.$C$3]" office:value-type="float" office:value="0.336003472904113" calcext:value-type="float">
            <text:p>0.336003472904113</text:p>
          </table:table-cell>
          <table:table-cell office:value-type="float" office:value="2.8358" calcext:value-type="float">
            <text:p>2.8358</text:p>
          </table:table-cell>
          <table:table-cell table:formula="of:=[.E58]/[.$E$3]" office:value-type="float" office:value="0.293932295445594" calcext:value-type="float">
            <text:p>0.293932295445594</text:p>
          </table:table-cell>
          <table:table-cell office:value-type="float" office:value="3.057" calcext:value-type="float">
            <text:p>3.057</text:p>
          </table:table-cell>
          <table:table-cell table:formula="of:=[.G58]/[.$G$3]" office:value-type="float" office:value="0.316207577810648" calcext:value-type="float">
            <text:p>0.316207577810648</text:p>
          </table:table-cell>
          <table:table-cell office:value-type="float" office:value="3.4871" calcext:value-type="float">
            <text:p>3.4871</text:p>
          </table:table-cell>
          <table:table-cell table:formula="of:=[.I58]/[.$I$3]" office:value-type="float" office:value="0.360834023178808" calcext:value-type="float">
            <text:p>0.360834023178808</text:p>
          </table:table-cell>
          <table:table-cell office:value-type="float" office:value="3.7789" calcext:value-type="float">
            <text:p>3.7789</text:p>
          </table:table-cell>
          <table:table-cell table:formula="of:=[.K58]/[.$K$3]" office:value-type="float" office:value="0.390241131822172" calcext:value-type="float">
            <text:p>0.390241131822172</text:p>
          </table:table-cell>
          <table:table-cell table:formula="of:=AVERAGE([.A58];[.E58];[.I58])" office:value-type="float" office:value="3.10733333333333" calcext:value-type="float">
            <text:p>3.10733333333333</text:p>
          </table:table-cell>
          <table:table-cell table:formula="of:=AVERAGE([.B58];[.F58];[.J58])" office:value-type="float" office:value="0.321795500855578" calcext:value-type="float">
            <text:p>0.321795500855578</text:p>
          </table:table-cell>
          <table:table-cell table:formula="of:=AVERAGE([.C58];[.G58];[.K58])" office:value-type="float" office:value="3.36223333333333" calcext:value-type="float">
            <text:p>3.36223333333333</text:p>
          </table:table-cell>
          <table:table-cell table:formula="of:=AVERAGE([.D58];[.H58];[.L58])" office:value-type="float" office:value="0.347484060845644" calcext:value-type="float">
            <text:p>0.347484060845644</text:p>
          </table:table-cell>
        </table:table-row>
        <table:table-row table:style-name="ro1">
          <table:table-cell office:value-type="float" office:value="2.9094" calcext:value-type="float">
            <text:p>2.9094</text:p>
          </table:table-cell>
          <table:table-cell table:formula="of:=[.A59]/[.$A$3]" office:value-type="float" office:value="0.301329853343276" calcext:value-type="float">
            <text:p>0.301329853343276</text:p>
          </table:table-cell>
          <table:table-cell office:value-type="float" office:value="3.1608" calcext:value-type="float">
            <text:p>3.1608</text:p>
          </table:table-cell>
          <table:table-cell table:formula="of:=[.C59]/[.$C$3]" office:value-type="float" office:value="0.326701051173655" calcext:value-type="float">
            <text:p>0.326701051173655</text:p>
          </table:table-cell>
          <table:table-cell office:value-type="float" office:value="2.761" calcext:value-type="float">
            <text:p>2.761</text:p>
          </table:table-cell>
          <table:table-cell table:formula="of:=[.E59]/[.$E$3]" office:value-type="float" office:value="0.286179232571156" calcext:value-type="float">
            <text:p>0.286179232571156</text:p>
          </table:table-cell>
          <table:table-cell office:value-type="float" office:value="2.9818" calcext:value-type="float">
            <text:p>2.9818</text:p>
          </table:table-cell>
          <table:table-cell table:formula="of:=[.G59]/[.$G$3]" office:value-type="float" office:value="0.308429098958387" calcext:value-type="float">
            <text:p>0.308429098958387</text:p>
          </table:table-cell>
          <table:table-cell office:value-type="float" office:value="3.3686" calcext:value-type="float">
            <text:p>3.3686</text:p>
          </table:table-cell>
          <table:table-cell table:formula="of:=[.I59]/[.$I$3]" office:value-type="float" office:value="0.34857201986755" calcext:value-type="float">
            <text:p>0.34857201986755</text:p>
          </table:table-cell>
          <table:table-cell office:value-type="float" office:value="3.6651" calcext:value-type="float">
            <text:p>3.6651</text:p>
          </table:table-cell>
          <table:table-cell table:formula="of:=[.K59]/[.$K$3]" office:value-type="float" office:value="0.378489182630247" calcext:value-type="float">
            <text:p>0.378489182630247</text:p>
          </table:table-cell>
          <table:table-cell table:formula="of:=AVERAGE([.A59];[.E59];[.I59])" office:value-type="float" office:value="3.013" calcext:value-type="float">
            <text:p>3.013</text:p>
          </table:table-cell>
          <table:table-cell table:formula="of:=AVERAGE([.B59];[.F59];[.J59])" office:value-type="float" office:value="0.312027035260661" calcext:value-type="float">
            <text:p>0.312027035260661</text:p>
          </table:table-cell>
          <table:table-cell table:formula="of:=AVERAGE([.C59];[.G59];[.K59])" office:value-type="float" office:value="3.26923333333333" calcext:value-type="float">
            <text:p>3.26923333333333</text:p>
          </table:table-cell>
          <table:table-cell table:formula="of:=AVERAGE([.D59];[.H59];[.L59])" office:value-type="float" office:value="0.337873110920763" calcext:value-type="float">
            <text:p>0.337873110920763</text:p>
          </table:table-cell>
        </table:table-row>
        <table:table-row table:style-name="ro1">
          <table:table-cell office:value-type="float" office:value="2.8238" calcext:value-type="float">
            <text:p>2.8238</text:p>
          </table:table-cell>
          <table:table-cell table:formula="of:=[.A60]/[.$A$3]" office:value-type="float" office:value="0.292464164388102" calcext:value-type="float">
            <text:p>0.292464164388102</text:p>
          </table:table-cell>
          <table:table-cell office:value-type="float" office:value="3.077" calcext:value-type="float">
            <text:p>3.077</text:p>
          </table:table-cell>
          <table:table-cell table:formula="of:=[.C60]/[.$C$3]" office:value-type="float" office:value="0.318039462940185" calcext:value-type="float">
            <text:p>0.318039462940185</text:p>
          </table:table-cell>
          <table:table-cell office:value-type="float" office:value="2.6905" calcext:value-type="float">
            <text:p>2.6905</text:p>
          </table:table-cell>
          <table:table-cell table:formula="of:=[.E60]/[.$E$3]" office:value-type="float" office:value="0.278871867161425" calcext:value-type="float">
            <text:p>0.278871867161425</text:p>
          </table:table-cell>
          <table:table-cell office:value-type="float" office:value="2.914" calcext:value-type="float">
            <text:p>2.914</text:p>
          </table:table-cell>
          <table:table-cell table:formula="of:=[.G60]/[.$G$3]" office:value-type="float" office:value="0.301416055525099" calcext:value-type="float">
            <text:p>0.301416055525099</text:p>
          </table:table-cell>
          <table:table-cell office:value-type="float" office:value="3.2523" calcext:value-type="float">
            <text:p>3.2523</text:p>
          </table:table-cell>
          <table:table-cell table:formula="of:=[.I60]/[.$I$3]" office:value-type="float" office:value="0.336537665562914" calcext:value-type="float">
            <text:p>0.336537665562914</text:p>
          </table:table-cell>
          <table:table-cell office:value-type="float" office:value="3.5551" calcext:value-type="float">
            <text:p>3.5551</text:p>
          </table:table-cell>
          <table:table-cell table:formula="of:=[.K60]/[.$K$3]" office:value-type="float" office:value="0.367129653534363" calcext:value-type="float">
            <text:p>0.367129653534363</text:p>
          </table:table-cell>
          <table:table-cell table:formula="of:=AVERAGE([.A60];[.E60];[.I60])" office:value-type="float" office:value="2.9222" calcext:value-type="float">
            <text:p>2.9222</text:p>
          </table:table-cell>
          <table:table-cell table:formula="of:=AVERAGE([.B60];[.F60];[.J60])" office:value-type="float" office:value="0.302624565704147" calcext:value-type="float">
            <text:p>0.302624565704147</text:p>
          </table:table-cell>
          <table:table-cell table:formula="of:=AVERAGE([.C60];[.G60];[.K60])" office:value-type="float" office:value="3.18203333333333" calcext:value-type="float">
            <text:p>3.18203333333333</text:p>
          </table:table-cell>
          <table:table-cell table:formula="of:=AVERAGE([.D60];[.H60];[.L60])" office:value-type="float" office:value="0.328861723999882" calcext:value-type="float">
            <text:p>0.328861723999882</text:p>
          </table:table-cell>
        </table:table-row>
        <table:table-row table:style-name="ro1">
          <table:table-cell office:value-type="float" office:value="2.7411" calcext:value-type="float">
            <text:p>2.7411</text:p>
          </table:table-cell>
          <table:table-cell table:formula="of:=[.A61]/[.$A$3]" office:value-type="float" office:value="0.283898831717624" calcext:value-type="float">
            <text:p>0.283898831717624</text:p>
          </table:table-cell>
          <table:table-cell office:value-type="float" office:value="3.0007" calcext:value-type="float">
            <text:p>3.0007</text:p>
          </table:table-cell>
          <table:table-cell table:formula="of:=[.C61]/[.$C$3]" office:value-type="float" office:value="0.310153076517587" calcext:value-type="float">
            <text:p>0.310153076517587</text:p>
          </table:table-cell>
          <table:table-cell office:value-type="float" office:value="2.622" calcext:value-type="float">
            <text:p>2.622</text:p>
          </table:table-cell>
          <table:table-cell table:formula="of:=[.E61]/[.$E$3]" office:value-type="float" office:value="0.27177180289807" calcext:value-type="float">
            <text:p>0.27177180289807</text:p>
          </table:table-cell>
          <table:table-cell office:value-type="float" office:value="2.8508" calcext:value-type="float">
            <text:p>2.8508</text:p>
          </table:table-cell>
          <table:table-cell table:formula="of:=[.G61]/[.$G$3]" office:value-type="float" office:value="0.294878823298199" calcext:value-type="float">
            <text:p>0.294878823298199</text:p>
          </table:table-cell>
          <table:table-cell office:value-type="float" office:value="3.1486" calcext:value-type="float">
            <text:p>3.1486</text:p>
          </table:table-cell>
          <table:table-cell table:formula="of:=[.I61]/[.$I$3]" office:value-type="float" office:value="0.325807119205298" calcext:value-type="float">
            <text:p>0.325807119205298</text:p>
          </table:table-cell>
          <table:table-cell office:value-type="float" office:value="3.4599" calcext:value-type="float">
            <text:p>3.4599</text:p>
          </table:table-cell>
          <table:table-cell table:formula="of:=[.K61]/[.$K$3]" office:value-type="float" office:value="0.357298497444106" calcext:value-type="float">
            <text:p>0.357298497444106</text:p>
          </table:table-cell>
          <table:table-cell table:formula="of:=AVERAGE([.A61];[.E61];[.I61])" office:value-type="float" office:value="2.83723333333333" calcext:value-type="float">
            <text:p>2.83723333333333</text:p>
          </table:table-cell>
          <table:table-cell table:formula="of:=AVERAGE([.B61];[.F61];[.J61])" office:value-type="float" office:value="0.293825917940331" calcext:value-type="float">
            <text:p>0.293825917940331</text:p>
          </table:table-cell>
          <table:table-cell table:formula="of:=AVERAGE([.C61];[.G61];[.K61])" office:value-type="float" office:value="3.1038" calcext:value-type="float">
            <text:p>3.1038</text:p>
          </table:table-cell>
          <table:table-cell table:formula="of:=AVERAGE([.D61];[.H61];[.L61])" office:value-type="float" office:value="0.320776799086631" calcext:value-type="float">
            <text:p>0.320776799086631</text:p>
          </table:table-cell>
        </table:table-row>
        <table:table-row table:style-name="ro1">
          <table:table-cell office:value-type="float" office:value="2.6649" calcext:value-type="float">
            <text:p>2.6649</text:p>
          </table:table-cell>
          <table:table-cell table:formula="of:=[.A62]/[.$A$3]" office:value-type="float" office:value="0.276006711409396" calcext:value-type="float">
            <text:p>0.276006711409396</text:p>
          </table:table-cell>
          <table:table-cell office:value-type="float" office:value="2.9324" calcext:value-type="float">
            <text:p>2.9324</text:p>
          </table:table-cell>
          <table:table-cell table:formula="of:=[.C62]/[.$C$3]" office:value-type="float" office:value="0.303093572026584" calcext:value-type="float">
            <text:p>0.303093572026584</text:p>
          </table:table-cell>
          <table:table-cell office:value-type="float" office:value="2.5602" calcext:value-type="float">
            <text:p>2.5602</text:p>
          </table:table-cell>
          <table:table-cell table:formula="of:=[.E62]/[.$E$3]" office:value-type="float" office:value="0.265366197475072" calcext:value-type="float">
            <text:p>0.265366197475072</text:p>
          </table:table-cell>
          <table:table-cell office:value-type="float" office:value="2.7961" calcext:value-type="float">
            <text:p>2.7961</text:p>
          </table:table-cell>
          <table:table-cell table:formula="of:=[.G62]/[.$G$3]" office:value-type="float" office:value="0.28922080743093" calcext:value-type="float">
            <text:p>0.28922080743093</text:p>
          </table:table-cell>
          <table:table-cell office:value-type="float" office:value="3.0478" calcext:value-type="float">
            <text:p>3.0478</text:p>
          </table:table-cell>
          <table:table-cell table:formula="of:=[.I62]/[.$I$3]" office:value-type="float" office:value="0.315376655629139" calcext:value-type="float">
            <text:p>0.315376655629139</text:p>
          </table:table-cell>
          <table:table-cell office:value-type="float" office:value="3.3691" calcext:value-type="float">
            <text:p>3.3691</text:p>
          </table:table-cell>
          <table:table-cell table:formula="of:=[.K62]/[.$K$3]" office:value-type="float" office:value="0.347921722517685" calcext:value-type="float">
            <text:p>0.347921722517685</text:p>
          </table:table-cell>
          <table:table-cell table:formula="of:=AVERAGE([.A62];[.E62];[.I62])" office:value-type="float" office:value="2.75763333333333" calcext:value-type="float">
            <text:p>2.75763333333333</text:p>
          </table:table-cell>
          <table:table-cell table:formula="of:=AVERAGE([.B62];[.F62];[.J62])" office:value-type="float" office:value="0.285583188171202" calcext:value-type="float">
            <text:p>0.285583188171202</text:p>
          </table:table-cell>
          <table:table-cell table:formula="of:=AVERAGE([.C62];[.G62];[.K62])" office:value-type="float" office:value="3.03253333333333" calcext:value-type="float">
            <text:p>3.03253333333333</text:p>
          </table:table-cell>
          <table:table-cell table:formula="of:=AVERAGE([.D62];[.H62];[.L62])" office:value-type="float" office:value="0.313412033991733" calcext:value-type="float">
            <text:p>0.313412033991733</text:p>
          </table:table-cell>
        </table:table-row>
        <table:table-row table:style-name="ro1">
          <table:table-cell office:value-type="float" office:value="2.5909" calcext:value-type="float">
            <text:p>2.5909</text:p>
          </table:table-cell>
          <table:table-cell table:formula="of:=[.A63]/[.$A$3]" office:value-type="float" office:value="0.268342447593007" calcext:value-type="float">
            <text:p>0.268342447593007</text:p>
          </table:table-cell>
          <table:table-cell office:value-type="float" office:value="2.8678" calcext:value-type="float">
            <text:p>2.8678</text:p>
          </table:table-cell>
          <table:table-cell table:formula="of:=[.C63]/[.$C$3]" office:value-type="float" office:value="0.296416500428945" calcext:value-type="float">
            <text:p>0.296416500428945</text:p>
          </table:table-cell>
          <table:table-cell office:value-type="float" office:value="2.4997" calcext:value-type="float">
            <text:p>2.4997</text:p>
          </table:table-cell>
          <table:table-cell table:formula="of:=[.E63]/[.$E$3]" office:value-type="float" office:value="0.259095337797218" calcext:value-type="float">
            <text:p>0.259095337797218</text:p>
          </table:table-cell>
          <table:table-cell office:value-type="float" office:value="2.7439" calcext:value-type="float">
            <text:p>2.7439</text:p>
          </table:table-cell>
          <table:table-cell table:formula="of:=[.G63]/[.$G$3]" office:value-type="float" office:value="0.283821384610611" calcext:value-type="float">
            <text:p>0.283821384610611</text:p>
          </table:table-cell>
          <table:table-cell office:value-type="float" office:value="2.9562" calcext:value-type="float">
            <text:p>2.9562</text:p>
          </table:table-cell>
          <table:table-cell table:formula="of:=[.I63]/[.$I$3]" office:value-type="float" office:value="0.305898178807947" calcext:value-type="float">
            <text:p>0.305898178807947</text:p>
          </table:table-cell>
          <table:table-cell office:value-type="float" office:value="3.2881" calcext:value-type="float">
            <text:p>3.2881</text:p>
          </table:table-cell>
          <table:table-cell table:formula="of:=[.K63]/[.$K$3]" office:value-type="float" office:value="0.33955697836526" calcext:value-type="float">
            <text:p>0.33955697836526</text:p>
          </table:table-cell>
          <table:table-cell table:formula="of:=AVERAGE([.A63];[.E63];[.I63])" office:value-type="float" office:value="2.68226666666667" calcext:value-type="float">
            <text:p>2.68226666666667</text:p>
          </table:table-cell>
          <table:table-cell table:formula="of:=AVERAGE([.B63];[.F63];[.J63])" office:value-type="float" office:value="0.277778654732724" calcext:value-type="float">
            <text:p>0.277778654732724</text:p>
          </table:table-cell>
          <table:table-cell table:formula="of:=AVERAGE([.C63];[.G63];[.K63])" office:value-type="float" office:value="2.9666" calcext:value-type="float">
            <text:p>2.9666</text:p>
          </table:table-cell>
          <table:table-cell table:formula="of:=AVERAGE([.D63];[.H63];[.L63])" office:value-type="float" office:value="0.306598287801605" calcext:value-type="float">
            <text:p>0.306598287801605</text:p>
          </table:table-cell>
        </table:table-row>
        <table:table-row table:style-name="ro1">
          <table:table-cell office:value-type="float" office:value="2.5247" calcext:value-type="float">
            <text:p>2.5247</text:p>
          </table:table-cell>
          <table:table-cell table:formula="of:=[.A64]/[.$A$3]" office:value-type="float" office:value="0.261486038611318" calcext:value-type="float">
            <text:p>0.261486038611318</text:p>
          </table:table-cell>
          <table:table-cell office:value-type="float" office:value="2.8119" calcext:value-type="float">
            <text:p>2.8119</text:p>
          </table:table-cell>
          <table:table-cell table:formula="of:=[.C64]/[.$C$3]" office:value-type="float" office:value="0.290638662931917" calcext:value-type="float">
            <text:p>0.290638662931917</text:p>
          </table:table-cell>
          <table:table-cell office:value-type="float" office:value="2.4453" calcext:value-type="float">
            <text:p>2.4453</text:p>
          </table:table-cell>
          <table:table-cell table:formula="of:=[.E64]/[.$E$3]" office:value-type="float" office:value="0.253456746615809" calcext:value-type="float">
            <text:p>0.253456746615809</text:p>
          </table:table-cell>
          <table:table-cell office:value-type="float" office:value="2.6985" calcext:value-type="float">
            <text:p>2.6985</text:p>
          </table:table-cell>
          <table:table-cell table:formula="of:=[.G64]/[.$G$3]" office:value-type="float" office:value="0.279125334877996" calcext:value-type="float">
            <text:p>0.279125334877996</text:p>
          </table:table-cell>
          <table:table-cell office:value-type="float" office:value="2.8685" calcext:value-type="float">
            <text:p>2.8685</text:p>
          </table:table-cell>
          <table:table-cell table:formula="of:=[.I64]/[.$I$3]" office:value-type="float" office:value="0.296823261589404" calcext:value-type="float">
            <text:p>0.296823261589404</text:p>
          </table:table-cell>
          <table:table-cell office:value-type="float" office:value="3.213" calcext:value-type="float">
            <text:p>3.213</text:p>
          </table:table-cell>
          <table:table-cell table:formula="of:=[.K64]/[.$K$3]" office:value-type="float" office:value="0.331801518046161" calcext:value-type="float">
            <text:p>0.331801518046161</text:p>
          </table:table-cell>
          <table:table-cell table:formula="of:=AVERAGE([.A64];[.E64];[.I64])" office:value-type="float" office:value="2.61283333333333" calcext:value-type="float">
            <text:p>2.61283333333333</text:p>
          </table:table-cell>
          <table:table-cell table:formula="of:=AVERAGE([.B64];[.F64];[.J64])" office:value-type="float" office:value="0.270588682272177" calcext:value-type="float">
            <text:p>0.270588682272177</text:p>
          </table:table-cell>
          <table:table-cell table:formula="of:=AVERAGE([.C64];[.G64];[.K64])" office:value-type="float" office:value="2.9078" calcext:value-type="float">
            <text:p>2.9078</text:p>
          </table:table-cell>
          <table:table-cell table:formula="of:=AVERAGE([.D64];[.H64];[.L64])" office:value-type="float" office:value="0.300521838618691" calcext:value-type="float">
            <text:p>0.300521838618691</text:p>
          </table:table-cell>
        </table:table-row>
        <table:table-row table:style-name="ro1">
          <table:table-cell office:value-type="float" office:value="2.4596" calcext:value-type="float">
            <text:p>2.4596</text:p>
          </table:table-cell>
          <table:table-cell table:formula="of:=[.A65]/[.$A$3]" office:value-type="float" office:value="0.254743557875549" calcext:value-type="float">
            <text:p>0.254743557875549</text:p>
          </table:table-cell>
          <table:table-cell office:value-type="float" office:value="2.7575" calcext:value-type="float">
            <text:p>2.7575</text:p>
          </table:table-cell>
          <table:table-cell table:formula="of:=[.C65]/[.$C$3]" office:value-type="float" office:value="0.285015865797062" calcext:value-type="float">
            <text:p>0.285015865797062</text:p>
          </table:table-cell>
          <table:table-cell office:value-type="float" office:value="2.3927" calcext:value-type="float">
            <text:p>2.3927</text:p>
          </table:table-cell>
          <table:table-cell table:formula="of:=[.E65]/[.$E$3]" office:value-type="float" office:value="0.248004726466137" calcext:value-type="float">
            <text:p>0.248004726466137</text:p>
          </table:table-cell>
          <table:table-cell office:value-type="float" office:value="2.6553" calcext:value-type="float">
            <text:p>2.6553</text:p>
          </table:table-cell>
          <table:table-cell table:formula="of:=[.G65]/[.$G$3]" office:value-type="float" office:value="0.274656847026697" calcext:value-type="float">
            <text:p>0.274656847026697</text:p>
          </table:table-cell>
          <table:table-cell office:value-type="float" office:value="2.7865" calcext:value-type="float">
            <text:p>2.7865</text:p>
          </table:table-cell>
          <table:table-cell table:formula="of:=[.I65]/[.$I$3]" office:value-type="float" office:value="0.288338162251656" calcext:value-type="float">
            <text:p>0.288338162251656</text:p>
          </table:table-cell>
          <table:table-cell office:value-type="float" office:value="3.1439" calcext:value-type="float">
            <text:p>3.1439</text:p>
          </table:table-cell>
          <table:table-cell table:formula="of:=[.K65]/[.$K$3]" office:value-type="float" office:value="0.324665668405019" calcext:value-type="float">
            <text:p>0.324665668405019</text:p>
          </table:table-cell>
          <table:table-cell table:formula="of:=AVERAGE([.A65];[.E65];[.I65])" office:value-type="float" office:value="2.54626666666667" calcext:value-type="float">
            <text:p>2.54626666666667</text:p>
          </table:table-cell>
          <table:table-cell table:formula="of:=AVERAGE([.B65];[.F65];[.J65])" office:value-type="float" office:value="0.263695482197781" calcext:value-type="float">
            <text:p>0.263695482197781</text:p>
          </table:table-cell>
          <table:table-cell table:formula="of:=AVERAGE([.C65];[.G65];[.K65])" office:value-type="float" office:value="2.85223333333333" calcext:value-type="float">
            <text:p>2.85223333333333</text:p>
          </table:table-cell>
          <table:table-cell table:formula="of:=AVERAGE([.D65];[.H65];[.L65])" office:value-type="float" office:value="0.294779460409593" calcext:value-type="float">
            <text:p>0.294779460409593</text:p>
          </table:table-cell>
        </table:table-row>
        <table:table-row table:style-name="ro1">
          <table:table-cell office:value-type="float" office:value="2.4003" calcext:value-type="float">
            <text:p>2.4003</text:p>
          </table:table-cell>
          <table:table-cell table:formula="of:=[.A66]/[.$A$3]" office:value-type="float" office:value="0.248601789709172" calcext:value-type="float">
            <text:p>0.248601789709172</text:p>
          </table:table-cell>
          <table:table-cell office:value-type="float" office:value="2.7112" calcext:value-type="float">
            <text:p>2.7112</text:p>
          </table:table-cell>
          <table:table-cell table:formula="of:=[.C66]/[.$C$3]" office:value-type="float" office:value="0.280230286617949" calcext:value-type="float">
            <text:p>0.280230286617949</text:p>
          </table:table-cell>
          <table:table-cell office:value-type="float" office:value="2.3437" calcext:value-type="float">
            <text:p>2.3437</text:p>
          </table:table-cell>
          <table:table-cell table:formula="of:=[.E66]/[.$E$3]" office:value-type="float" office:value="0.242925848379942" calcext:value-type="float">
            <text:p>0.242925848379942</text:p>
          </table:table-cell>
          <table:table-cell office:value-type="float" office:value="2.6171" calcext:value-type="float">
            <text:p>2.6171</text:p>
          </table:table-cell>
          <table:table-cell table:formula="of:=[.G66]/[.$G$3]" office:value-type="float" office:value="0.270705545269299" calcext:value-type="float">
            <text:p>0.270705545269299</text:p>
          </table:table-cell>
          <table:table-cell office:value-type="float" office:value="2.7091" calcext:value-type="float">
            <text:p>2.7091</text:p>
          </table:table-cell>
          <table:table-cell table:formula="of:=[.I66]/[.$I$3]" office:value-type="float" office:value="0.280329056291391" calcext:value-type="float">
            <text:p>0.280329056291391</text:p>
          </table:table-cell>
          <table:table-cell office:value-type="float" office:value="3.0818" calcext:value-type="float">
            <text:p>3.0818</text:p>
          </table:table-cell>
          <table:table-cell table:formula="of:=[.K66]/[.$K$3]" office:value-type="float" office:value="0.31825269788816" calcext:value-type="float">
            <text:p>0.31825269788816</text:p>
          </table:table-cell>
          <table:table-cell table:formula="of:=AVERAGE([.A66];[.E66];[.I66])" office:value-type="float" office:value="2.48436666666667" calcext:value-type="float">
            <text:p>2.48436666666667</text:p>
          </table:table-cell>
          <table:table-cell table:formula="of:=AVERAGE([.B66];[.F66];[.J66])" office:value-type="float" office:value="0.257285564793501" calcext:value-type="float">
            <text:p>0.257285564793501</text:p>
          </table:table-cell>
          <table:table-cell table:formula="of:=AVERAGE([.C66];[.G66];[.K66])" office:value-type="float" office:value="2.80336666666667" calcext:value-type="float">
            <text:p>2.80336666666667</text:p>
          </table:table-cell>
          <table:table-cell table:formula="of:=AVERAGE([.D66];[.H66];[.L66])" office:value-type="float" office:value="0.289729509925136" calcext:value-type="float">
            <text:p>0.289729509925136</text:p>
          </table:table-cell>
        </table:table-row>
        <table:table-row table:style-name="ro1">
          <table:table-cell office:value-type="float" office:value="2.3422" calcext:value-type="float">
            <text:p>2.3422</text:p>
          </table:table-cell>
          <table:table-cell table:formula="of:=[.A67]/[.$A$3]" office:value-type="float" office:value="0.24258430690198" calcext:value-type="float">
            <text:p>0.24258430690198</text:p>
          </table:table-cell>
          <table:table-cell office:value-type="float" office:value="2.6663" calcext:value-type="float">
            <text:p>2.6663</text:p>
          </table:table-cell>
          <table:table-cell table:formula="of:=[.C67]/[.$C$3]" office:value-type="float" office:value="0.275589411776866" calcext:value-type="float">
            <text:p>0.275589411776866</text:p>
          </table:table-cell>
          <table:table-cell office:value-type="float" office:value="2.2968" calcext:value-type="float">
            <text:p>2.2968</text:p>
          </table:table-cell>
          <table:table-cell table:formula="of:=[.E67]/[.$E$3]" office:value-type="float" office:value="0.23806463649744" calcext:value-type="float">
            <text:p>0.23806463649744</text:p>
          </table:table-cell>
          <table:table-cell office:value-type="float" office:value="2.5812" calcext:value-type="float">
            <text:p>2.5812</text:p>
          </table:table-cell>
          <table:table-cell table:formula="of:=[.G67]/[.$G$3]" office:value-type="float" office:value="0.266992149115095" calcext:value-type="float">
            <text:p>0.266992149115095</text:p>
          </table:table-cell>
          <table:table-cell office:value-type="float" office:value="2.6347" calcext:value-type="float">
            <text:p>2.6347</text:p>
          </table:table-cell>
          <table:table-cell table:formula="of:=[.I67]/[.$I$3]" office:value-type="float" office:value="0.272630380794702" calcext:value-type="float">
            <text:p>0.272630380794702</text:p>
          </table:table-cell>
          <table:table-cell office:value-type="float" office:value="3.0229" calcext:value-type="float">
            <text:p>3.0229</text:p>
          </table:table-cell>
          <table:table-cell table:formula="of:=[.K67]/[.$K$3]" office:value-type="float" office:value="0.312170186399546" calcext:value-type="float">
            <text:p>0.312170186399546</text:p>
          </table:table-cell>
          <table:table-cell table:formula="of:=AVERAGE([.A67];[.E67];[.I67])" office:value-type="float" office:value="2.42456666666667" calcext:value-type="float">
            <text:p>2.42456666666667</text:p>
          </table:table-cell>
          <table:table-cell table:formula="of:=AVERAGE([.B67];[.F67];[.J67])" office:value-type="float" office:value="0.251093108064707" calcext:value-type="float">
            <text:p>0.251093108064707</text:p>
          </table:table-cell>
          <table:table-cell table:formula="of:=AVERAGE([.C67];[.G67];[.K67])" office:value-type="float" office:value="2.7568" calcext:value-type="float">
            <text:p>2.7568</text:p>
          </table:table-cell>
          <table:table-cell table:formula="of:=AVERAGE([.D67];[.H67];[.L67])" office:value-type="float" office:value="0.284917249097169" calcext:value-type="float">
            <text:p>0.284917249097169</text:p>
          </table:table-cell>
        </table:table-row>
        <table:table-row table:style-name="ro1">
          <table:table-cell office:value-type="float" office:value="2.288" calcext:value-type="float">
            <text:p>2.288</text:p>
          </table:table-cell>
          <table:table-cell table:formula="of:=[.A68]/[.$A$3]" office:value-type="float" office:value="0.236970751512138" calcext:value-type="float">
            <text:p>0.236970751512138</text:p>
          </table:table-cell>
          <table:table-cell office:value-type="float" office:value="2.6274" calcext:value-type="float">
            <text:p>2.6274</text:p>
          </table:table-cell>
          <table:table-cell table:formula="of:=[.C68]/[.$C$3]" office:value-type="float" office:value="0.271568698384479" calcext:value-type="float">
            <text:p>0.271568698384479</text:p>
          </table:table-cell>
          <table:table-cell office:value-type="float" office:value="2.2523" calcext:value-type="float">
            <text:p>2.2523</text:p>
          </table:table-cell>
          <table:table-cell table:formula="of:=[.E68]/[.$E$3]" office:value-type="float" office:value="0.233452185990589" calcext:value-type="float">
            <text:p>0.233452185990589</text:p>
          </table:table-cell>
          <table:table-cell office:value-type="float" office:value="2.5492" calcext:value-type="float">
            <text:p>2.5492</text:p>
          </table:table-cell>
          <table:table-cell table:formula="of:=[.G68]/[.$G$3]" office:value-type="float" office:value="0.263682158114133" calcext:value-type="float">
            <text:p>0.263682158114133</text:p>
          </table:table-cell>
          <table:table-cell office:value-type="float" office:value="2.5672" calcext:value-type="float">
            <text:p>2.5672</text:p>
          </table:table-cell>
          <table:table-cell table:formula="of:=[.I68]/[.$I$3]" office:value-type="float" office:value="0.265645695364238" calcext:value-type="float">
            <text:p>0.265645695364238</text:p>
          </table:table-cell>
          <table:table-cell office:value-type="float" office:value="2.9719" calcext:value-type="float">
            <text:p>2.9719</text:p>
          </table:table-cell>
          <table:table-cell table:formula="of:=[.K68]/[.$K$3]" office:value-type="float" office:value="0.306903495636908" calcext:value-type="float">
            <text:p>0.306903495636908</text:p>
          </table:table-cell>
          <table:table-cell table:formula="of:=AVERAGE([.A68];[.E68];[.I68])" office:value-type="float" office:value="2.36916666666667" calcext:value-type="float">
            <text:p>2.36916666666667</text:p>
          </table:table-cell>
          <table:table-cell table:formula="of:=AVERAGE([.B68];[.F68];[.J68])" office:value-type="float" office:value="0.245356210955655" calcext:value-type="float">
            <text:p>0.245356210955655</text:p>
          </table:table-cell>
          <table:table-cell table:formula="of:=AVERAGE([.C68];[.G68];[.K68])" office:value-type="float" office:value="2.71616666666667" calcext:value-type="float">
            <text:p>2.71616666666667</text:p>
          </table:table-cell>
          <table:table-cell table:formula="of:=AVERAGE([.D68];[.H68];[.L68])" office:value-type="float" office:value="0.280718117378507" calcext:value-type="float">
            <text:p>0.280718117378507</text:p>
          </table:table-cell>
        </table:table-row>
        <table:table-row table:style-name="ro1">
          <table:table-cell office:value-type="float" office:value="2.2361" calcext:value-type="float">
            <text:p>2.2361</text:p>
          </table:table-cell>
          <table:table-cell table:formula="of:=[.A69]/[.$A$3]" office:value-type="float" office:value="0.231595409727401" calcext:value-type="float">
            <text:p>0.231595409727401</text:p>
          </table:table-cell>
          <table:table-cell office:value-type="float" office:value="2.5905" calcext:value-type="float">
            <text:p>2.5905</text:p>
          </table:table-cell>
          <table:table-cell table:formula="of:=[.C69]/[.$C$3]" office:value-type="float" office:value="0.267754705474992" calcext:value-type="float">
            <text:p>0.267754705474992</text:p>
          </table:table-cell>
          <table:table-cell office:value-type="float" office:value="2.21" calcext:value-type="float">
            <text:p>2.21</text:p>
          </table:table-cell>
          <table:table-cell table:formula="of:=[.E69]/[.$E$3]" office:value-type="float" office:value="0.22906776674475" calcext:value-type="float">
            <text:p>0.22906776674475</text:p>
          </table:table-cell>
          <table:table-cell office:value-type="float" office:value="2.5196" calcext:value-type="float">
            <text:p>2.5196</text:p>
          </table:table-cell>
          <table:table-cell table:formula="of:=[.G69]/[.$G$3]" office:value-type="float" office:value="0.260620416438243" calcext:value-type="float">
            <text:p>0.260620416438243</text:p>
          </table:table-cell>
          <table:table-cell office:value-type="float" office:value="2.5004" calcext:value-type="float">
            <text:p>2.5004</text:p>
          </table:table-cell>
          <table:table-cell table:formula="of:=[.I69]/[.$I$3]" office:value-type="float" office:value="0.258733443708609" calcext:value-type="float">
            <text:p>0.258733443708609</text:p>
          </table:table-cell>
          <table:table-cell office:value-type="float" office:value="2.922" calcext:value-type="float">
            <text:p>2.922</text:p>
          </table:table-cell>
          <table:table-cell table:formula="of:=[.K69]/[.$K$3]" office:value-type="float" office:value="0.301750400165229" calcext:value-type="float">
            <text:p>0.301750400165229</text:p>
          </table:table-cell>
          <table:table-cell table:formula="of:=AVERAGE([.A69];[.E69];[.I69])" office:value-type="float" office:value="2.3155" calcext:value-type="float">
            <text:p>2.3155</text:p>
          </table:table-cell>
          <table:table-cell table:formula="of:=AVERAGE([.B69];[.F69];[.J69])" office:value-type="float" office:value="0.239798873393587" calcext:value-type="float">
            <text:p>0.239798873393587</text:p>
          </table:table-cell>
          <table:table-cell table:formula="of:=AVERAGE([.C69];[.G69];[.K69])" office:value-type="float" office:value="2.67736666666667" calcext:value-type="float">
            <text:p>2.67736666666667</text:p>
          </table:table-cell>
          <table:table-cell table:formula="of:=AVERAGE([.D69];[.H69];[.L69])" office:value-type="float" office:value="0.276708507359488" calcext:value-type="float">
            <text:p>0.276708507359488</text:p>
          </table:table-cell>
        </table:table-row>
        <table:table-row table:style-name="ro1">
          <table:table-cell office:value-type="float" office:value="2.1878" calcext:value-type="float">
            <text:p>2.1878</text:p>
          </table:table-cell>
          <table:table-cell table:formula="of:=[.A70]/[.$A$3]" office:value-type="float" office:value="0.226592924020217" calcext:value-type="float">
            <text:p>0.226592924020217</text:p>
          </table:table-cell>
          <table:table-cell office:value-type="float" office:value="2.5582" calcext:value-type="float">
            <text:p>2.5582</text:p>
          </table:table-cell>
          <table:table-cell table:formula="of:=[.C70]/[.$C$3]" office:value-type="float" office:value="0.264416169676172" calcext:value-type="float">
            <text:p>0.264416169676172</text:p>
          </table:table-cell>
          <table:table-cell office:value-type="float" office:value="2.1699" calcext:value-type="float">
            <text:p>2.1699</text:p>
          </table:table-cell>
          <table:table-cell table:formula="of:=[.E70]/[.$E$3]" office:value-type="float" office:value="0.224911378759925" calcext:value-type="float">
            <text:p>0.224911378759925</text:p>
          </table:table-cell>
          <table:table-cell office:value-type="float" office:value="2.4928" calcext:value-type="float">
            <text:p>2.4928</text:p>
          </table:table-cell>
          <table:table-cell table:formula="of:=[.G70]/[.$G$3]" office:value-type="float" office:value="0.257848298974937" calcext:value-type="float">
            <text:p>0.257848298974937</text:p>
          </table:table-cell>
          <table:table-cell office:value-type="float" office:value="2.4408" calcext:value-type="float">
            <text:p>2.4408</text:p>
          </table:table-cell>
          <table:table-cell table:formula="of:=[.I70]/[.$I$3]" office:value-type="float" office:value="0.252566225165563" calcext:value-type="float">
            <text:p>0.252566225165563</text:p>
          </table:table-cell>
          <table:table-cell office:value-type="float" office:value="2.8809" calcext:value-type="float">
            <text:p>2.8809</text:p>
          </table:table-cell>
          <table:table-cell table:formula="of:=[.K70]/[.$K$3]" office:value-type="float" office:value="0.297506067021222" calcext:value-type="float">
            <text:p>0.297506067021222</text:p>
          </table:table-cell>
          <table:table-cell table:formula="of:=AVERAGE([.A70];[.E70];[.I70])" office:value-type="float" office:value="2.26616666666667" calcext:value-type="float">
            <text:p>2.26616666666667</text:p>
          </table:table-cell>
          <table:table-cell table:formula="of:=AVERAGE([.B70];[.F70];[.J70])" office:value-type="float" office:value="0.234690175981902" calcext:value-type="float">
            <text:p>0.234690175981902</text:p>
          </table:table-cell>
          <table:table-cell table:formula="of:=AVERAGE([.C70];[.G70];[.K70])" office:value-type="float" office:value="2.64396666666667" calcext:value-type="float">
            <text:p>2.64396666666667</text:p>
          </table:table-cell>
          <table:table-cell table:formula="of:=AVERAGE([.D70];[.H70];[.L70])" office:value-type="float" office:value="0.27325684522411" calcext:value-type="float">
            <text:p>0.27325684522411</text:p>
          </table:table-cell>
        </table:table-row>
        <table:table-row table:style-name="ro1">
          <table:table-cell office:value-type="float" office:value="2.1423" calcext:value-type="float">
            <text:p>2.1423</text:p>
          </table:table-cell>
          <table:table-cell table:formula="of:=[.A71]/[.$A$3]" office:value-type="float" office:value="0.221880437484464" calcext:value-type="float">
            <text:p>0.221880437484464</text:p>
          </table:table-cell>
          <table:table-cell office:value-type="float" office:value="2.5282" calcext:value-type="float">
            <text:p>2.5282</text:p>
          </table:table-cell>
          <table:table-cell table:formula="of:=[.C71]/[.$C$3]" office:value-type="float" office:value="0.261315362432687" calcext:value-type="float">
            <text:p>0.261315362432687</text:p>
          </table:table-cell>
          <table:table-cell office:value-type="float" office:value="2.1317" calcext:value-type="float">
            <text:p>2.1317</text:p>
          </table:table-cell>
          <table:table-cell table:formula="of:=[.E71]/[.$E$3]" office:value-type="float" office:value="0.220951926864156" calcext:value-type="float">
            <text:p>0.220951926864156</text:p>
          </table:table-cell>
          <table:table-cell office:value-type="float" office:value="2.4684" calcext:value-type="float">
            <text:p>2.4684</text:p>
          </table:table-cell>
          <table:table-cell table:formula="of:=[.G71]/[.$G$3]" office:value-type="float" office:value="0.255324430836704" calcext:value-type="float">
            <text:p>0.255324430836704</text:p>
          </table:table-cell>
          <table:table-cell office:value-type="float" office:value="2.3816" calcext:value-type="float">
            <text:p>2.3816</text:p>
          </table:table-cell>
          <table:table-cell table:formula="of:=[.I71]/[.$I$3]" office:value-type="float" office:value="0.246440397350993" calcext:value-type="float">
            <text:p>0.246440397350993</text:p>
          </table:table-cell>
          <table:table-cell office:value-type="float" office:value="2.8401" calcext:value-type="float">
            <text:p>2.8401</text:p>
          </table:table-cell>
          <table:table-cell table:formula="of:=[.K71]/[.$K$3]" office:value-type="float" office:value="0.293292714411112" calcext:value-type="float">
            <text:p>0.293292714411112</text:p>
          </table:table-cell>
          <table:table-cell table:formula="of:=AVERAGE([.A71];[.E71];[.I71])" office:value-type="float" office:value="2.21853333333333" calcext:value-type="float">
            <text:p>2.21853333333333</text:p>
          </table:table-cell>
          <table:table-cell table:formula="of:=AVERAGE([.B71];[.F71];[.J71])" office:value-type="float" office:value="0.229757587233204" calcext:value-type="float">
            <text:p>0.229757587233204</text:p>
          </table:table-cell>
          <table:table-cell table:formula="of:=AVERAGE([.C71];[.G71];[.K71])" office:value-type="float" office:value="2.61223333333333" calcext:value-type="float">
            <text:p>2.61223333333333</text:p>
          </table:table-cell>
          <table:table-cell table:formula="of:=AVERAGE([.D71];[.H71];[.L71])" office:value-type="float" office:value="0.269977502560167" calcext:value-type="float">
            <text:p>0.269977502560167</text:p>
          </table:table-cell>
        </table:table-row>
        <table:table-row table:style-name="ro1">
          <table:table-cell office:value-type="float" office:value="2.1003" calcext:value-type="float">
            <text:p>2.1003</text:p>
          </table:table-cell>
          <table:table-cell table:formula="of:=[.A72]/[.$A$3]" office:value-type="float" office:value="0.217530449913" calcext:value-type="float">
            <text:p>0.217530449913</text:p>
          </table:table-cell>
          <table:table-cell office:value-type="float" office:value="2.5021" calcext:value-type="float">
            <text:p>2.5021</text:p>
          </table:table-cell>
          <table:table-cell table:formula="of:=[.C72]/[.$C$3]" office:value-type="float" office:value="0.258617660130854" calcext:value-type="float">
            <text:p>0.258617660130854</text:p>
          </table:table-cell>
          <table:table-cell office:value-type="float" office:value="2.0946" calcext:value-type="float">
            <text:p>2.0946</text:p>
          </table:table-cell>
          <table:table-cell table:formula="of:=[.E72]/[.$E$3]" office:value-type="float" office:value="0.217106490598893" calcext:value-type="float">
            <text:p>0.217106490598893</text:p>
          </table:table-cell>
          <table:table-cell office:value-type="float" office:value="2.4463" calcext:value-type="float">
            <text:p>2.4463</text:p>
          </table:table-cell>
          <table:table-cell table:formula="of:=[.G72]/[.$G$3]" office:value-type="float" office:value="0.253038468301664" calcext:value-type="float">
            <text:p>0.253038468301664</text:p>
          </table:table-cell>
          <table:table-cell office:value-type="float" office:value="2.3297" calcext:value-type="float">
            <text:p>2.3297</text:p>
          </table:table-cell>
          <table:table-cell table:formula="of:=[.I72]/[.$I$3]" office:value-type="float" office:value="0.241069950331126" calcext:value-type="float">
            <text:p>0.241069950331126</text:p>
          </table:table-cell>
          <table:table-cell office:value-type="float" office:value="2.8068" calcext:value-type="float">
            <text:p>2.8068</text:p>
          </table:table-cell>
          <table:table-cell table:formula="of:=[.K72]/[.$K$3]" office:value-type="float" office:value="0.289853875148448" calcext:value-type="float">
            <text:p>0.289853875148448</text:p>
          </table:table-cell>
          <table:table-cell table:formula="of:=AVERAGE([.A72];[.E72];[.I72])" office:value-type="float" office:value="2.17486666666667" calcext:value-type="float">
            <text:p>2.17486666666667</text:p>
          </table:table-cell>
          <table:table-cell table:formula="of:=AVERAGE([.B72];[.F72];[.J72])" office:value-type="float" office:value="0.225235630281006" calcext:value-type="float">
            <text:p>0.225235630281006</text:p>
          </table:table-cell>
          <table:table-cell table:formula="of:=AVERAGE([.C72];[.G72];[.K72])" office:value-type="float" office:value="2.58506666666667" calcext:value-type="float">
            <text:p>2.58506666666667</text:p>
          </table:table-cell>
          <table:table-cell table:formula="of:=AVERAGE([.D72];[.H72];[.L72])" office:value-type="float" office:value="0.267170001193656" calcext:value-type="float">
            <text:p>0.267170001193656</text:p>
          </table:table-cell>
        </table:table-row>
        <table:table-row table:style-name="ro1">
          <table:table-cell office:value-type="float" office:value="2.0607" calcext:value-type="float">
            <text:p>2.0607</text:p>
          </table:table-cell>
          <table:table-cell table:formula="of:=[.A73]/[.$A$3]" office:value-type="float" office:value="0.213429033059906" calcext:value-type="float">
            <text:p>0.213429033059906</text:p>
          </table:table-cell>
          <table:table-cell office:value-type="float" office:value="2.4782" calcext:value-type="float">
            <text:p>2.4782</text:p>
          </table:table-cell>
          <table:table-cell table:formula="of:=[.C73]/[.$C$3]" office:value-type="float" office:value="0.25614735036021" calcext:value-type="float">
            <text:p>0.25614735036021</text:p>
          </table:table-cell>
          <table:table-cell office:value-type="float" office:value="2.0591" calcext:value-type="float">
            <text:p>2.0591</text:p>
          </table:table-cell>
          <table:table-cell table:formula="of:=[.E73]/[.$E$3]" office:value-type="float" office:value="0.213426895250731" calcext:value-type="float">
            <text:p>0.213426895250731</text:p>
          </table:table-cell>
          <table:table-cell office:value-type="float" office:value="2.4264" calcext:value-type="float">
            <text:p>2.4264</text:p>
          </table:table-cell>
          <table:table-cell table:formula="of:=[.G73]/[.$G$3]" office:value-type="float" office:value="0.250980067647941" calcext:value-type="float">
            <text:p>0.250980067647941</text:p>
          </table:table-cell>
          <table:table-cell office:value-type="float" office:value="2.2793" calcext:value-type="float">
            <text:p>2.2793</text:p>
          </table:table-cell>
          <table:table-cell table:formula="of:=[.I73]/[.$I$3]" office:value-type="float" office:value="0.235854718543046" calcext:value-type="float">
            <text:p>0.235854718543046</text:p>
          </table:table-cell>
          <table:table-cell office:value-type="float" office:value="2.7742" calcext:value-type="float">
            <text:p>2.7742</text:p>
          </table:table-cell>
          <table:table-cell table:formula="of:=[.K73]/[.$K$3]" office:value-type="float" office:value="0.286487323798213" calcext:value-type="float">
            <text:p>0.286487323798213</text:p>
          </table:table-cell>
          <table:table-cell table:formula="of:=AVERAGE([.A73];[.E73];[.I73])" office:value-type="float" office:value="2.13303333333333" calcext:value-type="float">
            <text:p>2.13303333333333</text:p>
          </table:table-cell>
          <table:table-cell table:formula="of:=AVERAGE([.B73];[.F73];[.J73])" office:value-type="float" office:value="0.220903548951228" calcext:value-type="float">
            <text:p>0.220903548951228</text:p>
          </table:table-cell>
          <table:table-cell table:formula="of:=AVERAGE([.C73];[.G73];[.K73])" office:value-type="float" office:value="2.5596" calcext:value-type="float">
            <text:p>2.5596</text:p>
          </table:table-cell>
          <table:table-cell table:formula="of:=AVERAGE([.D73];[.H73];[.L73])" office:value-type="float" office:value="0.264538247268788" calcext:value-type="float">
            <text:p>0.264538247268788</text:p>
          </table:table-cell>
        </table:table-row>
        <table:table-row table:style-name="ro1">
          <table:table-cell office:value-type="float" office:value="2.0244" calcext:value-type="float">
            <text:p>2.0244</text:p>
          </table:table-cell>
          <table:table-cell table:formula="of:=[.A74]/[.$A$3]" office:value-type="float" office:value="0.209669400944569" calcext:value-type="float">
            <text:p>0.209669400944569</text:p>
          </table:table-cell>
          <table:table-cell office:value-type="float" office:value="2.4577" calcext:value-type="float">
            <text:p>2.4577</text:p>
          </table:table-cell>
          <table:table-cell table:formula="of:=[.C74]/[.$C$3]" office:value-type="float" office:value="0.254028465410495" calcext:value-type="float">
            <text:p>0.254028465410495</text:p>
          </table:table-cell>
          <table:table-cell office:value-type="float" office:value="2.0243" calcext:value-type="float">
            <text:p>2.0243</text:p>
          </table:table-cell>
          <table:table-cell table:formula="of:=[.E74]/[.$E$3]" office:value-type="float" office:value="0.2098198553038" calcext:value-type="float">
            <text:p>0.2098198553038</text:p>
          </table:table-cell>
          <table:table-cell office:value-type="float" office:value="2.4086" calcext:value-type="float">
            <text:p>2.4086</text:p>
          </table:table-cell>
          <table:table-cell table:formula="of:=[.G74]/[.$G$3]" office:value-type="float" office:value="0.249138885153656" calcext:value-type="float">
            <text:p>0.249138885153656</text:p>
          </table:table-cell>
          <table:table-cell office:value-type="float" office:value="2.2368" calcext:value-type="float">
            <text:p>2.2368</text:p>
          </table:table-cell>
          <table:table-cell table:formula="of:=[.I74]/[.$I$3]" office:value-type="float" office:value="0.231456953642384" calcext:value-type="float">
            <text:p>0.231456953642384</text:p>
          </table:table-cell>
          <table:table-cell office:value-type="float" office:value="2.748" calcext:value-type="float">
            <text:p>2.748</text:p>
          </table:table-cell>
          <table:table-cell table:formula="of:=[.K74]/[.$K$3]" office:value-type="float" office:value="0.283781690504466" calcext:value-type="float">
            <text:p>0.283781690504466</text:p>
          </table:table-cell>
          <table:table-cell table:formula="of:=AVERAGE([.A74];[.E74];[.I74])" office:value-type="float" office:value="2.09516666666667" calcext:value-type="float">
            <text:p>2.09516666666667</text:p>
          </table:table-cell>
          <table:table-cell table:formula="of:=AVERAGE([.B74];[.F74];[.J74])" office:value-type="float" office:value="0.216982069963584" calcext:value-type="float">
            <text:p>0.216982069963584</text:p>
          </table:table-cell>
          <table:table-cell table:formula="of:=AVERAGE([.C74];[.G74];[.K74])" office:value-type="float" office:value="2.5381" calcext:value-type="float">
            <text:p>2.5381</text:p>
          </table:table-cell>
          <table:table-cell table:formula="of:=AVERAGE([.D74];[.H74];[.L74])" office:value-type="float" office:value="0.262316347022872" calcext:value-type="float">
            <text:p>0.262316347022872</text:p>
          </table:table-cell>
        </table:table-row>
        <table:table-row table:style-name="ro1">
          <table:table-cell office:value-type="float" office:value="1.9896" calcext:value-type="float">
            <text:p>1.9896</text:p>
          </table:table-cell>
          <table:table-cell table:formula="of:=[.A75]/[.$A$3]" office:value-type="float" office:value="0.206065125528213" calcext:value-type="float">
            <text:p>0.206065125528213</text:p>
          </table:table-cell>
          <table:table-cell office:value-type="float" office:value="2.4393" calcext:value-type="float">
            <text:p>2.4393</text:p>
          </table:table-cell>
          <table:table-cell table:formula="of:=[.C75]/[.$C$3]" office:value-type="float" office:value="0.252126636967824" calcext:value-type="float">
            <text:p>0.252126636967824</text:p>
          </table:table-cell>
          <table:table-cell office:value-type="float" office:value="1.9908" calcext:value-type="float">
            <text:p>1.9908</text:p>
          </table:table-cell>
          <table:table-cell table:formula="of:=[.E75]/[.$E$3]" office:value-type="float" office:value="0.206347561102013" calcext:value-type="float">
            <text:p>0.206347561102013</text:p>
          </table:table-cell>
          <table:table-cell office:value-type="float" office:value="2.3925" calcext:value-type="float">
            <text:p>2.3925</text:p>
          </table:table-cell>
          <table:table-cell table:formula="of:=[.G75]/[.$G$3]" office:value-type="float" office:value="0.247473545931297" calcext:value-type="float">
            <text:p>0.247473545931297</text:p>
          </table:table-cell>
          <table:table-cell office:value-type="float" office:value="2.1954" calcext:value-type="float">
            <text:p>2.1954</text:p>
          </table:table-cell>
          <table:table-cell table:formula="of:=[.I75]/[.$I$3]" office:value-type="float" office:value="0.227173013245033" calcext:value-type="float">
            <text:p>0.227173013245033</text:p>
          </table:table-cell>
          <table:table-cell office:value-type="float" office:value="2.7228" calcext:value-type="float">
            <text:p>2.7228</text:p>
          </table:table-cell>
          <table:table-cell table:formula="of:=[.K75]/[.$K$3]" office:value-type="float" office:value="0.281179325657045" calcext:value-type="float">
            <text:p>0.281179325657045</text:p>
          </table:table-cell>
          <table:table-cell table:formula="of:=AVERAGE([.A75];[.E75];[.I75])" office:value-type="float" office:value="2.0586" calcext:value-type="float">
            <text:p>2.0586</text:p>
          </table:table-cell>
          <table:table-cell table:formula="of:=AVERAGE([.B75];[.F75];[.J75])" office:value-type="float" office:value="0.213195233291753" calcext:value-type="float">
            <text:p>0.213195233291753</text:p>
          </table:table-cell>
          <table:table-cell table:formula="of:=AVERAGE([.C75];[.G75];[.K75])" office:value-type="float" office:value="2.5182" calcext:value-type="float">
            <text:p>2.5182</text:p>
          </table:table-cell>
          <table:table-cell table:formula="of:=AVERAGE([.D75];[.H75];[.L75])" office:value-type="float" office:value="0.260259836185389" calcext:value-type="float">
            <text:p>0.260259836185389</text:p>
          </table:table-cell>
        </table:table-row>
        <table:table-row table:style-name="ro1">
          <table:table-cell office:value-type="float" office:value="1.9574" calcext:value-type="float">
            <text:p>1.9574</text:p>
          </table:table-cell>
          <table:table-cell table:formula="of:=[.A76]/[.$A$3]" office:value-type="float" office:value="0.202730135056757" calcext:value-type="float">
            <text:p>0.202730135056757</text:p>
          </table:table-cell>
          <table:table-cell office:value-type="float" office:value="2.4239" calcext:value-type="float">
            <text:p>2.4239</text:p>
          </table:table-cell>
          <table:table-cell table:formula="of:=[.C76]/[.$C$3]" office:value-type="float" office:value="0.250534889249501" calcext:value-type="float">
            <text:p>0.250534889249501</text:p>
          </table:table-cell>
          <table:table-cell office:value-type="float" office:value="1.9584" calcext:value-type="float">
            <text:p>1.9584</text:p>
          </table:table-cell>
          <table:table-cell table:formula="of:=[.E76]/[.$E$3]" office:value-type="float" office:value="0.202989282530732" calcext:value-type="float">
            <text:p>0.202989282530732</text:p>
          </table:table-cell>
          <table:table-cell office:value-type="float" office:value="2.3786" calcext:value-type="float">
            <text:p>2.3786</text:p>
          </table:table-cell>
          <table:table-cell table:formula="of:=[.G76]/[.$G$3]" office:value-type="float" office:value="0.246035768590254" calcext:value-type="float">
            <text:p>0.246035768590254</text:p>
          </table:table-cell>
          <table:table-cell office:value-type="float" office:value="2.1602" calcext:value-type="float">
            <text:p>2.1602</text:p>
          </table:table-cell>
          <table:table-cell table:formula="of:=[.I76]/[.$I$3]" office:value-type="float" office:value="0.223530629139073" calcext:value-type="float">
            <text:p>0.223530629139073</text:p>
          </table:table-cell>
          <table:table-cell office:value-type="float" office:value="2.7031" calcext:value-type="float">
            <text:p>2.7031</text:p>
          </table:table-cell>
          <table:table-cell table:formula="of:=[.K76]/[.$K$3]" office:value-type="float" office:value="0.279144937264419" calcext:value-type="float">
            <text:p>0.279144937264419</text:p>
          </table:table-cell>
          <table:table-cell table:formula="of:=AVERAGE([.A76];[.E76];[.I76])" office:value-type="float" office:value="2.02533333333333" calcext:value-type="float">
            <text:p>2.02533333333333</text:p>
          </table:table-cell>
          <table:table-cell table:formula="of:=AVERAGE([.B76];[.F76];[.J76])" office:value-type="float" office:value="0.209750015575521" calcext:value-type="float">
            <text:p>0.209750015575521</text:p>
          </table:table-cell>
          <table:table-cell table:formula="of:=AVERAGE([.C76];[.G76];[.K76])" office:value-type="float" office:value="2.50186666666667" calcext:value-type="float">
            <text:p>2.50186666666667</text:p>
          </table:table-cell>
          <table:table-cell table:formula="of:=AVERAGE([.D76];[.H76];[.L76])" office:value-type="float" office:value="0.258571865034725" calcext:value-type="float">
            <text:p>0.258571865034725</text:p>
          </table:table-cell>
        </table:table-row>
        <table:table-row table:style-name="ro1">
          <table:table-cell office:value-type="float" office:value="1.926" calcext:value-type="float">
            <text:p>1.926</text:p>
          </table:table-cell>
          <table:table-cell table:formula="of:=[.A77]/[.$A$3]" office:value-type="float" office:value="0.199478001491424" calcext:value-type="float">
            <text:p>0.199478001491424</text:p>
          </table:table-cell>
          <table:table-cell office:value-type="float" office:value="2.4102" calcext:value-type="float">
            <text:p>2.4102</text:p>
          </table:table-cell>
          <table:table-cell table:formula="of:=[.C77]/[.$C$3]" office:value-type="float" office:value="0.249118853941643" calcext:value-type="float">
            <text:p>0.249118853941643</text:p>
          </table:table-cell>
          <table:table-cell office:value-type="float" office:value="1.9272" calcext:value-type="float">
            <text:p>1.9272</text:p>
          </table:table-cell>
          <table:table-cell table:formula="of:=[.E77]/[.$E$3]" office:value-type="float" office:value="0.199755384647277" calcext:value-type="float">
            <text:p>0.199755384647277</text:p>
          </table:table-cell>
          <table:table-cell office:value-type="float" office:value="2.366" calcext:value-type="float">
            <text:p>2.366</text:p>
          </table:table-cell>
          <table:table-cell table:formula="of:=[.G77]/[.$G$3]" office:value-type="float" office:value="0.244732459633625" calcext:value-type="float">
            <text:p>0.244732459633625</text:p>
          </table:table-cell>
          <table:table-cell office:value-type="float" office:value="2.1258" calcext:value-type="float">
            <text:p>2.1258</text:p>
          </table:table-cell>
          <table:table-cell table:formula="of:=[.I77]/[.$I$3]" office:value-type="float" office:value="0.219971026490066" calcext:value-type="float">
            <text:p>0.219971026490066</text:p>
          </table:table-cell>
          <table:table-cell office:value-type="float" office:value="2.6845" calcext:value-type="float">
            <text:p>2.6845</text:p>
          </table:table-cell>
          <table:table-cell table:formula="of:=[.K77]/[.$K$3]" office:value-type="float" office:value="0.277224144162751" calcext:value-type="float">
            <text:p>0.277224144162751</text:p>
          </table:table-cell>
          <table:table-cell table:formula="of:=AVERAGE([.A77];[.E77];[.I77])" office:value-type="float" office:value="1.993" calcext:value-type="float">
            <text:p>1.993</text:p>
          </table:table-cell>
          <table:table-cell table:formula="of:=AVERAGE([.B77];[.F77];[.J77])" office:value-type="float" office:value="0.206401470876256" calcext:value-type="float">
            <text:p>0.206401470876256</text:p>
          </table:table-cell>
          <table:table-cell table:formula="of:=AVERAGE([.C77];[.G77];[.K77])" office:value-type="float" office:value="2.4869" calcext:value-type="float">
            <text:p>2.4869</text:p>
          </table:table-cell>
          <table:table-cell table:formula="of:=AVERAGE([.D77];[.H77];[.L77])" office:value-type="float" office:value="0.25702515257934" calcext:value-type="float">
            <text:p>0.25702515257934</text:p>
          </table:table-cell>
        </table:table-row>
        <table:table-row table:style-name="ro1">
          <table:table-cell office:value-type="float" office:value="1.8966" calcext:value-type="float">
            <text:p>1.8966</text:p>
          </table:table-cell>
          <table:table-cell table:formula="of:=[.A78]/[.$A$3]" office:value-type="float" office:value="0.196433010191399" calcext:value-type="float">
            <text:p>0.196433010191399</text:p>
          </table:table-cell>
          <table:table-cell office:value-type="float" office:value="2.3994" calcext:value-type="float">
            <text:p>2.3994</text:p>
          </table:table-cell>
          <table:table-cell table:formula="of:=[.C78]/[.$C$3]" office:value-type="float" office:value="0.248002563333988" calcext:value-type="float">
            <text:p>0.248002563333988</text:p>
          </table:table-cell>
          <table:table-cell office:value-type="float" office:value="1.897" calcext:value-type="float">
            <text:p>1.897</text:p>
          </table:table-cell>
          <table:table-cell table:formula="of:=[.E78]/[.$E$3]" office:value-type="float" office:value="0.196625137337009" calcext:value-type="float">
            <text:p>0.196625137337009</text:p>
          </table:table-cell>
          <table:table-cell office:value-type="float" office:value="2.3557" calcext:value-type="float">
            <text:p>2.3557</text:p>
          </table:table-cell>
          <table:table-cell table:formula="of:=[.G78]/[.$G$3]" office:value-type="float" office:value="0.243667056280191" calcext:value-type="float">
            <text:p>0.243667056280191</text:p>
          </table:table-cell>
          <table:table-cell office:value-type="float" office:value="2.0959" calcext:value-type="float">
            <text:p>2.0959</text:p>
          </table:table-cell>
          <table:table-cell table:formula="of:=[.I78]/[.$I$3]" office:value-type="float" office:value="0.216877069536424" calcext:value-type="float">
            <text:p>0.216877069536424</text:p>
          </table:table-cell>
          <table:table-cell office:value-type="float" office:value="2.6708" calcext:value-type="float">
            <text:p>2.6708</text:p>
          </table:table-cell>
          <table:table-cell table:formula="of:=[.K78]/[.$K$3]" office:value-type="float" office:value="0.275809366448082" calcext:value-type="float">
            <text:p>0.275809366448082</text:p>
          </table:table-cell>
          <table:table-cell table:formula="of:=AVERAGE([.A78];[.E78];[.I78])" office:value-type="float" office:value="1.96316666666667" calcext:value-type="float">
            <text:p>1.96316666666667</text:p>
          </table:table-cell>
          <table:table-cell table:formula="of:=AVERAGE([.B78];[.F78];[.J78])" office:value-type="float" office:value="0.203311739021611" calcext:value-type="float">
            <text:p>0.203311739021611</text:p>
          </table:table-cell>
          <table:table-cell table:formula="of:=AVERAGE([.C78];[.G78];[.K78])" office:value-type="float" office:value="2.4753" calcext:value-type="float">
            <text:p>2.4753</text:p>
          </table:table-cell>
          <table:table-cell table:formula="of:=AVERAGE([.D78];[.H78];[.L78])" office:value-type="float" office:value="0.25582632868742" calcext:value-type="float">
            <text:p>0.25582632868742</text:p>
          </table:table-cell>
        </table:table-row>
        <table:table-row table:style-name="ro1">
          <table:table-cell office:value-type="float" office:value="1.8679" calcext:value-type="float">
            <text:p>1.8679</text:p>
          </table:table-cell>
          <table:table-cell table:formula="of:=[.A79]/[.$A$3]" office:value-type="float" office:value="0.193460518684232" calcext:value-type="float">
            <text:p>0.193460518684232</text:p>
          </table:table-cell>
          <table:table-cell office:value-type="float" office:value="2.39" calcext:value-type="float">
            <text:p>2.39</text:p>
          </table:table-cell>
          <table:table-cell table:formula="of:=[.C79]/[.$C$3]" office:value-type="float" office:value="0.247030977064362" calcext:value-type="float">
            <text:p>0.247030977064362</text:p>
          </table:table-cell>
          <table:table-cell office:value-type="float" office:value="1.8682" calcext:value-type="float">
            <text:p>1.8682</text:p>
          </table:table-cell>
          <table:table-cell table:formula="of:=[.E79]/[.$E$3]" office:value-type="float" office:value="0.193640000829205" calcext:value-type="float">
            <text:p>0.193640000829205</text:p>
          </table:table-cell>
          <table:table-cell office:value-type="float" office:value="2.3464" calcext:value-type="float">
            <text:p>2.3464</text:p>
          </table:table-cell>
          <table:table-cell table:formula="of:=[.G79]/[.$G$3]" office:value-type="float" office:value="0.242705090145536" calcext:value-type="float">
            <text:p>0.242705090145536</text:p>
          </table:table-cell>
          <table:table-cell office:value-type="float" office:value="2.0666" calcext:value-type="float">
            <text:p>2.0666</text:p>
          </table:table-cell>
          <table:table-cell table:formula="of:=[.I79]/[.$I$3]" office:value-type="float" office:value="0.213845198675497" calcext:value-type="float">
            <text:p>0.213845198675497</text:p>
          </table:table-cell>
          <table:table-cell office:value-type="float" office:value="2.6581" calcext:value-type="float">
            <text:p>2.6581</text:p>
          </table:table-cell>
          <table:table-cell table:formula="of:=[.K79]/[.$K$3]" office:value-type="float" office:value="0.274497857179739" calcext:value-type="float">
            <text:p>0.274497857179739</text:p>
          </table:table-cell>
          <table:table-cell table:formula="of:=AVERAGE([.A79];[.E79];[.I79])" office:value-type="float" office:value="1.93423333333333" calcext:value-type="float">
            <text:p>1.93423333333333</text:p>
          </table:table-cell>
          <table:table-cell table:formula="of:=AVERAGE([.B79];[.F79];[.J79])" office:value-type="float" office:value="0.200315239396311" calcext:value-type="float">
            <text:p>0.200315239396311</text:p>
          </table:table-cell>
          <table:table-cell table:formula="of:=AVERAGE([.C79];[.G79];[.K79])" office:value-type="float" office:value="2.46483333333333" calcext:value-type="float">
            <text:p>2.46483333333333</text:p>
          </table:table-cell>
          <table:table-cell table:formula="of:=AVERAGE([.D79];[.H79];[.L79])" office:value-type="float" office:value="0.254744641463212" calcext:value-type="float">
            <text:p>0.254744641463212</text:p>
          </table:table-cell>
        </table:table-row>
        <table:table-row table:style-name="ro1">
          <table:table-cell office:value-type="float" office:value="1.8412" calcext:value-type="float">
            <text:p>1.8412</text:p>
          </table:table-cell>
          <table:table-cell table:formula="of:=[.A80]/[.$A$3]" office:value-type="float" office:value="0.190695169442373" calcext:value-type="float">
            <text:p>0.190695169442373</text:p>
          </table:table-cell>
          <table:table-cell office:value-type="float" office:value="2.3836" calcext:value-type="float">
            <text:p>2.3836</text:p>
          </table:table-cell>
          <table:table-cell table:formula="of:=[.C80]/[.$C$3]" office:value-type="float" office:value="0.246369471519085" calcext:value-type="float">
            <text:p>0.246369471519085</text:p>
          </table:table-cell>
          <table:table-cell office:value-type="float" office:value="1.8403" calcext:value-type="float">
            <text:p>1.8403</text:p>
          </table:table-cell>
          <table:table-cell table:formula="of:=[.E80]/[.$E$3]" office:value-type="float" office:value="0.190748149837269" calcext:value-type="float">
            <text:p>0.190748149837269</text:p>
          </table:table-cell>
          <table:table-cell office:value-type="float" office:value="2.3395" calcext:value-type="float">
            <text:p>2.3395</text:p>
          </table:table-cell>
          <table:table-cell table:formula="of:=[.G80]/[.$G$3]" office:value-type="float" office:value="0.241991373335954" calcext:value-type="float">
            <text:p>0.241991373335954</text:p>
          </table:table-cell>
          <table:table-cell office:value-type="float" office:value="2.0412" calcext:value-type="float">
            <text:p>2.0412</text:p>
          </table:table-cell>
          <table:table-cell table:formula="of:=[.I80]/[.$I$3]" office:value-type="float" office:value="0.211216887417219" calcext:value-type="float">
            <text:p>0.211216887417219</text:p>
          </table:table-cell>
          <table:table-cell office:value-type="float" office:value="2.6501" calcext:value-type="float">
            <text:p>2.6501</text:p>
          </table:table-cell>
          <table:table-cell table:formula="of:=[.K80]/[.$K$3]" office:value-type="float" office:value="0.273671709609129" calcext:value-type="float">
            <text:p>0.273671709609129</text:p>
          </table:table-cell>
          <table:table-cell table:formula="of:=AVERAGE([.A80];[.E80];[.I80])" office:value-type="float" office:value="1.90756666666667" calcext:value-type="float">
            <text:p>1.90756666666667</text:p>
          </table:table-cell>
          <table:table-cell table:formula="of:=AVERAGE([.B80];[.F80];[.J80])" office:value-type="float" office:value="0.197553402232287" calcext:value-type="float">
            <text:p>0.197553402232287</text:p>
          </table:table-cell>
          <table:table-cell table:formula="of:=AVERAGE([.C80];[.G80];[.K80])" office:value-type="float" office:value="2.45773333333333" calcext:value-type="float">
            <text:p>2.45773333333333</text:p>
          </table:table-cell>
          <table:table-cell table:formula="of:=AVERAGE([.D80];[.H80];[.L80])" office:value-type="float" office:value="0.254010851488056" calcext:value-type="float">
            <text:p>0.254010851488056</text:p>
          </table:table-cell>
        </table:table-row>
        <table:table-row table:style-name="ro1">
          <table:table-cell office:value-type="float" office:value="1.8149" calcext:value-type="float">
            <text:p>1.8149</text:p>
          </table:table-cell>
          <table:table-cell table:formula="of:=[.A81]/[.$A$3]" office:value-type="float" office:value="0.187971248653575" calcext:value-type="float">
            <text:p>0.187971248653575</text:p>
          </table:table-cell>
          <table:table-cell office:value-type="float" office:value="2.378" calcext:value-type="float">
            <text:p>2.378</text:p>
          </table:table-cell>
          <table:table-cell table:formula="of:=[.C81]/[.$C$3]" office:value-type="float" office:value="0.245790654166968" calcext:value-type="float">
            <text:p>0.245790654166968</text:p>
          </table:table-cell>
          <table:table-cell office:value-type="float" office:value="1.8139" calcext:value-type="float">
            <text:p>1.8139</text:p>
          </table:table-cell>
          <table:table-cell table:formula="of:=[.E81]/[.$E$3]" office:value-type="float" office:value="0.188011774705114" calcext:value-type="float">
            <text:p>0.188011774705114</text:p>
          </table:table-cell>
          <table:table-cell office:value-type="float" office:value="2.333" calcext:value-type="float">
            <text:p>2.333</text:p>
          </table:table-cell>
          <table:table-cell table:formula="of:=[.G81]/[.$G$3]" office:value-type="float" office:value="0.241319031413883" calcext:value-type="float">
            <text:p>0.241319031413883</text:p>
          </table:table-cell>
          <table:table-cell office:value-type="float" office:value="2.0165" calcext:value-type="float">
            <text:p>2.0165</text:p>
          </table:table-cell>
          <table:table-cell table:formula="of:=[.I81]/[.$I$3]" office:value-type="float" office:value="0.208661009933775" calcext:value-type="float">
            <text:p>0.208661009933775</text:p>
          </table:table-cell>
          <table:table-cell office:value-type="float" office:value="2.6427" calcext:value-type="float">
            <text:p>2.6427</text:p>
          </table:table-cell>
          <table:table-cell table:formula="of:=[.K81]/[.$K$3]" office:value-type="float" office:value="0.272907523106315" calcext:value-type="float">
            <text:p>0.272907523106315</text:p>
          </table:table-cell>
          <table:table-cell table:formula="of:=AVERAGE([.A81];[.E81];[.I81])" office:value-type="float" office:value="1.88176666666667" calcext:value-type="float">
            <text:p>1.88176666666667</text:p>
          </table:table-cell>
          <table:table-cell table:formula="of:=AVERAGE([.B81];[.F81];[.J81])" office:value-type="float" office:value="0.194881344430821" calcext:value-type="float">
            <text:p>0.194881344430821</text:p>
          </table:table-cell>
          <table:table-cell table:formula="of:=AVERAGE([.C81];[.G81];[.K81])" office:value-type="float" office:value="2.45123333333333" calcext:value-type="float">
            <text:p>2.45123333333333</text:p>
          </table:table-cell>
          <table:table-cell table:formula="of:=AVERAGE([.D81];[.H81];[.L81])" office:value-type="float" office:value="0.253339069562389" calcext:value-type="float">
            <text:p>0.253339069562389</text:p>
          </table:table-cell>
        </table:table-row>
        <table:table-row table:style-name="ro1">
          <table:table-cell office:value-type="float" office:value="1.791" calcext:value-type="float">
            <text:p>1.791</text:p>
          </table:table-cell>
          <table:table-cell table:formula="of:=[.A82]/[.$A$3]" office:value-type="float" office:value="0.185495898583147" calcext:value-type="float">
            <text:p>0.185495898583147</text:p>
          </table:table-cell>
          <table:table-cell office:value-type="float" office:value="2.3757" calcext:value-type="float">
            <text:p>2.3757</text:p>
          </table:table-cell>
          <table:table-cell table:formula="of:=[.C82]/[.$C$3]" office:value-type="float" office:value="0.245552925611634" calcext:value-type="float">
            <text:p>0.245552925611634</text:p>
          </table:table-cell>
          <table:table-cell office:value-type="float" office:value="1.7891" calcext:value-type="float">
            <text:p>1.7891</text:p>
          </table:table-cell>
          <table:table-cell table:formula="of:=[.E82]/[.$E$3]" office:value-type="float" office:value="0.18544124049006" calcext:value-type="float">
            <text:p>0.18544124049006</text:p>
          </table:table-cell>
          <table:table-cell office:value-type="float" office:value="2.3293" calcext:value-type="float">
            <text:p>2.3293</text:p>
          </table:table-cell>
          <table:table-cell table:formula="of:=[.G82]/[.$G$3]" office:value-type="float" office:value="0.240936313704397" calcext:value-type="float">
            <text:p>0.240936313704397</text:p>
          </table:table-cell>
          <table:table-cell office:value-type="float" office:value="1.995" calcext:value-type="float">
            <text:p>1.995</text:p>
          </table:table-cell>
          <table:table-cell table:formula="of:=[.I82]/[.$I$3]" office:value-type="float" office:value="0.206436258278146" calcext:value-type="float">
            <text:p>0.206436258278146</text:p>
          </table:table-cell>
          <table:table-cell office:value-type="float" office:value="2.64" calcext:value-type="float">
            <text:p>2.64</text:p>
          </table:table-cell>
          <table:table-cell table:formula="of:=[.K82]/[.$K$3]" office:value-type="float" office:value="0.272628698301234" calcext:value-type="float">
            <text:p>0.272628698301234</text:p>
          </table:table-cell>
          <table:table-cell table:formula="of:=AVERAGE([.A82];[.E82];[.I82])" office:value-type="float" office:value="1.85836666666667" calcext:value-type="float">
            <text:p>1.85836666666667</text:p>
          </table:table-cell>
          <table:table-cell table:formula="of:=AVERAGE([.B82];[.F82];[.J82])" office:value-type="float" office:value="0.192457799117118" calcext:value-type="float">
            <text:p>0.192457799117118</text:p>
          </table:table-cell>
          <table:table-cell table:formula="of:=AVERAGE([.C82];[.G82];[.K82])" office:value-type="float" office:value="2.44833333333333" calcext:value-type="float">
            <text:p>2.44833333333333</text:p>
          </table:table-cell>
          <table:table-cell table:formula="of:=AVERAGE([.D82];[.H82];[.L82])" office:value-type="float" office:value="0.253039312539088" calcext:value-type="float">
            <text:p>0.253039312539088</text:p>
          </table:table-cell>
        </table:table-row>
        <table:table-row table:style-name="ro1">
          <table:table-cell office:value-type="float" office:value="1.7675" calcext:value-type="float">
            <text:p>1.7675</text:p>
          </table:table-cell>
          <table:table-cell table:formula="of:=[.A83]/[.$A$3]" office:value-type="float" office:value="0.18306197696578" calcext:value-type="float">
            <text:p>0.18306197696578</text:p>
          </table:table-cell>
          <table:table-cell office:value-type="float" office:value="2.3737" calcext:value-type="float">
            <text:p>2.3737</text:p>
          </table:table-cell>
          <table:table-cell table:formula="of:=[.C83]/[.$C$3]" office:value-type="float" office:value="0.245346205128735" calcext:value-type="float">
            <text:p>0.245346205128735</text:p>
          </table:table-cell>
          <table:table-cell office:value-type="float" office:value="1.7654" calcext:value-type="float">
            <text:p>1.7654</text:p>
          </table:table-cell>
          <table:table-cell table:formula="of:=[.E83]/[.$E$3]" office:value-type="float" office:value="0.182984721905512" calcext:value-type="float">
            <text:p>0.182984721905512</text:p>
          </table:table-cell>
          <table:table-cell office:value-type="float" office:value="2.3255" calcext:value-type="float">
            <text:p>2.3255</text:p>
          </table:table-cell>
          <table:table-cell table:formula="of:=[.G83]/[.$G$3]" office:value-type="float" office:value="0.240543252273033" calcext:value-type="float">
            <text:p>0.240543252273033</text:p>
          </table:table-cell>
          <table:table-cell office:value-type="float" office:value="1.9742" calcext:value-type="float">
            <text:p>1.9742</text:p>
          </table:table-cell>
          <table:table-cell table:formula="of:=[.I83]/[.$I$3]" office:value-type="float" office:value="0.204283940397351" calcext:value-type="float">
            <text:p>0.204283940397351</text:p>
          </table:table-cell>
          <table:table-cell office:value-type="float" office:value="2.6377" calcext:value-type="float">
            <text:p>2.6377</text:p>
          </table:table-cell>
          <table:table-cell table:formula="of:=[.K83]/[.$K$3]" office:value-type="float" office:value="0.272391180874684" calcext:value-type="float">
            <text:p>0.272391180874684</text:p>
          </table:table-cell>
          <table:table-cell table:formula="of:=AVERAGE([.A83];[.E83];[.I83])" office:value-type="float" office:value="1.8357" calcext:value-type="float">
            <text:p>1.8357</text:p>
          </table:table-cell>
          <table:table-cell table:formula="of:=AVERAGE([.B83];[.F83];[.J83])" office:value-type="float" office:value="0.190110213089548" calcext:value-type="float">
            <text:p>0.190110213089548</text:p>
          </table:table-cell>
          <table:table-cell table:formula="of:=AVERAGE([.C83];[.G83];[.K83])" office:value-type="float" office:value="2.44563333333333" calcext:value-type="float">
            <text:p>2.44563333333333</text:p>
          </table:table-cell>
          <table:table-cell table:formula="of:=AVERAGE([.D83];[.H83];[.L83])" office:value-type="float" office:value="0.252760212758817" calcext:value-type="float">
            <text:p>0.252760212758817</text:p>
          </table:table-cell>
        </table:table-row>
        <table:table-row table:style-name="ro1">
          <table:table-cell office:value-type="float" office:value="1.7476" calcext:value-type="float">
            <text:p>1.7476</text:p>
          </table:table-cell>
          <table:table-cell table:formula="of:=[.A84]/[.$A$3]" office:value-type="float" office:value="0.181000911425967" calcext:value-type="float">
            <text:p>0.181000911425967</text:p>
          </table:table-cell>
          <table:table-cell office:value-type="float" office:value="2.3755" calcext:value-type="float">
            <text:p>2.3755</text:p>
          </table:table-cell>
          <table:table-cell table:formula="of:=[.C84]/[.$C$3]" office:value-type="float" office:value="0.245532253563344" calcext:value-type="float">
            <text:p>0.245532253563344</text:p>
          </table:table-cell>
          <table:table-cell office:value-type="float" office:value="1.7438" calcext:value-type="float">
            <text:p>1.7438</text:p>
          </table:table-cell>
          <table:table-cell table:formula="of:=[.E84]/[.$E$3]" office:value-type="float" office:value="0.180745869524658" calcext:value-type="float">
            <text:p>0.180745869524658</text:p>
          </table:table-cell>
          <table:table-cell office:value-type="float" office:value="2.3248" calcext:value-type="float">
            <text:p>2.3248</text:p>
          </table:table-cell>
          <table:table-cell table:formula="of:=[.G84]/[.$G$3]" office:value-type="float" office:value="0.240470846219887" calcext:value-type="float">
            <text:p>0.240470846219887</text:p>
          </table:table-cell>
          <table:table-cell office:value-type="float" office:value="1.9577" calcext:value-type="float">
            <text:p>1.9577</text:p>
          </table:table-cell>
          <table:table-cell table:formula="of:=[.I84]/[.$I$3]" office:value-type="float" office:value="0.202576572847682" calcext:value-type="float">
            <text:p>0.202576572847682</text:p>
          </table:table-cell>
          <table:table-cell office:value-type="float" office:value="2.64" calcext:value-type="float">
            <text:p>2.64</text:p>
          </table:table-cell>
          <table:table-cell table:formula="of:=[.K84]/[.$K$3]" office:value-type="float" office:value="0.272628698301234" calcext:value-type="float">
            <text:p>0.272628698301234</text:p>
          </table:table-cell>
          <table:table-cell table:formula="of:=AVERAGE([.A84];[.E84];[.I84])" office:value-type="float" office:value="1.81636666666667" calcext:value-type="float">
            <text:p>1.81636666666667</text:p>
          </table:table-cell>
          <table:table-cell table:formula="of:=AVERAGE([.B84];[.F84];[.J84])" office:value-type="float" office:value="0.188107784599436" calcext:value-type="float">
            <text:p>0.188107784599436</text:p>
          </table:table-cell>
          <table:table-cell table:formula="of:=AVERAGE([.C84];[.G84];[.K84])" office:value-type="float" office:value="2.44676666666667" calcext:value-type="float">
            <text:p>2.44676666666667</text:p>
          </table:table-cell>
          <table:table-cell table:formula="of:=AVERAGE([.D84];[.H84];[.L84])" office:value-type="float" office:value="0.252877266028155" calcext:value-type="float">
            <text:p>0.252877266028155</text:p>
          </table:table-cell>
        </table:table-row>
        <table:table-row table:style-name="ro1">
          <table:table-cell office:value-type="float" office:value="1.7275" calcext:value-type="float">
            <text:p>1.7275</text:p>
          </table:table-cell>
          <table:table-cell table:formula="of:=[.A85]/[.$A$3]" office:value-type="float" office:value="0.178919131659624" calcext:value-type="float">
            <text:p>0.178919131659624</text:p>
          </table:table-cell>
          <table:table-cell office:value-type="float" office:value="2.3769" calcext:value-type="float">
            <text:p>2.3769</text:p>
          </table:table-cell>
          <table:table-cell table:formula="of:=[.C85]/[.$C$3]" office:value-type="float" office:value="0.245676957901374" calcext:value-type="float">
            <text:p>0.245676957901374</text:p>
          </table:table-cell>
          <table:table-cell office:value-type="float" office:value="1.7228" calcext:value-type="float">
            <text:p>1.7228</text:p>
          </table:table-cell>
          <table:table-cell table:formula="of:=[.E85]/[.$E$3]" office:value-type="float" office:value="0.178569207487717" calcext:value-type="float">
            <text:p>0.178569207487717</text:p>
          </table:table-cell>
          <table:table-cell office:value-type="float" office:value="2.3235" calcext:value-type="float">
            <text:p>2.3235</text:p>
          </table:table-cell>
          <table:table-cell table:formula="of:=[.G85]/[.$G$3]" office:value-type="float" office:value="0.240336377835473" calcext:value-type="float">
            <text:p>0.240336377835473</text:p>
          </table:table-cell>
          <table:table-cell office:value-type="float" office:value="1.9412" calcext:value-type="float">
            <text:p>1.9412</text:p>
          </table:table-cell>
          <table:table-cell table:formula="of:=[.I85]/[.$I$3]" office:value-type="float" office:value="0.200869205298013" calcext:value-type="float">
            <text:p>0.200869205298013</text:p>
          </table:table-cell>
          <table:table-cell office:value-type="float" office:value="2.6425" calcext:value-type="float">
            <text:p>2.6425</text:p>
          </table:table-cell>
          <table:table-cell table:formula="of:=[.K85]/[.$K$3]" office:value-type="float" office:value="0.27288686941705" calcext:value-type="float">
            <text:p>0.27288686941705</text:p>
          </table:table-cell>
          <table:table-cell table:formula="of:=AVERAGE([.A85];[.E85];[.I85])" office:value-type="float" office:value="1.79716666666667" calcext:value-type="float">
            <text:p>1.79716666666667</text:p>
          </table:table-cell>
          <table:table-cell table:formula="of:=AVERAGE([.B85];[.F85];[.J85])" office:value-type="float" office:value="0.186119181481785" calcext:value-type="float">
            <text:p>0.186119181481785</text:p>
          </table:table-cell>
          <table:table-cell table:formula="of:=AVERAGE([.C85];[.G85];[.K85])" office:value-type="float" office:value="2.44763333333333" calcext:value-type="float">
            <text:p>2.44763333333333</text:p>
          </table:table-cell>
          <table:table-cell table:formula="of:=AVERAGE([.D85];[.H85];[.L85])" office:value-type="float" office:value="0.252966735051299" calcext:value-type="float">
            <text:p>0.252966735051299</text:p>
          </table:table-cell>
        </table:table-row>
        <table:table-row table:style-name="ro1">
          <table:table-cell office:value-type="float" office:value="1.7118" calcext:value-type="float">
            <text:p>1.7118</text:p>
          </table:table-cell>
          <table:table-cell table:formula="of:=[.A86]/[.$A$3]" office:value-type="float" office:value="0.177293064876957" calcext:value-type="float">
            <text:p>0.177293064876957</text:p>
          </table:table-cell>
          <table:table-cell office:value-type="float" office:value="2.3827" calcext:value-type="float">
            <text:p>2.3827</text:p>
          </table:table-cell>
          <table:table-cell table:formula="of:=[.C86]/[.$C$3]" office:value-type="float" office:value="0.246276447301781" calcext:value-type="float">
            <text:p>0.246276447301781</text:p>
          </table:table-cell>
          <table:table-cell office:value-type="float" office:value="1.7041" calcext:value-type="float">
            <text:p>1.7041</text:p>
          </table:table-cell>
          <table:table-cell table:formula="of:=[.E86]/[.$E$3]" office:value-type="float" office:value="0.176630941769108" calcext:value-type="float">
            <text:p>0.176630941769108</text:p>
          </table:table-cell>
          <table:table-cell office:value-type="float" office:value="2.3258" calcext:value-type="float">
            <text:p>2.3258</text:p>
          </table:table-cell>
          <table:table-cell table:formula="of:=[.G86]/[.$G$3]" office:value-type="float" office:value="0.240574283438667" calcext:value-type="float">
            <text:p>0.240574283438667</text:p>
          </table:table-cell>
          <table:table-cell office:value-type="float" office:value="1.9301" calcext:value-type="float">
            <text:p>1.9301</text:p>
          </table:table-cell>
          <table:table-cell table:formula="of:=[.I86]/[.$I$3]" office:value-type="float" office:value="0.199720612582781" calcext:value-type="float">
            <text:p>0.199720612582781</text:p>
          </table:table-cell>
          <table:table-cell office:value-type="float" office:value="2.6495" calcext:value-type="float">
            <text:p>2.6495</text:p>
          </table:table-cell>
          <table:table-cell table:formula="of:=[.K86]/[.$K$3]" office:value-type="float" office:value="0.273609748541333" calcext:value-type="float">
            <text:p>0.273609748541333</text:p>
          </table:table-cell>
          <table:table-cell table:formula="of:=AVERAGE([.A86];[.E86];[.I86])" office:value-type="float" office:value="1.782" calcext:value-type="float">
            <text:p>1.782</text:p>
          </table:table-cell>
          <table:table-cell table:formula="of:=AVERAGE([.B86];[.F86];[.J86])" office:value-type="float" office:value="0.184548206409616" calcext:value-type="float">
            <text:p>0.184548206409616</text:p>
          </table:table-cell>
          <table:table-cell table:formula="of:=AVERAGE([.C86];[.G86];[.K86])" office:value-type="float" office:value="2.45266666666667" calcext:value-type="float">
            <text:p>2.45266666666667</text:p>
          </table:table-cell>
          <table:table-cell table:formula="of:=AVERAGE([.D86];[.H86];[.L86])" office:value-type="float" office:value="0.25348682642726" calcext:value-type="float">
            <text:p>0.25348682642726</text:p>
          </table:table-cell>
        </table:table-row>
        <table:table-row table:style-name="ro1">
          <table:table-cell office:value-type="float" office:value="1.6961" calcext:value-type="float">
            <text:p>1.6961</text:p>
          </table:table-cell>
          <table:table-cell table:formula="of:=[.A87]/[.$A$3]" office:value-type="float" office:value="0.175666998094291" calcext:value-type="float">
            <text:p>0.175666998094291</text:p>
          </table:table-cell>
          <table:table-cell office:value-type="float" office:value="2.3884" calcext:value-type="float">
            <text:p>2.3884</text:p>
          </table:table-cell>
          <table:table-cell table:formula="of:=[.C87]/[.$C$3]" office:value-type="float" office:value="0.246865600678043" calcext:value-type="float">
            <text:p>0.246865600678043</text:p>
          </table:table-cell>
          <table:table-cell office:value-type="float" office:value="1.6856" calcext:value-type="float">
            <text:p>1.6856</text:p>
          </table:table-cell>
          <table:table-cell table:formula="of:=[.E87]/[.$E$3]" office:value-type="float" office:value="0.174713406165136" calcext:value-type="float">
            <text:p>0.174713406165136</text:p>
          </table:table-cell>
          <table:table-cell office:value-type="float" office:value="2.3276" calcext:value-type="float">
            <text:p>2.3276</text:p>
          </table:table-cell>
          <table:table-cell table:formula="of:=[.G87]/[.$G$3]" office:value-type="float" office:value="0.240760470432471" calcext:value-type="float">
            <text:p>0.240760470432471</text:p>
          </table:table-cell>
          <table:table-cell office:value-type="float" office:value="1.9189" calcext:value-type="float">
            <text:p>1.9189</text:p>
          </table:table-cell>
          <table:table-cell table:formula="of:=[.I87]/[.$I$3]" office:value-type="float" office:value="0.19856167218543" calcext:value-type="float">
            <text:p>0.19856167218543</text:p>
          </table:table-cell>
          <table:table-cell office:value-type="float" office:value="2.657" calcext:value-type="float">
            <text:p>2.657</text:p>
          </table:table-cell>
          <table:table-cell table:formula="of:=[.K87]/[.$K$3]" office:value-type="float" office:value="0.27438426188878" calcext:value-type="float">
            <text:p>0.27438426188878</text:p>
          </table:table-cell>
          <table:table-cell table:formula="of:=AVERAGE([.A87];[.E87];[.I87])" office:value-type="float" office:value="1.76686666666667" calcext:value-type="float">
            <text:p>1.76686666666667</text:p>
          </table:table-cell>
          <table:table-cell table:formula="of:=AVERAGE([.B87];[.F87];[.J87])" office:value-type="float" office:value="0.182980692148286" calcext:value-type="float">
            <text:p>0.182980692148286</text:p>
          </table:table-cell>
          <table:table-cell table:formula="of:=AVERAGE([.C87];[.G87];[.K87])" office:value-type="float" office:value="2.45766666666667" calcext:value-type="float">
            <text:p>2.45766666666667</text:p>
          </table:table-cell>
          <table:table-cell table:formula="of:=AVERAGE([.D87];[.H87];[.L87])" office:value-type="float" office:value="0.254003444333098" calcext:value-type="float">
            <text:p>0.254003444333098</text:p>
          </table:table-cell>
        </table:table-row>
        <table:table-row table:style-name="ro1">
          <table:table-cell office:value-type="float" office:value="1.6832" calcext:value-type="float">
            <text:p>1.6832</text:p>
          </table:table-cell>
          <table:table-cell table:formula="of:=[.A88]/[.$A$3]" office:value-type="float" office:value="0.174330930483056" calcext:value-type="float">
            <text:p>0.174330930483056</text:p>
          </table:table-cell>
          <table:table-cell office:value-type="float" office:value="2.3971" calcext:value-type="float">
            <text:p>2.3971</text:p>
          </table:table-cell>
          <table:table-cell table:formula="of:=[.C88]/[.$C$3]" office:value-type="float" office:value="0.247764834778654" calcext:value-type="float">
            <text:p>0.247764834778654</text:p>
          </table:table-cell>
          <table:table-cell office:value-type="float" office:value="1.6693" calcext:value-type="float">
            <text:p>1.6693</text:p>
          </table:table-cell>
          <table:table-cell table:formula="of:=[.E88]/[.$E$3]" office:value-type="float" office:value="0.173023901822177" calcext:value-type="float">
            <text:p>0.173023901822177</text:p>
          </table:table-cell>
          <table:table-cell office:value-type="float" office:value="2.3323" calcext:value-type="float">
            <text:p>2.3323</text:p>
          </table:table-cell>
          <table:table-cell table:formula="of:=[.G88]/[.$G$3]" office:value-type="float" office:value="0.241246625360737" calcext:value-type="float">
            <text:p>0.241246625360737</text:p>
          </table:table-cell>
          <table:table-cell office:value-type="float" office:value="1.912" calcext:value-type="float">
            <text:p>1.912</text:p>
          </table:table-cell>
          <table:table-cell table:formula="of:=[.I88]/[.$I$3]" office:value-type="float" office:value="0.197847682119205" calcext:value-type="float">
            <text:p>0.197847682119205</text:p>
          </table:table-cell>
          <table:table-cell office:value-type="float" office:value="2.6684" calcext:value-type="float">
            <text:p>2.6684</text:p>
          </table:table-cell>
          <table:table-cell table:formula="of:=[.K88]/[.$K$3]" office:value-type="float" office:value="0.275561522176899" calcext:value-type="float">
            <text:p>0.275561522176899</text:p>
          </table:table-cell>
          <table:table-cell table:formula="of:=AVERAGE([.A88];[.E88];[.I88])" office:value-type="float" office:value="1.75483333333333" calcext:value-type="float">
            <text:p>1.75483333333333</text:p>
          </table:table-cell>
          <table:table-cell table:formula="of:=AVERAGE([.B88];[.F88];[.J88])" office:value-type="float" office:value="0.181734171474813" calcext:value-type="float">
            <text:p>0.181734171474813</text:p>
          </table:table-cell>
          <table:table-cell table:formula="of:=AVERAGE([.C88];[.G88];[.K88])" office:value-type="float" office:value="2.46593333333333" calcext:value-type="float">
            <text:p>2.46593333333333</text:p>
          </table:table-cell>
          <table:table-cell table:formula="of:=AVERAGE([.D88];[.H88];[.L88])" office:value-type="float" office:value="0.254857660772097" calcext:value-type="float">
            <text:p>0.254857660772097</text:p>
          </table:table-cell>
        </table:table-row>
        <table:table-row table:style-name="ro1">
          <table:table-cell office:value-type="float" office:value="1.6714" calcext:value-type="float">
            <text:p>1.6714</text:p>
          </table:table-cell>
          <table:table-cell table:formula="of:=[.A89]/[.$A$3]" office:value-type="float" office:value="0.17310879111774" calcext:value-type="float">
            <text:p>0.17310879111774</text:p>
          </table:table-cell>
          <table:table-cell office:value-type="float" office:value="2.407" calcext:value-type="float">
            <text:p>2.407</text:p>
          </table:table-cell>
          <table:table-cell table:formula="of:=[.C89]/[.$C$3]" office:value-type="float" office:value="0.248788101169004" calcext:value-type="float">
            <text:p>0.248788101169004</text:p>
          </table:table-cell>
          <table:table-cell office:value-type="float" office:value="1.6533" calcext:value-type="float">
            <text:p>1.6533</text:p>
          </table:table-cell>
          <table:table-cell table:formula="of:=[.E89]/[.$E$3]" office:value-type="float" office:value="0.171365492651174" calcext:value-type="float">
            <text:p>0.171365492651174</text:p>
          </table:table-cell>
          <table:table-cell office:value-type="float" office:value="2.3375" calcext:value-type="float">
            <text:p>2.3375</text:p>
          </table:table-cell>
          <table:table-cell table:formula="of:=[.G89]/[.$G$3]" office:value-type="float" office:value="0.241784498898394" calcext:value-type="float">
            <text:p>0.241784498898394</text:p>
          </table:table-cell>
          <table:table-cell office:value-type="float" office:value="1.9058" calcext:value-type="float">
            <text:p>1.9058</text:p>
          </table:table-cell>
          <table:table-cell table:formula="of:=[.I89]/[.$I$3]" office:value-type="float" office:value="0.197206125827815" calcext:value-type="float">
            <text:p>0.197206125827815</text:p>
          </table:table-cell>
          <table:table-cell office:value-type="float" office:value="2.6808" calcext:value-type="float">
            <text:p>2.6808</text:p>
          </table:table-cell>
          <table:table-cell table:formula="of:=[.K89]/[.$K$3]" office:value-type="float" office:value="0.276842050911344" calcext:value-type="float">
            <text:p>0.276842050911344</text:p>
          </table:table-cell>
          <table:table-cell table:formula="of:=AVERAGE([.A89];[.E89];[.I89])" office:value-type="float" office:value="1.7435" calcext:value-type="float">
            <text:p>1.7435</text:p>
          </table:table-cell>
          <table:table-cell table:formula="of:=AVERAGE([.B89];[.F89];[.J89])" office:value-type="float" office:value="0.180560136532243" calcext:value-type="float">
            <text:p>0.180560136532243</text:p>
          </table:table-cell>
          <table:table-cell table:formula="of:=AVERAGE([.C89];[.G89];[.K89])" office:value-type="float" office:value="2.4751" calcext:value-type="float">
            <text:p>2.4751</text:p>
          </table:table-cell>
          <table:table-cell table:formula="of:=AVERAGE([.D89];[.H89];[.L89])" office:value-type="float" office:value="0.255804883659581" calcext:value-type="float">
            <text:p>0.255804883659581</text:p>
          </table:table-cell>
        </table:table-row>
        <table:table-row table:style-name="ro1">
          <table:table-cell office:value-type="float" office:value="1.6616" calcext:value-type="float">
            <text:p>1.6616</text:p>
          </table:table-cell>
          <table:table-cell table:formula="of:=[.A90]/[.$A$3]" office:value-type="float" office:value="0.172093794017731" calcext:value-type="float">
            <text:p>0.172093794017731</text:p>
          </table:table-cell>
          <table:table-cell office:value-type="float" office:value="2.4188" calcext:value-type="float">
            <text:p>2.4188</text:p>
          </table:table-cell>
          <table:table-cell table:formula="of:=[.C90]/[.$C$3]" office:value-type="float" office:value="0.250007752018109" calcext:value-type="float">
            <text:p>0.250007752018109</text:p>
          </table:table-cell>
          <table:table-cell office:value-type="float" office:value="1.639" calcext:value-type="float">
            <text:p>1.639</text:p>
          </table:table-cell>
          <table:table-cell table:formula="of:=[.E90]/[.$E$3]" office:value-type="float" office:value="0.169883289454591" calcext:value-type="float">
            <text:p>0.169883289454591</text:p>
          </table:table-cell>
          <table:table-cell office:value-type="float" office:value="2.3442" calcext:value-type="float">
            <text:p>2.3442</text:p>
          </table:table-cell>
          <table:table-cell table:formula="of:=[.G90]/[.$G$3]" office:value-type="float" office:value="0.24247752826422" calcext:value-type="float">
            <text:p>0.24247752826422</text:p>
          </table:table-cell>
          <table:table-cell office:value-type="float" office:value="1.9033" calcext:value-type="float">
            <text:p>1.9033</text:p>
          </table:table-cell>
          <table:table-cell table:formula="of:=[.I90]/[.$I$3]" office:value-type="float" office:value="0.196947433774834" calcext:value-type="float">
            <text:p>0.196947433774834</text:p>
          </table:table-cell>
          <table:table-cell office:value-type="float" office:value="2.6963" calcext:value-type="float">
            <text:p>2.6963</text:p>
          </table:table-cell>
          <table:table-cell table:formula="of:=[.K90]/[.$K$3]" office:value-type="float" office:value="0.2784427118294" calcext:value-type="float">
            <text:p>0.2784427118294</text:p>
          </table:table-cell>
          <table:table-cell table:formula="of:=AVERAGE([.A90];[.E90];[.I90])" office:value-type="float" office:value="1.73463333333333" calcext:value-type="float">
            <text:p>1.73463333333333</text:p>
          </table:table-cell>
          <table:table-cell table:formula="of:=AVERAGE([.B90];[.F90];[.J90])" office:value-type="float" office:value="0.179641505749052" calcext:value-type="float">
            <text:p>0.179641505749052</text:p>
          </table:table-cell>
          <table:table-cell table:formula="of:=AVERAGE([.C90];[.G90];[.K90])" office:value-type="float" office:value="2.48643333333333" calcext:value-type="float">
            <text:p>2.48643333333333</text:p>
          </table:table-cell>
          <table:table-cell table:formula="of:=AVERAGE([.D90];[.H90];[.L90])" office:value-type="float" office:value="0.256975997370576" calcext:value-type="float">
            <text:p>0.256975997370576</text:p>
          </table:table-cell>
        </table:table-row>
        <table:table-row table:style-name="ro1">
          <table:table-cell office:value-type="float" office:value="1.6539" calcext:value-type="float">
            <text:p>1.6539</text:p>
          </table:table-cell>
          <table:table-cell table:formula="of:=[.A91]/[.$A$3]" office:value-type="float" office:value="0.171296296296296" calcext:value-type="float">
            <text:p>0.171296296296296</text:p>
          </table:table-cell>
          <table:table-cell office:value-type="float" office:value="2.4327" calcext:value-type="float">
            <text:p>2.4327</text:p>
          </table:table-cell>
          <table:table-cell table:formula="of:=[.C91]/[.$C$3]" office:value-type="float" office:value="0.251444459374257" calcext:value-type="float">
            <text:p>0.251444459374257</text:p>
          </table:table-cell>
          <table:table-cell office:value-type="float" office:value="1.6257" calcext:value-type="float">
            <text:p>1.6257</text:p>
          </table:table-cell>
          <table:table-cell table:formula="of:=[.E91]/[.$E$3]" office:value-type="float" office:value="0.168504736831195" calcext:value-type="float">
            <text:p>0.168504736831195</text:p>
          </table:table-cell>
          <table:table-cell office:value-type="float" office:value="2.353" calcext:value-type="float">
            <text:p>2.353</text:p>
          </table:table-cell>
          <table:table-cell table:formula="of:=[.G91]/[.$G$3]" office:value-type="float" office:value="0.243387775789485" calcext:value-type="float">
            <text:p>0.243387775789485</text:p>
          </table:table-cell>
          <table:table-cell office:value-type="float" office:value="1.9025" calcext:value-type="float">
            <text:p>1.9025</text:p>
          </table:table-cell>
          <table:table-cell table:formula="of:=[.I91]/[.$I$3]" office:value-type="float" office:value="0.196864652317881" calcext:value-type="float">
            <text:p>0.196864652317881</text:p>
          </table:table-cell>
          <table:table-cell office:value-type="float" office:value="2.7136" calcext:value-type="float">
            <text:p>2.7136</text:p>
          </table:table-cell>
          <table:table-cell table:formula="of:=[.K91]/[.$K$3]" office:value-type="float" office:value="0.280229255950844" calcext:value-type="float">
            <text:p>0.280229255950844</text:p>
          </table:table-cell>
          <table:table-cell table:formula="of:=AVERAGE([.A91];[.E91];[.I91])" office:value-type="float" office:value="1.72736666666667" calcext:value-type="float">
            <text:p>1.72736666666667</text:p>
          </table:table-cell>
          <table:table-cell table:formula="of:=AVERAGE([.B91];[.F91];[.J91])" office:value-type="float" office:value="0.178888561815124" calcext:value-type="float">
            <text:p>0.178888561815124</text:p>
          </table:table-cell>
          <table:table-cell table:formula="of:=AVERAGE([.C91];[.G91];[.K91])" office:value-type="float" office:value="2.49976666666667" calcext:value-type="float">
            <text:p>2.49976666666667</text:p>
          </table:table-cell>
          <table:table-cell table:formula="of:=AVERAGE([.D91];[.H91];[.L91])" office:value-type="float" office:value="0.258353830371529" calcext:value-type="float">
            <text:p>0.258353830371529</text:p>
          </table:table-cell>
        </table:table-row>
        <table:table-row table:style-name="ro1">
          <table:table-cell office:value-type="float" office:value="1.6473" calcext:value-type="float">
            <text:p>1.6473</text:p>
          </table:table-cell>
          <table:table-cell table:formula="of:=[.A92]/[.$A$3]" office:value-type="float" office:value="0.17061272682078" calcext:value-type="float">
            <text:p>0.17061272682078</text:p>
          </table:table-cell>
          <table:table-cell office:value-type="float" office:value="2.4473" calcext:value-type="float">
            <text:p>2.4473</text:p>
          </table:table-cell>
          <table:table-cell table:formula="of:=[.C92]/[.$C$3]" office:value-type="float" office:value="0.25295351889942" calcext:value-type="float">
            <text:p>0.25295351889942</text:p>
          </table:table-cell>
          <table:table-cell office:value-type="float" office:value="1.6139" calcext:value-type="float">
            <text:p>1.6139</text:p>
          </table:table-cell>
          <table:table-cell table:formula="of:=[.E92]/[.$E$3]" office:value-type="float" office:value="0.16728166006758" calcext:value-type="float">
            <text:p>0.16728166006758</text:p>
          </table:table-cell>
          <table:table-cell office:value-type="float" office:value="2.3616" calcext:value-type="float">
            <text:p>2.3616</text:p>
          </table:table-cell>
          <table:table-cell table:formula="of:=[.G92]/[.$G$3]" office:value-type="float" office:value="0.244277335870993" calcext:value-type="float">
            <text:p>0.244277335870993</text:p>
          </table:table-cell>
          <table:table-cell office:value-type="float" office:value="1.9043" calcext:value-type="float">
            <text:p>1.9043</text:p>
          </table:table-cell>
          <table:table-cell table:formula="of:=[.I92]/[.$I$3]" office:value-type="float" office:value="0.197050910596026" calcext:value-type="float">
            <text:p>0.197050910596026</text:p>
          </table:table-cell>
          <table:table-cell office:value-type="float" office:value="2.7326" calcext:value-type="float">
            <text:p>2.7326</text:p>
          </table:table-cell>
          <table:table-cell table:formula="of:=[.K92]/[.$K$3]" office:value-type="float" office:value="0.282191356431042" calcext:value-type="float">
            <text:p>0.282191356431042</text:p>
          </table:table-cell>
          <table:table-cell table:formula="of:=AVERAGE([.A92];[.E92];[.I92])" office:value-type="float" office:value="1.72183333333333" calcext:value-type="float">
            <text:p>1.72183333333333</text:p>
          </table:table-cell>
          <table:table-cell table:formula="of:=AVERAGE([.B92];[.F92];[.J92])" office:value-type="float" office:value="0.178315099161462" calcext:value-type="float">
            <text:p>0.178315099161462</text:p>
          </table:table-cell>
          <table:table-cell table:formula="of:=AVERAGE([.C92];[.G92];[.K92])" office:value-type="float" office:value="2.51383333333333" calcext:value-type="float">
            <text:p>2.51383333333333</text:p>
          </table:table-cell>
          <table:table-cell table:formula="of:=AVERAGE([.D92];[.H92];[.L92])" office:value-type="float" office:value="0.259807403733819" calcext:value-type="float">
            <text:p>0.259807403733819</text:p>
          </table:table-cell>
        </table:table-row>
        <table:table-row table:style-name="ro1">
          <table:table-cell office:value-type="float" office:value="1.6441" calcext:value-type="float">
            <text:p>1.6441</text:p>
          </table:table-cell>
          <table:table-cell table:formula="of:=[.A93]/[.$A$3]" office:value-type="float" office:value="0.170281299196288" calcext:value-type="float">
            <text:p>0.170281299196288</text:p>
          </table:table-cell>
          <table:table-cell office:value-type="float" office:value="2.4648" calcext:value-type="float">
            <text:p>2.4648</text:p>
          </table:table-cell>
          <table:table-cell table:formula="of:=[.C93]/[.$C$3]" office:value-type="float" office:value="0.254762323124787" calcext:value-type="float">
            <text:p>0.254762323124787</text:p>
          </table:table-cell>
          <table:table-cell office:value-type="float" office:value="1.6044" calcext:value-type="float">
            <text:p>1.6044</text:p>
          </table:table-cell>
          <table:table-cell table:formula="of:=[.E93]/[.$E$3]" office:value-type="float" office:value="0.166296979622297" calcext:value-type="float">
            <text:p>0.166296979622297</text:p>
          </table:table-cell>
          <table:table-cell office:value-type="float" office:value="2.3736" calcext:value-type="float">
            <text:p>2.3736</text:p>
          </table:table-cell>
          <table:table-cell table:formula="of:=[.G93]/[.$G$3]" office:value-type="float" office:value="0.245518582496354" calcext:value-type="float">
            <text:p>0.245518582496354</text:p>
          </table:table-cell>
          <table:table-cell office:value-type="float" office:value="1.9091" calcext:value-type="float">
            <text:p>1.9091</text:p>
          </table:table-cell>
          <table:table-cell table:formula="of:=[.I93]/[.$I$3]" office:value-type="float" office:value="0.197547599337748" calcext:value-type="float">
            <text:p>0.197547599337748</text:p>
          </table:table-cell>
          <table:table-cell office:value-type="float" office:value="2.7541" calcext:value-type="float">
            <text:p>2.7541</text:p>
          </table:table-cell>
          <table:table-cell table:formula="of:=[.K93]/[.$K$3]" office:value-type="float" office:value="0.284411628027056" calcext:value-type="float">
            <text:p>0.284411628027056</text:p>
          </table:table-cell>
          <table:table-cell table:formula="of:=AVERAGE([.A93];[.E93];[.I93])" office:value-type="float" office:value="1.7192" calcext:value-type="float">
            <text:p>1.7192</text:p>
          </table:table-cell>
          <table:table-cell table:formula="of:=AVERAGE([.B93];[.F93];[.J93])" office:value-type="float" office:value="0.178041959385445" calcext:value-type="float">
            <text:p>0.178041959385445</text:p>
          </table:table-cell>
          <table:table-cell table:formula="of:=AVERAGE([.C93];[.G93];[.K93])" office:value-type="float" office:value="2.53083333333333" calcext:value-type="float">
            <text:p>2.53083333333333</text:p>
          </table:table-cell>
          <table:table-cell table:formula="of:=AVERAGE([.D93];[.H93];[.L93])" office:value-type="float" office:value="0.261564177882732" calcext:value-type="float">
            <text:p>0.261564177882732</text:p>
          </table:table-cell>
        </table:table-row>
        <table:table-row table:style-name="ro1">
          <table:table-cell office:value-type="float" office:value="1.6407" calcext:value-type="float">
            <text:p>1.6407</text:p>
          </table:table-cell>
          <table:table-cell table:formula="of:=[.A94]/[.$A$3]" office:value-type="float" office:value="0.169929157345265" calcext:value-type="float">
            <text:p>0.169929157345265</text:p>
          </table:table-cell>
          <table:table-cell office:value-type="float" office:value="2.4819" calcext:value-type="float">
            <text:p>2.4819</text:p>
          </table:table-cell>
          <table:table-cell table:formula="of:=[.C94]/[.$C$3]" office:value-type="float" office:value="0.256529783253574" calcext:value-type="float">
            <text:p>0.256529783253574</text:p>
          </table:table-cell>
          <table:table-cell office:value-type="float" office:value="1.5952" calcext:value-type="float">
            <text:p>1.5952</text:p>
          </table:table-cell>
          <table:table-cell table:formula="of:=[.E94]/[.$E$3]" office:value-type="float" office:value="0.165343394348971" calcext:value-type="float">
            <text:p>0.165343394348971</text:p>
          </table:table-cell>
          <table:table-cell office:value-type="float" office:value="2.3842" calcext:value-type="float">
            <text:p>2.3842</text:p>
          </table:table-cell>
          <table:table-cell table:formula="of:=[.G94]/[.$G$3]" office:value-type="float" office:value="0.246615017015422" calcext:value-type="float">
            <text:p>0.246615017015422</text:p>
          </table:table-cell>
          <table:table-cell office:value-type="float" office:value="1.9149" calcext:value-type="float">
            <text:p>1.9149</text:p>
          </table:table-cell>
          <table:table-cell table:formula="of:=[.I94]/[.$I$3]" office:value-type="float" office:value="0.198147764900662" calcext:value-type="float">
            <text:p>0.198147764900662</text:p>
          </table:table-cell>
          <table:table-cell office:value-type="float" office:value="2.7762" calcext:value-type="float">
            <text:p>2.7762</text:p>
          </table:table-cell>
          <table:table-cell table:formula="of:=[.K94]/[.$K$3]" office:value-type="float" office:value="0.286693860690866" calcext:value-type="float">
            <text:p>0.286693860690866</text:p>
          </table:table-cell>
          <table:table-cell table:formula="of:=AVERAGE([.A94];[.E94];[.I94])" office:value-type="float" office:value="1.71693333333333" calcext:value-type="float">
            <text:p>1.71693333333333</text:p>
          </table:table-cell>
          <table:table-cell table:formula="of:=AVERAGE([.B94];[.F94];[.J94])" office:value-type="float" office:value="0.177806772198299" calcext:value-type="float">
            <text:p>0.177806772198299</text:p>
          </table:table-cell>
          <table:table-cell table:formula="of:=AVERAGE([.C94];[.G94];[.K94])" office:value-type="float" office:value="2.54743333333333" calcext:value-type="float">
            <text:p>2.54743333333333</text:p>
          </table:table-cell>
          <table:table-cell table:formula="of:=AVERAGE([.D94];[.H94];[.L94])" office:value-type="float" office:value="0.263279553653287" calcext:value-type="float">
            <text:p>0.263279553653287</text:p>
          </table:table-cell>
        </table:table-row>
        <table:table-row table:style-name="ro1">
          <table:table-cell office:value-type="float" office:value="1.6423" calcext:value-type="float">
            <text:p>1.6423</text:p>
          </table:table-cell>
          <table:table-cell table:formula="of:=[.A95]/[.$A$3]" office:value-type="float" office:value="0.170094871157511" calcext:value-type="float">
            <text:p>0.170094871157511</text:p>
          </table:table-cell>
          <table:table-cell office:value-type="float" office:value="2.5025" calcext:value-type="float">
            <text:p>2.5025</text:p>
          </table:table-cell>
          <table:table-cell table:formula="of:=[.C95]/[.$C$3]" office:value-type="float" office:value="0.258659004227434" calcext:value-type="float">
            <text:p>0.258659004227434</text:p>
          </table:table-cell>
          <table:table-cell office:value-type="float" office:value="1.59" calcext:value-type="float">
            <text:p>1.59</text:p>
          </table:table-cell>
          <table:table-cell table:formula="of:=[.E95]/[.$E$3]" office:value-type="float" office:value="0.164804411368395" calcext:value-type="float">
            <text:p>0.164804411368395</text:p>
          </table:table-cell>
          <table:table-cell office:value-type="float" office:value="2.3993" calcext:value-type="float">
            <text:p>2.3993</text:p>
          </table:table-cell>
          <table:table-cell table:formula="of:=[.G95]/[.$G$3]" office:value-type="float" office:value="0.248176919019001" calcext:value-type="float">
            <text:p>0.248176919019001</text:p>
          </table:table-cell>
          <table:table-cell office:value-type="float" office:value="1.9245" calcext:value-type="float">
            <text:p>1.9245</text:p>
          </table:table-cell>
          <table:table-cell table:formula="of:=[.I95]/[.$I$3]" office:value-type="float" office:value="0.199141142384106" calcext:value-type="float">
            <text:p>0.199141142384106</text:p>
          </table:table-cell>
          <table:table-cell office:value-type="float" office:value="2.8012" calcext:value-type="float">
            <text:p>2.8012</text:p>
          </table:table-cell>
          <table:table-cell table:formula="of:=[.K95]/[.$K$3]" office:value-type="float" office:value="0.289275571849021" calcext:value-type="float">
            <text:p>0.289275571849021</text:p>
          </table:table-cell>
          <table:table-cell table:formula="of:=AVERAGE([.A95];[.E95];[.I95])" office:value-type="float" office:value="1.71893333333333" calcext:value-type="float">
            <text:p>1.71893333333333</text:p>
          </table:table-cell>
          <table:table-cell table:formula="of:=AVERAGE([.B95];[.F95];[.J95])" office:value-type="float" office:value="0.178013474970004" calcext:value-type="float">
            <text:p>0.178013474970004</text:p>
          </table:table-cell>
          <table:table-cell table:formula="of:=AVERAGE([.C95];[.G95];[.K95])" office:value-type="float" office:value="2.56766666666667" calcext:value-type="float">
            <text:p>2.56766666666667</text:p>
          </table:table-cell>
          <table:table-cell table:formula="of:=AVERAGE([.D95];[.H95];[.L95])" office:value-type="float" office:value="0.265370498365152" calcext:value-type="float">
            <text:p>0.265370498365152</text:p>
          </table:table-cell>
        </table:table-row>
        <table:table-row table:style-name="ro1">
          <table:table-cell office:value-type="float" office:value="1.6437" calcext:value-type="float">
            <text:p>1.6437</text:p>
          </table:table-cell>
          <table:table-cell table:formula="of:=[.A96]/[.$A$3]" office:value-type="float" office:value="0.170239870743226" calcext:value-type="float">
            <text:p>0.170239870743226</text:p>
          </table:table-cell>
          <table:table-cell office:value-type="float" office:value="2.523" calcext:value-type="float">
            <text:p>2.523</text:p>
          </table:table-cell>
          <table:table-cell table:formula="of:=[.C96]/[.$C$3]" office:value-type="float" office:value="0.260777889177149" calcext:value-type="float">
            <text:p>0.260777889177149</text:p>
          </table:table-cell>
          <table:table-cell office:value-type="float" office:value="1.584" calcext:value-type="float">
            <text:p>1.584</text:p>
          </table:table-cell>
          <table:table-cell table:formula="of:=[.E96]/[.$E$3]" office:value-type="float" office:value="0.164182507929269" calcext:value-type="float">
            <text:p>0.164182507929269</text:p>
          </table:table-cell>
          <table:table-cell office:value-type="float" office:value="2.4127" calcext:value-type="float">
            <text:p>2.4127</text:p>
          </table:table-cell>
          <table:table-cell table:formula="of:=[.G96]/[.$G$3]" office:value-type="float" office:value="0.249562977750654" calcext:value-type="float">
            <text:p>0.249562977750654</text:p>
          </table:table-cell>
          <table:table-cell office:value-type="float" office:value="1.9341" calcext:value-type="float">
            <text:p>1.9341</text:p>
          </table:table-cell>
          <table:table-cell table:formula="of:=[.I96]/[.$I$3]" office:value-type="float" office:value="0.20013451986755" calcext:value-type="float">
            <text:p>0.20013451986755</text:p>
          </table:table-cell>
          <table:table-cell office:value-type="float" office:value="2.8262" calcext:value-type="float">
            <text:p>2.8262</text:p>
          </table:table-cell>
          <table:table-cell table:formula="of:=[.K96]/[.$K$3]" office:value-type="float" office:value="0.291857283007177" calcext:value-type="float">
            <text:p>0.291857283007177</text:p>
          </table:table-cell>
          <table:table-cell table:formula="of:=AVERAGE([.A96];[.E96];[.I96])" office:value-type="float" office:value="1.7206" calcext:value-type="float">
            <text:p>1.7206</text:p>
          </table:table-cell>
          <table:table-cell table:formula="of:=AVERAGE([.B96];[.F96];[.J96])" office:value-type="float" office:value="0.178185632846682" calcext:value-type="float">
            <text:p>0.178185632846682</text:p>
          </table:table-cell>
          <table:table-cell table:formula="of:=AVERAGE([.C96];[.G96];[.K96])" office:value-type="float" office:value="2.5873" calcext:value-type="float">
            <text:p>2.5873</text:p>
          </table:table-cell>
          <table:table-cell table:formula="of:=AVERAGE([.D96];[.H96];[.L96])" office:value-type="float" office:value="0.26739938331166" calcext:value-type="float">
            <text:p>0.26739938331166</text:p>
          </table:table-cell>
        </table:table-row>
        <table:table-row table:style-name="ro1">
          <table:table-cell office:value-type="float" office:value="1.649" calcext:value-type="float">
            <text:p>1.649</text:p>
          </table:table-cell>
          <table:table-cell table:formula="of:=[.A97]/[.$A$3]" office:value-type="float" office:value="0.170788797746292" calcext:value-type="float">
            <text:p>0.170788797746292</text:p>
          </table:table-cell>
          <table:table-cell office:value-type="float" office:value="2.5455" calcext:value-type="float">
            <text:p>2.5455</text:p>
          </table:table-cell>
          <table:table-cell table:formula="of:=[.C97]/[.$C$3]" office:value-type="float" office:value="0.263103494609763" calcext:value-type="float">
            <text:p>0.263103494609763</text:p>
          </table:table-cell>
          <table:table-cell office:value-type="float" office:value="1.5823" calcext:value-type="float">
            <text:p>1.5823</text:p>
          </table:table-cell>
          <table:table-cell table:formula="of:=[.E97]/[.$E$3]" office:value-type="float" office:value="0.16400630195485" calcext:value-type="float">
            <text:p>0.16400630195485</text:p>
          </table:table-cell>
          <table:table-cell office:value-type="float" office:value="2.4298" calcext:value-type="float">
            <text:p>2.4298</text:p>
          </table:table-cell>
          <table:table-cell table:formula="of:=[.G97]/[.$G$3]" office:value-type="float" office:value="0.251331754191793" calcext:value-type="float">
            <text:p>0.251331754191793</text:p>
          </table:table-cell>
          <table:table-cell office:value-type="float" office:value="1.9475" calcext:value-type="float">
            <text:p>1.9475</text:p>
          </table:table-cell>
          <table:table-cell table:formula="of:=[.I97]/[.$I$3]" office:value-type="float" office:value="0.201521109271523" calcext:value-type="float">
            <text:p>0.201521109271523</text:p>
          </table:table-cell>
          <table:table-cell office:value-type="float" office:value="2.8538" calcext:value-type="float">
            <text:p>2.8538</text:p>
          </table:table-cell>
          <table:table-cell table:formula="of:=[.K97]/[.$K$3]" office:value-type="float" office:value="0.294707492125781" calcext:value-type="float">
            <text:p>0.294707492125781</text:p>
          </table:table-cell>
          <table:table-cell table:formula="of:=AVERAGE([.A97];[.E97];[.I97])" office:value-type="float" office:value="1.72626666666667" calcext:value-type="float">
            <text:p>1.72626666666667</text:p>
          </table:table-cell>
          <table:table-cell table:formula="of:=AVERAGE([.B97];[.F97];[.J97])" office:value-type="float" office:value="0.178772069657555" calcext:value-type="float">
            <text:p>0.178772069657555</text:p>
          </table:table-cell>
          <table:table-cell table:formula="of:=AVERAGE([.C97];[.G97];[.K97])" office:value-type="float" office:value="2.6097" calcext:value-type="float">
            <text:p>2.6097</text:p>
          </table:table-cell>
          <table:table-cell table:formula="of:=AVERAGE([.D97];[.H97];[.L97])" office:value-type="float" office:value="0.269714246975779" calcext:value-type="float">
            <text:p>0.269714246975779</text:p>
          </table:table-cell>
        </table:table-row>
        <table:table-row table:style-name="ro1">
          <table:table-cell office:value-type="float" office:value="1.6559" calcext:value-type="float">
            <text:p>1.6559</text:p>
          </table:table-cell>
          <table:table-cell table:formula="of:=[.A98]/[.$A$3]" office:value-type="float" office:value="0.171503438561604" calcext:value-type="float">
            <text:p>0.171503438561604</text:p>
          </table:table-cell>
          <table:table-cell office:value-type="float" office:value="2.569" calcext:value-type="float">
            <text:p>2.569</text:p>
          </table:table-cell>
          <table:table-cell table:formula="of:=[.C98]/[.$C$3]" office:value-type="float" office:value="0.265532460283827" calcext:value-type="float">
            <text:p>0.265532460283827</text:p>
          </table:table-cell>
          <table:table-cell office:value-type="float" office:value="1.5812" calcext:value-type="float">
            <text:p>1.5812</text:p>
          </table:table-cell>
          <table:table-cell table:formula="of:=[.E98]/[.$E$3]" office:value-type="float" office:value="0.163892286324343" calcext:value-type="float">
            <text:p>0.163892286324343</text:p>
          </table:table-cell>
          <table:table-cell office:value-type="float" office:value="2.4474" calcext:value-type="float">
            <text:p>2.4474</text:p>
          </table:table-cell>
          <table:table-cell table:formula="of:=[.G98]/[.$G$3]" office:value-type="float" office:value="0.253152249242322" calcext:value-type="float">
            <text:p>0.253152249242322</text:p>
          </table:table-cell>
          <table:table-cell office:value-type="float" office:value="1.9612" calcext:value-type="float">
            <text:p>1.9612</text:p>
          </table:table-cell>
          <table:table-cell table:formula="of:=[.I98]/[.$I$3]" office:value-type="float" office:value="0.202938741721854" calcext:value-type="float">
            <text:p>0.202938741721854</text:p>
          </table:table-cell>
          <table:table-cell office:value-type="float" office:value="2.8818" calcext:value-type="float">
            <text:p>2.8818</text:p>
          </table:table-cell>
          <table:table-cell table:formula="of:=[.K98]/[.$K$3]" office:value-type="float" office:value="0.297599008622915" calcext:value-type="float">
            <text:p>0.297599008622915</text:p>
          </table:table-cell>
          <table:table-cell table:formula="of:=AVERAGE([.A98];[.E98];[.I98])" office:value-type="float" office:value="1.73276666666667" calcext:value-type="float">
            <text:p>1.73276666666667</text:p>
          </table:table-cell>
          <table:table-cell table:formula="of:=AVERAGE([.B98];[.F98];[.J98])" office:value-type="float" office:value="0.179444822202601" calcext:value-type="float">
            <text:p>0.179444822202601</text:p>
          </table:table-cell>
          <table:table-cell table:formula="of:=AVERAGE([.C98];[.G98];[.K98])" office:value-type="float" office:value="2.63273333333333" calcext:value-type="float">
            <text:p>2.63273333333333</text:p>
          </table:table-cell>
          <table:table-cell table:formula="of:=AVERAGE([.D98];[.H98];[.L98])" office:value-type="float" office:value="0.272094572716355" calcext:value-type="float">
            <text:p>0.272094572716355</text:p>
          </table:table-cell>
        </table:table-row>
        <table:table-row table:style-name="ro1">
          <table:table-cell office:value-type="float" office:value="1.6641" calcext:value-type="float">
            <text:p>1.6641</text:p>
          </table:table-cell>
          <table:table-cell table:formula="of:=[.A99]/[.$A$3]" office:value-type="float" office:value="0.172352721849366" calcext:value-type="float">
            <text:p>0.172352721849366</text:p>
          </table:table-cell>
          <table:table-cell office:value-type="float" office:value="2.5931" calcext:value-type="float">
            <text:p>2.5931</text:p>
          </table:table-cell>
          <table:table-cell table:formula="of:=[.C99]/[.$C$3]" office:value-type="float" office:value="0.268023442102761" calcext:value-type="float">
            <text:p>0.268023442102761</text:p>
          </table:table-cell>
          <table:table-cell office:value-type="float" office:value="1.5815" calcext:value-type="float">
            <text:p>1.5815</text:p>
          </table:table-cell>
          <table:table-cell table:formula="of:=[.E99]/[.$E$3]" office:value-type="float" office:value="0.1639233814963" calcext:value-type="float">
            <text:p>0.1639233814963</text:p>
          </table:table-cell>
          <table:table-cell office:value-type="float" office:value="2.4649" calcext:value-type="float">
            <text:p>2.4649</text:p>
          </table:table-cell>
          <table:table-cell table:formula="of:=[.G99]/[.$G$3]" office:value-type="float" office:value="0.254962400570973" calcext:value-type="float">
            <text:p>0.254962400570973</text:p>
          </table:table-cell>
          <table:table-cell office:value-type="float" office:value="1.9769" calcext:value-type="float">
            <text:p>1.9769</text:p>
          </table:table-cell>
          <table:table-cell table:formula="of:=[.I99]/[.$I$3]" office:value-type="float" office:value="0.20456332781457" calcext:value-type="float">
            <text:p>0.20456332781457</text:p>
          </table:table-cell>
          <table:table-cell office:value-type="float" office:value="2.9111" calcext:value-type="float">
            <text:p>2.9111</text:p>
          </table:table-cell>
          <table:table-cell table:formula="of:=[.K99]/[.$K$3]" office:value-type="float" office:value="0.300624774100274" calcext:value-type="float">
            <text:p>0.300624774100274</text:p>
          </table:table-cell>
          <table:table-cell table:formula="of:=AVERAGE([.A99];[.E99];[.I99])" office:value-type="float" office:value="1.74083333333333" calcext:value-type="float">
            <text:p>1.74083333333333</text:p>
          </table:table-cell>
          <table:table-cell table:formula="of:=AVERAGE([.B99];[.F99];[.J99])" office:value-type="float" office:value="0.180279810386745" calcext:value-type="float">
            <text:p>0.180279810386745</text:p>
          </table:table-cell>
          <table:table-cell table:formula="of:=AVERAGE([.C99];[.G99];[.K99])" office:value-type="float" office:value="2.65636666666667" calcext:value-type="float">
            <text:p>2.65636666666667</text:p>
          </table:table-cell>
          <table:table-cell table:formula="of:=AVERAGE([.D99];[.H99];[.L99])" office:value-type="float" office:value="0.274536872258003" calcext:value-type="float">
            <text:p>0.274536872258003</text:p>
          </table:table-cell>
        </table:table-row>
        <table:table-row table:style-name="ro1">
          <table:table-cell office:value-type="float" office:value="1.676" calcext:value-type="float">
            <text:p>1.676</text:p>
          </table:table-cell>
          <table:table-cell table:formula="of:=[.A100]/[.$A$3]" office:value-type="float" office:value="0.173585218327948" calcext:value-type="float">
            <text:p>0.173585218327948</text:p>
          </table:table-cell>
          <table:table-cell office:value-type="float" office:value="2.6193" calcext:value-type="float">
            <text:p>2.6193</text:p>
          </table:table-cell>
          <table:table-cell table:formula="of:=[.C100]/[.$C$3]" office:value-type="float" office:value="0.270731480428738" calcext:value-type="float">
            <text:p>0.270731480428738</text:p>
          </table:table-cell>
          <table:table-cell office:value-type="float" office:value="1.586" calcext:value-type="float">
            <text:p>1.586</text:p>
          </table:table-cell>
          <table:table-cell table:formula="of:=[.E100]/[.$E$3]" office:value-type="float" office:value="0.164389809075644" calcext:value-type="float">
            <text:p>0.164389809075644</text:p>
          </table:table-cell>
          <table:table-cell office:value-type="float" office:value="2.4857" calcext:value-type="float">
            <text:p>2.4857</text:p>
          </table:table-cell>
          <table:table-cell table:formula="of:=[.G100]/[.$G$3]" office:value-type="float" office:value="0.257113894721599" calcext:value-type="float">
            <text:p>0.257113894721599</text:p>
          </table:table-cell>
          <table:table-cell office:value-type="float" office:value="1.9941" calcext:value-type="float">
            <text:p>1.9941</text:p>
          </table:table-cell>
          <table:table-cell table:formula="of:=[.I100]/[.$I$3]" office:value-type="float" office:value="0.206343129139073" calcext:value-type="float">
            <text:p>0.206343129139073</text:p>
          </table:table-cell>
          <table:table-cell office:value-type="float" office:value="2.9416" calcext:value-type="float">
            <text:p>2.9416</text:p>
          </table:table-cell>
          <table:table-cell table:formula="of:=[.K100]/[.$K$3]" office:value-type="float" office:value="0.303774461713223" calcext:value-type="float">
            <text:p>0.303774461713223</text:p>
          </table:table-cell>
          <table:table-cell table:formula="of:=AVERAGE([.A100];[.E100];[.I100])" office:value-type="float" office:value="1.75203333333333" calcext:value-type="float">
            <text:p>1.75203333333333</text:p>
          </table:table-cell>
          <table:table-cell table:formula="of:=AVERAGE([.B100];[.F100];[.J100])" office:value-type="float" office:value="0.181439385514222" calcext:value-type="float">
            <text:p>0.181439385514222</text:p>
          </table:table-cell>
          <table:table-cell table:formula="of:=AVERAGE([.C100];[.G100];[.K100])" office:value-type="float" office:value="2.6822" calcext:value-type="float">
            <text:p>2.6822</text:p>
          </table:table-cell>
          <table:table-cell table:formula="of:=AVERAGE([.D100];[.H100];[.L100])" office:value-type="float" office:value="0.277206612287853" calcext:value-type="float">
            <text:p>0.277206612287853</text:p>
          </table:table-cell>
        </table:table-row>
        <table:table-row table:style-name="ro1">
          <table:table-cell office:value-type="float" office:value="1.6873" calcext:value-type="float">
            <text:p>1.6873</text:p>
          </table:table-cell>
          <table:table-cell table:formula="of:=[.A101]/[.$A$3]" office:value-type="float" office:value="0.174755572126937" calcext:value-type="float">
            <text:p>0.174755572126937</text:p>
          </table:table-cell>
          <table:table-cell office:value-type="float" office:value="2.645" calcext:value-type="float">
            <text:p>2.645</text:p>
          </table:table-cell>
          <table:table-cell table:formula="of:=[.C101]/[.$C$3]" office:value-type="float" office:value="0.273387838633991" calcext:value-type="float">
            <text:p>0.273387838633991</text:p>
          </table:table-cell>
          <table:table-cell office:value-type="float" office:value="1.5882" calcext:value-type="float">
            <text:p>1.5882</text:p>
          </table:table-cell>
          <table:table-cell table:formula="of:=[.E101]/[.$E$3]" office:value-type="float" office:value="0.164617840336657" calcext:value-type="float">
            <text:p>0.164617840336657</text:p>
          </table:table-cell>
          <table:table-cell office:value-type="float" office:value="2.5046" calcext:value-type="float">
            <text:p>2.5046</text:p>
          </table:table-cell>
          <table:table-cell table:formula="of:=[.G101]/[.$G$3]" office:value-type="float" office:value="0.259068858156542" calcext:value-type="float">
            <text:p>0.259068858156542</text:p>
          </table:table-cell>
          <table:table-cell office:value-type="float" office:value="2.0117" calcext:value-type="float">
            <text:p>2.0117</text:p>
          </table:table-cell>
          <table:table-cell table:formula="of:=[.I101]/[.$I$3]" office:value-type="float" office:value="0.208164321192053" calcext:value-type="float">
            <text:p>0.208164321192053</text:p>
          </table:table-cell>
          <table:table-cell office:value-type="float" office:value="2.9725" calcext:value-type="float">
            <text:p>2.9725</text:p>
          </table:table-cell>
          <table:table-cell table:formula="of:=[.K101]/[.$K$3]" office:value-type="float" office:value="0.306965456704704" calcext:value-type="float">
            <text:p>0.306965456704704</text:p>
          </table:table-cell>
          <table:table-cell table:formula="of:=AVERAGE([.A101];[.E101];[.I101])" office:value-type="float" office:value="1.7624" calcext:value-type="float">
            <text:p>1.7624</text:p>
          </table:table-cell>
          <table:table-cell table:formula="of:=AVERAGE([.B101];[.F101];[.J101])" office:value-type="float" office:value="0.182512577885216" calcext:value-type="float">
            <text:p>0.182512577885216</text:p>
          </table:table-cell>
          <table:table-cell table:formula="of:=AVERAGE([.C101];[.G101];[.K101])" office:value-type="float" office:value="2.70736666666667" calcext:value-type="float">
            <text:p>2.70736666666667</text:p>
          </table:table-cell>
          <table:table-cell table:formula="of:=AVERAGE([.D101];[.H101];[.L101])" office:value-type="float" office:value="0.279807384498412" calcext:value-type="float">
            <text:p>0.279807384498412</text:p>
          </table:table-cell>
        </table:table-row>
        <table:table-row table:style-name="ro1">
          <table:table-cell office:value-type="float" office:value="1.703" calcext:value-type="float">
            <text:p>1.703</text:p>
          </table:table-cell>
          <table:table-cell table:formula="of:=[.A102]/[.$A$3]" office:value-type="float" office:value="0.176381638909603" calcext:value-type="float">
            <text:p>0.176381638909603</text:p>
          </table:table-cell>
          <table:table-cell office:value-type="float" office:value="2.6737" calcext:value-type="float">
            <text:p>2.6737</text:p>
          </table:table-cell>
          <table:table-cell table:formula="of:=[.C102]/[.$C$3]" office:value-type="float" office:value="0.276354277563592" calcext:value-type="float">
            <text:p>0.276354277563592</text:p>
          </table:table-cell>
          <table:table-cell office:value-type="float" office:value="1.5975" calcext:value-type="float">
            <text:p>1.5975</text:p>
          </table:table-cell>
          <table:table-cell table:formula="of:=[.E102]/[.$E$3]" office:value-type="float" office:value="0.165581790667302" calcext:value-type="float">
            <text:p>0.165581790667302</text:p>
          </table:table-cell>
          <table:table-cell office:value-type="float" office:value="2.528" calcext:value-type="float">
            <text:p>2.528</text:p>
          </table:table-cell>
          <table:table-cell table:formula="of:=[.G102]/[.$G$3]" office:value-type="float" office:value="0.261489289075995" calcext:value-type="float">
            <text:p>0.261489289075995</text:p>
          </table:table-cell>
          <table:table-cell office:value-type="float" office:value="2.0317" calcext:value-type="float">
            <text:p>2.0317</text:p>
          </table:table-cell>
          <table:table-cell table:formula="of:=[.I102]/[.$I$3]" office:value-type="float" office:value="0.210233857615894" calcext:value-type="float">
            <text:p>0.210233857615894</text:p>
          </table:table-cell>
          <table:table-cell office:value-type="float" office:value="3.0051" calcext:value-type="float">
            <text:p>3.0051</text:p>
          </table:table-cell>
          <table:table-cell table:formula="of:=[.K102]/[.$K$3]" office:value-type="float" office:value="0.310332008054939" calcext:value-type="float">
            <text:p>0.310332008054939</text:p>
          </table:table-cell>
          <table:table-cell table:formula="of:=AVERAGE([.A102];[.E102];[.I102])" office:value-type="float" office:value="1.7774" calcext:value-type="float">
            <text:p>1.7774</text:p>
          </table:table-cell>
          <table:table-cell table:formula="of:=AVERAGE([.B102];[.F102];[.J102])" office:value-type="float" office:value="0.1840657623976" calcext:value-type="float">
            <text:p>0.1840657623976</text:p>
          </table:table-cell>
          <table:table-cell table:formula="of:=AVERAGE([.C102];[.G102];[.K102])" office:value-type="float" office:value="2.7356" calcext:value-type="float">
            <text:p>2.7356</text:p>
          </table:table-cell>
          <table:table-cell table:formula="of:=AVERAGE([.D102];[.H102];[.L102])" office:value-type="float" office:value="0.282725191564842" calcext:value-type="float">
            <text:p>0.282725191564842</text:p>
          </table:table-cell>
        </table:table-row>
        <table:table-row table:style-name="ro1">
          <table:table-cell office:value-type="float" office:value="1.7188" calcext:value-type="float">
            <text:p>1.7188</text:p>
          </table:table-cell>
          <table:table-cell table:formula="of:=[.A103]/[.$A$3]" office:value-type="float" office:value="0.178018062805535" calcext:value-type="float">
            <text:p>0.178018062805535</text:p>
          </table:table-cell>
          <table:table-cell office:value-type="float" office:value="2.7023" calcext:value-type="float">
            <text:p>2.7023</text:p>
          </table:table-cell>
          <table:table-cell table:formula="of:=[.C103]/[.$C$3]" office:value-type="float" office:value="0.279310380469049" calcext:value-type="float">
            <text:p>0.279310380469049</text:p>
          </table:table-cell>
          <table:table-cell office:value-type="float" office:value="1.6047" calcext:value-type="float">
            <text:p>1.6047</text:p>
          </table:table-cell>
          <table:table-cell table:formula="of:=[.E103]/[.$E$3]" office:value-type="float" office:value="0.166328074794254" calcext:value-type="float">
            <text:p>0.166328074794254</text:p>
          </table:table-cell>
          <table:table-cell office:value-type="float" office:value="2.55" calcext:value-type="float">
            <text:p>2.55</text:p>
          </table:table-cell>
          <table:table-cell table:formula="of:=[.G103]/[.$G$3]" office:value-type="float" office:value="0.263764907889157" calcext:value-type="float">
            <text:p>0.263764907889157</text:p>
          </table:table-cell>
          <table:table-cell office:value-type="float" office:value="2.0516" calcext:value-type="float">
            <text:p>2.0516</text:p>
          </table:table-cell>
          <table:table-cell table:formula="of:=[.I103]/[.$I$3]" office:value-type="float" office:value="0.212293046357616" calcext:value-type="float">
            <text:p>0.212293046357616</text:p>
          </table:table-cell>
          <table:table-cell office:value-type="float" office:value="3.0378" calcext:value-type="float">
            <text:p>3.0378</text:p>
          </table:table-cell>
          <table:table-cell table:formula="of:=[.K103]/[.$K$3]" office:value-type="float" office:value="0.313708886249806" calcext:value-type="float">
            <text:p>0.313708886249806</text:p>
          </table:table-cell>
          <table:table-cell table:formula="of:=AVERAGE([.A103];[.E103];[.I103])" office:value-type="float" office:value="1.7917" calcext:value-type="float">
            <text:p>1.7917</text:p>
          </table:table-cell>
          <table:table-cell table:formula="of:=AVERAGE([.B103];[.F103];[.J103])" office:value-type="float" office:value="0.185546394652468" calcext:value-type="float">
            <text:p>0.185546394652468</text:p>
          </table:table-cell>
          <table:table-cell table:formula="of:=AVERAGE([.C103];[.G103];[.K103])" office:value-type="float" office:value="2.76336666666667" calcext:value-type="float">
            <text:p>2.76336666666667</text:p>
          </table:table-cell>
          <table:table-cell table:formula="of:=AVERAGE([.D103];[.H103];[.L103])" office:value-type="float" office:value="0.285594724869337" calcext:value-type="float">
            <text:p>0.2855947248693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07:11:49.119785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7:00:12.612923414</meta:creation-date>
    <dc:date>2019-05-26T07:15:00.061512413</dc:date>
    <meta:editing-duration>PT13M38S</meta:editing-duration>
    <meta:editing-cycles>4</meta:editing-cycles>
    <meta:generator>LibreOffice/6.2.0.3$MacOSX_X86_64 LibreOffice_project/98c6a8a1c6c7b144ce3cc729e34964b47ce25d62</meta:generator>
    <meta:document-statistic meta:table-count="1" meta:cell-count="1636" meta:object-count="0"/>
  </office:meta>
</office:document-meta>
</file>